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" svg:font-family="Times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6.3in"/>
    </style:style>
    <style:style style:name="Table1" style:family="table" style:master-page-name="MP0">
      <style:table-properties style:width="6.3in" style:rel-width="100%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5" style:parent-style-name="Normal" style:family="paragraph">
      <style:paragraph-properties fo:break-before="page" fo:text-align="end" fo:margin-bottom="0in" fo:line-height="100%" fo:margin-left="0in" fo:margin-right="0in" fo:text-indent="0in">
        <style:tab-stops/>
      </style:paragraph-properties>
    </style:style>
    <style:style style:name="T6" style:parent-style-name="Policepardéfaut" style:family="text">
      <style:text-properties style:font-name="Arial" style:font-name-asian="Times New Roman" style:font-name-complex="Arial" fo:font-weight="bold" style:font-weight-asian="bold" style:font-weight-complex="bold" style:use-window-font-color="true" style:font-size-complex="12pt" style:language-asian="fr" style:country-asian="FR"/>
    </style:style>
    <style:style style:name="P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6pt" style:font-size-asian="6pt" style:font-size-complex="6pt" style:language-asian="fr" style:country-asian="FR"/>
    </style:style>
    <style:style style:name="P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7.5pt" style:font-size-asian="17.5pt" style:font-size-complex="17.5pt" style:language-asian="fr" style:country-asian="FR"/>
    </style:style>
    <style:style style:name="P1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P1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2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2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2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2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2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2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2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2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2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2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3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3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32" style:parent-style-name="Policepardéfaut" style:family="text">
      <style:text-properties style:font-name="Times" style:font-name-asian="Times New Roman" style:font-name-complex="Times" style:font-size-complex="12pt" style:language-asian="fr" style:country-asian="FR"/>
    </style:style>
    <style:style style:name="T33" style:parent-style-name="Policepardéfaut" style:family="text"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3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3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3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3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3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4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4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4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4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4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4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4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4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4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4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5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5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5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53" style:parent-style-name="Policepardéfaut" style:family="text">
      <style:text-properties style:font-name-asian="Times New Roman" fo:font-size="13.5pt" style:font-size-asian="13.5pt" style:font-size-complex="13.5pt" style:language-asian="fr" style:country-asian="FR"/>
    </style:style>
    <style:style style:name="TableColumn55" style:family="table-column">
      <style:table-column-properties style:column-width="6.3in"/>
    </style:style>
    <style:style style:name="Table54" style:family="table">
      <style:table-properties style:width="6.3in" style:rel-width="100%" fo:margin-left="0in" table:align="left"/>
    </style:style>
    <style:style style:name="TableRow56" style:family="table-row">
      <style:table-row-properties/>
    </style:style>
    <style:style style:name="TableCell57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58" style:parent-style-name="Normal" style:family="paragraph">
      <style:paragraph-properties fo:text-align="end" fo:margin-bottom="0in" fo:line-height="100%" fo:margin-left="0in" fo:margin-right="0in" fo:text-indent="0in">
        <style:tab-stops/>
      </style:paragraph-properties>
    </style:style>
    <style:style style:name="T59" style:parent-style-name="Policepardéfaut" style:family="text">
      <style:text-properties style:font-name="Arial" style:font-name-asian="Times New Roman" style:font-name-complex="Arial" fo:font-weight="bold" style:font-weight-asian="bold" style:font-weight-complex="bold" style:use-window-font-color="true" style:font-size-complex="12pt" style:language-asian="fr" style:country-asian="FR"/>
    </style:style>
    <style:style style:name="P6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6pt" style:font-size-asian="6pt" style:font-size-complex="6pt" style:language-asian="fr" style:country-asian="FR"/>
    </style:style>
    <style:style style:name="P6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6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6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6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6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6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6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6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6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7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7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7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7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7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7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7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7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7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7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8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8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82" style:parent-style-name="Policepardéfaut" style:family="text"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T83" style:parent-style-name="Policepardéfaut" style:family="text">
      <style:text-properties style:font-name="Times" style:font-name-asian="Times New Roman" style:font-name-complex="Times" fo:font-size="7.5pt" style:font-size-asian="7.5pt" style:font-size-complex="7.5pt" style:language-asian="fr" style:country-asian="FR"/>
    </style:style>
    <style:style style:name="T84" style:parent-style-name="Policepardéfaut" style:family="text"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8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8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8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8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8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9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9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9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9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9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9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9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9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9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9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0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0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0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0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0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0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0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0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0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0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115" style:parent-style-name="Policepardéfaut" style:family="text">
      <style:text-properties style:font-name-asian="Times New Roman" fo:font-size="13.5pt" style:font-size-asian="13.5pt" style:font-size-complex="13.5pt" style:language-asian="fr" style:country-asian="FR"/>
    </style:style>
    <style:style style:name="TableColumn117" style:family="table-column">
      <style:table-column-properties style:column-width="6.3in"/>
    </style:style>
    <style:style style:name="Table116" style:family="table">
      <style:table-properties style:width="6.3in" style:rel-width="100%" fo:margin-left="0in" table:align="left"/>
    </style:style>
    <style:style style:name="TableRow118" style:family="table-row">
      <style:table-row-properties/>
    </style:style>
    <style:style style:name="TableCell119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120" style:parent-style-name="Normal" style:family="paragraph">
      <style:paragraph-properties fo:text-align="end" fo:margin-bottom="0in" fo:line-height="100%" fo:margin-left="0in" fo:margin-right="0in" fo:text-indent="0in">
        <style:tab-stops/>
      </style:paragraph-properties>
    </style:style>
    <style:style style:name="T121" style:parent-style-name="Policepardéfaut" style:family="text">
      <style:text-properties style:font-name="Arial" style:font-name-asian="Times New Roman" style:font-name-complex="Arial" fo:font-weight="bold" style:font-weight-asian="bold" style:font-weight-complex="bold" style:use-window-font-color="true" style:font-size-complex="12pt" style:language-asian="fr" style:country-asian="FR"/>
    </style:style>
    <style:style style:name="P12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6pt" style:font-size-asian="6pt" style:font-size-complex="6pt" style:language-asian="fr" style:country-asian="FR"/>
    </style:style>
    <style:style style:name="P12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2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2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2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2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2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2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3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3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3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4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4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4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4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4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4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14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14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14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14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15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15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15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15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15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15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156" style:parent-style-name="Policepardéfaut" style:family="text"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T157" style:parent-style-name="Policepardéfaut" style:family="text">
      <style:text-properties style:font-name="Times" style:font-name-asian="Times New Roman" style:font-name-complex="Times" fo:font-size="15pt" style:font-size-asian="15pt" style:font-size-complex="15pt" style:language-asian="fr" style:country-asian="FR"/>
    </style:style>
    <style:style style:name="P15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5pt" style:font-size-asian="15pt" style:font-size-complex="15pt" style:language-asian="fr" style:country-asian="FR"/>
    </style:style>
    <style:style style:name="P15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6pt" style:font-size-asian="16pt" style:font-size-complex="16pt" style:language-asian="fr" style:country-asian="FR"/>
    </style:style>
    <style:style style:name="P16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6pt" style:font-size-asian="16pt" style:font-size-complex="16pt" style:language-asian="fr" style:country-asian="FR"/>
    </style:style>
    <style:style style:name="P16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7.5pt" style:font-size-asian="17.5pt" style:font-size-complex="17.5pt" style:language-asian="fr" style:country-asian="FR"/>
    </style:style>
    <style:style style:name="P16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163" style:parent-style-name="Policepardéfaut" style:family="text"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T164" style:parent-style-name="Policepardéfaut" style:family="text">
      <style:text-properties style:font-name="Times" style:font-name-asian="Times New Roman" style:font-name-complex="Times" fo:font-size="16pt" style:font-size-asian="16pt" style:font-size-complex="16pt" style:language-asian="fr" style:country-asian="FR"/>
    </style:style>
    <style:style style:name="P16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166" style:parent-style-name="Policepardéfaut" style:family="text">
      <style:text-properties style:font-name-asian="Times New Roman" fo:font-size="13.5pt" style:font-size-asian="13.5pt" style:font-size-complex="13.5pt" style:language-asian="fr" style:country-asian="FR"/>
    </style:style>
    <style:style style:name="TableColumn168" style:family="table-column">
      <style:table-column-properties style:column-width="6.3in"/>
    </style:style>
    <style:style style:name="Table167" style:family="table">
      <style:table-properties style:width="6.3in" style:rel-width="100%" fo:margin-left="0in" table:align="left"/>
    </style:style>
    <style:style style:name="TableRow169" style:family="table-row">
      <style:table-row-properties/>
    </style:style>
    <style:style style:name="TableCell170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171" style:parent-style-name="Normal" style:family="paragraph">
      <style:paragraph-properties fo:text-align="end" fo:margin-bottom="0in" fo:line-height="100%" fo:margin-left="0in" fo:margin-right="0in" fo:text-indent="0in">
        <style:tab-stops/>
      </style:paragraph-properties>
    </style:style>
    <style:style style:name="T172" style:parent-style-name="Policepardéfaut" style:family="text">
      <style:text-properties style:font-name="Arial" style:font-name-asian="Times New Roman" style:font-name-complex="Arial" fo:font-weight="bold" style:font-weight-asian="bold" style:font-weight-complex="bold" style:use-window-font-color="true" style:font-size-complex="12pt" style:language-asian="fr" style:country-asian="FR"/>
    </style:style>
    <style:style style:name="P17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6pt" style:font-size-asian="6pt" style:font-size-complex="6pt" style:language-asian="fr" style:country-asian="FR"/>
    </style:style>
    <style:style style:name="P17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17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17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17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17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17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18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18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18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18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18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18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5pt" style:font-size-asian="15pt" style:font-size-complex="15pt" style:language-asian="fr" style:country-asian="FR"/>
    </style:style>
    <style:style style:name="P18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5pt" style:font-size-asian="15pt" style:font-size-complex="15pt" style:language-asian="fr" style:country-asian="FR"/>
    </style:style>
    <style:style style:name="P18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5pt" style:font-size-asian="15pt" style:font-size-complex="15pt" style:language-asian="fr" style:country-asian="FR"/>
    </style:style>
    <style:style style:name="P18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5pt" style:font-size-asian="15pt" style:font-size-complex="15pt" style:language-asian="fr" style:country-asian="FR"/>
    </style:style>
    <style:style style:name="P18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5pt" style:font-size-asian="15pt" style:font-size-complex="15pt" style:language-asian="fr" style:country-asian="FR"/>
    </style:style>
    <style:style style:name="P19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5pt" style:font-size-asian="15pt" style:font-size-complex="15pt" style:language-asian="fr" style:country-asian="FR"/>
    </style:style>
    <style:style style:name="P19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5pt" style:font-size-asian="15pt" style:font-size-complex="15pt" style:language-asian="fr" style:country-asian="FR"/>
    </style:style>
    <style:style style:name="P19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9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9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9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9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9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9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9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0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0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0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0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0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0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0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0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0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0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1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1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1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1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1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1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1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1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1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1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2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2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2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2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224" style:parent-style-name="Policepardéfaut" style:family="text">
      <style:text-properties style:font-name-asian="Times New Roman" fo:font-size="13.5pt" style:font-size-asian="13.5pt" style:font-size-complex="13.5pt" style:language-asian="fr" style:country-asian="FR"/>
    </style:style>
    <style:style style:name="TableColumn226" style:family="table-column">
      <style:table-column-properties style:column-width="6.3in"/>
    </style:style>
    <style:style style:name="Table225" style:family="table">
      <style:table-properties style:width="6.3in" style:rel-width="100%" fo:margin-left="0in" table:align="left"/>
    </style:style>
    <style:style style:name="TableRow227" style:family="table-row">
      <style:table-row-properties/>
    </style:style>
    <style:style style:name="TableCell228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229" style:parent-style-name="Normal" style:family="paragraph">
      <style:paragraph-properties fo:text-align="end" fo:margin-bottom="0in" fo:line-height="100%" fo:margin-left="0in" fo:margin-right="0in" fo:text-indent="0in">
        <style:tab-stops/>
      </style:paragraph-properties>
    </style:style>
    <style:style style:name="T230" style:parent-style-name="Policepardéfaut" style:family="text">
      <style:text-properties style:font-name="Arial" style:font-name-asian="Times New Roman" style:font-name-complex="Arial" fo:font-weight="bold" style:font-weight-asian="bold" style:font-weight-complex="bold" style:use-window-font-color="true" style:font-size-complex="12pt" style:language-asian="fr" style:country-asian="FR"/>
    </style:style>
    <style:style style:name="P23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6pt" style:font-size-asian="6pt" style:font-size-complex="6pt" style:language-asian="fr" style:country-asian="FR"/>
    </style:style>
    <style:style style:name="P23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23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3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3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3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3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3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3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4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4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24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24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24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24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24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24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24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24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25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25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25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25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25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5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5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5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5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5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6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6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6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6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6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6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6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6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6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6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7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7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27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7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7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7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7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7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7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7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8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8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8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283" style:parent-style-name="Policepardéfaut" style:family="text">
      <style:text-properties style:font-name-asian="Times New Roman" fo:font-size="13.5pt" style:font-size-asian="13.5pt" style:font-size-complex="13.5pt" style:language-asian="fr" style:country-asian="FR"/>
    </style:style>
    <style:style style:name="TableColumn285" style:family="table-column">
      <style:table-column-properties style:column-width="6.3in"/>
    </style:style>
    <style:style style:name="Table284" style:family="table">
      <style:table-properties style:width="6.3in" style:rel-width="100%" fo:margin-left="0in" table:align="left"/>
    </style:style>
    <style:style style:name="TableRow286" style:family="table-row">
      <style:table-row-properties/>
    </style:style>
    <style:style style:name="TableCell287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288" style:parent-style-name="Normal" style:family="paragraph">
      <style:paragraph-properties fo:text-align="end" fo:margin-bottom="0in" fo:line-height="100%" fo:margin-left="0in" fo:margin-right="0in" fo:text-indent="0in">
        <style:tab-stops/>
      </style:paragraph-properties>
    </style:style>
    <style:style style:name="T289" style:parent-style-name="Policepardéfaut" style:family="text">
      <style:text-properties style:font-name="Arial" style:font-name-asian="Times New Roman" style:font-name-complex="Arial" fo:font-weight="bold" style:font-weight-asian="bold" style:font-weight-complex="bold" style:use-window-font-color="true" style:font-size-complex="12pt" style:language-asian="fr" style:country-asian="FR"/>
    </style:style>
    <style:style style:name="P29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6pt" style:font-size-asian="6pt" style:font-size-complex="6pt" style:language-asian="fr" style:country-asian="FR"/>
    </style:style>
    <style:style style:name="P29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9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9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9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9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9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9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9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29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0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0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0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0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30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30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0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0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0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0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1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1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1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1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1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1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1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1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1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1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2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8.5pt" style:font-size-asian="8.5pt" style:font-size-complex="8.5pt" style:language-asian="fr" style:country-asian="FR"/>
    </style:style>
    <style:style style:name="P32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7.5pt" style:font-size-asian="7.5pt" style:font-size-complex="7.5pt" style:language-asian="fr" style:country-asian="FR"/>
    </style:style>
    <style:style style:name="P32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323" style:parent-style-name="Policepardéfaut" style:family="text">
      <style:text-properties style:font-name="Times" style:font-name-asian="Times New Roman" style:font-name-complex="Times" fo:font-size="4pt" style:font-size-asian="4pt" style:font-size-complex="4pt" style:language-asian="fr" style:country-asian="FR"/>
    </style:style>
    <style:style style:name="T324" style:parent-style-name="Policepardéfaut" style:family="text">
      <style:text-properties style:font-name="Times" style:font-name-asian="Times New Roman" style:font-name-complex="Times" fo:font-size="7.5pt" style:font-size-asian="7.5pt" style:font-size-complex="7.5pt" style:language-asian="fr" style:country-asian="FR"/>
    </style:style>
    <style:style style:name="P32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8.5pt" style:font-size-asian="8.5pt" style:font-size-complex="8.5pt" style:language-asian="fr" style:country-asian="FR"/>
    </style:style>
    <style:style style:name="P32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8.5pt" style:font-size-asian="8.5pt" style:font-size-complex="8.5pt" style:language-asian="fr" style:country-asian="FR"/>
    </style:style>
    <style:style style:name="P32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8.5pt" style:font-size-asian="8.5pt" style:font-size-complex="8.5pt" style:language-asian="fr" style:country-asian="FR"/>
    </style:style>
    <style:style style:name="P32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8.5pt" style:font-size-asian="8.5pt" style:font-size-complex="8.5pt" style:language-asian="fr" style:country-asian="FR"/>
    </style:style>
    <style:style style:name="P32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8.5pt" style:font-size-asian="8.5pt" style:font-size-complex="8.5pt" style:language-asian="fr" style:country-asian="FR"/>
    </style:style>
    <style:style style:name="P33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8.5pt" style:font-size-asian="8.5pt" style:font-size-complex="8.5pt" style:language-asian="fr" style:country-asian="FR"/>
    </style:style>
    <style:style style:name="P33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8.5pt" style:font-size-asian="8.5pt" style:font-size-complex="8.5pt" style:language-asian="fr" style:country-asian="FR"/>
    </style:style>
    <style:style style:name="P33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8.5pt" style:font-size-asian="8.5pt" style:font-size-complex="8.5pt" style:language-asian="fr" style:country-asian="FR"/>
    </style:style>
    <style:style style:name="P33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33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335" style:parent-style-name="Policepardéfaut" style:family="text">
      <style:text-properties style:font-name-asian="Times New Roman" fo:font-size="13.5pt" style:font-size-asian="13.5pt" style:font-size-complex="13.5pt" style:language-asian="fr" style:country-asian="FR"/>
    </style:style>
    <style:style style:name="TableColumn337" style:family="table-column">
      <style:table-column-properties style:column-width="6.3in"/>
    </style:style>
    <style:style style:name="Table336" style:family="table">
      <style:table-properties style:width="6.3in" style:rel-width="100%" fo:margin-left="0in" table:align="left"/>
    </style:style>
    <style:style style:name="TableRow338" style:family="table-row">
      <style:table-row-properties/>
    </style:style>
    <style:style style:name="TableCell339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340" style:parent-style-name="Normal" style:family="paragraph">
      <style:paragraph-properties fo:text-align="end" fo:margin-bottom="0in" fo:line-height="100%" fo:margin-left="0in" fo:margin-right="0in" fo:text-indent="0in">
        <style:tab-stops/>
      </style:paragraph-properties>
    </style:style>
    <style:style style:name="T341" style:parent-style-name="Policepardéfaut" style:family="text">
      <style:text-properties style:font-name="Arial" style:font-name-asian="Times New Roman" style:font-name-complex="Arial" fo:font-weight="bold" style:font-weight-asian="bold" style:font-weight-complex="bold" style:use-window-font-color="true" style:font-size-complex="12pt" style:language-asian="fr" style:country-asian="FR"/>
    </style:style>
    <style:style style:name="P34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6pt" style:font-size-asian="6pt" style:font-size-complex="6pt" style:language-asian="fr" style:country-asian="FR"/>
    </style:style>
    <style:style style:name="P34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34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34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4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4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4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4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5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5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5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5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5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5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5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35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5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5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6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6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6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6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6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6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6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6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368" style:parent-style-name="Policepardéfaut" style:family="text">
      <style:text-properties style:font-name-asian="Times New Roman" fo:font-size="13.5pt" style:font-size-asian="13.5pt" style:font-size-complex="13.5pt" style:language-asian="fr" style:country-asian="FR"/>
    </style:style>
    <style:style style:name="TableColumn370" style:family="table-column">
      <style:table-column-properties style:column-width="6.3in"/>
    </style:style>
    <style:style style:name="Table369" style:family="table">
      <style:table-properties style:width="6.3in" style:rel-width="100%" fo:margin-left="0in" table:align="left"/>
    </style:style>
    <style:style style:name="TableRow371" style:family="table-row">
      <style:table-row-properties/>
    </style:style>
    <style:style style:name="TableCell372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373" style:parent-style-name="Normal" style:family="paragraph">
      <style:paragraph-properties fo:text-align="end" fo:margin-bottom="0in" fo:line-height="100%" fo:margin-left="0in" fo:margin-right="0in" fo:text-indent="0in">
        <style:tab-stops/>
      </style:paragraph-properties>
    </style:style>
    <style:style style:name="T374" style:parent-style-name="Policepardéfaut" style:family="text">
      <style:text-properties style:font-name="Arial" style:font-name-asian="Times New Roman" style:font-name-complex="Arial" fo:font-weight="bold" style:font-weight-asian="bold" style:font-weight-complex="bold" style:use-window-font-color="true" style:font-size-complex="12pt" style:language-asian="fr" style:country-asian="FR"/>
    </style:style>
    <style:style style:name="P37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6pt" style:font-size-asian="6pt" style:font-size-complex="6pt" style:language-asian="fr" style:country-asian="FR"/>
    </style:style>
    <style:style style:name="P37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7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7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7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8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8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8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8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8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8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8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8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8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8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9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9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9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9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9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9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9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9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9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39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40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40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40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40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40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40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40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40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40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40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41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41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41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41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41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41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41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41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41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41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42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42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422" style:parent-style-name="Policepardéfaut" style:family="text">
      <style:text-properties style:font-name-asian="Times New Roman" fo:font-size="13.5pt" style:font-size-asian="13.5pt" style:font-size-complex="13.5pt" style:language-asian="fr" style:country-asian="FR"/>
    </style:style>
    <style:style style:name="TableColumn424" style:family="table-column">
      <style:table-column-properties style:column-width="6.3in"/>
    </style:style>
    <style:style style:name="Table423" style:family="table">
      <style:table-properties style:width="6.3in" style:rel-width="100%" fo:margin-left="0in" table:align="left"/>
    </style:style>
    <style:style style:name="TableRow425" style:family="table-row">
      <style:table-row-properties/>
    </style:style>
    <style:style style:name="TableCell426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427" style:parent-style-name="Normal" style:family="paragraph">
      <style:paragraph-properties fo:text-align="end" fo:margin-bottom="0in" fo:line-height="100%" fo:margin-left="0in" fo:margin-right="0in" fo:text-indent="0in">
        <style:tab-stops/>
      </style:paragraph-properties>
    </style:style>
    <style:style style:name="T428" style:parent-style-name="Policepardéfaut" style:family="text">
      <style:text-properties style:font-name="Arial" style:font-name-asian="Times New Roman" style:font-name-complex="Arial" fo:font-weight="bold" style:font-weight-asian="bold" style:font-weight-complex="bold" style:use-window-font-color="true" style:font-size-complex="12pt" style:language-asian="fr" style:country-asian="FR"/>
    </style:style>
    <style:style style:name="P42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6pt" style:font-size-asian="6pt" style:font-size-complex="6pt" style:language-asian="fr" style:country-asian="FR"/>
    </style:style>
    <style:style style:name="P43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8.5pt" style:font-size-asian="8.5pt" style:font-size-complex="8.5pt" style:language-asian="fr" style:country-asian="FR"/>
    </style:style>
    <style:style style:name="P43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432" style:parent-style-name="Policepardéfaut" style:family="text"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T433" style:parent-style-name="Policepardéfaut" style:family="text">
      <style:text-properties style:font-name="Times" style:font-name-asian="Times New Roman" style:font-name-complex="Times" fo:font-size="5.5pt" style:font-size-asian="5.5pt" style:font-size-complex="5.5pt" style:language-asian="fr" style:country-asian="FR"/>
    </style:style>
    <style:style style:name="P43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435" style:parent-style-name="Policepardéfaut" style:family="text">
      <style:text-properties style:font-name="Times" style:font-name-asian="Times New Roman" style:font-name-complex="Times" fo:font-size="7.5pt" style:font-size-asian="7.5pt" style:font-size-complex="7.5pt" style:language-asian="fr" style:country-asian="FR"/>
    </style:style>
    <style:style style:name="T436" style:parent-style-name="Policepardéfaut" style:family="text">
      <style:text-properties style:font-name="Times" style:font-name-asian="Times New Roman" style:font-name-complex="Times" fo:font-size="4pt" style:font-size-asian="4pt" style:font-size-complex="4pt" style:language-asian="fr" style:country-asian="FR"/>
    </style:style>
    <style:style style:name="T437" style:parent-style-name="Policepardéfaut" style:family="text">
      <style:text-properties style:font-name="Times" style:font-name-asian="Times New Roman" style:font-name-complex="Times" fo:font-size="7.5pt" style:font-size-asian="7.5pt" style:font-size-complex="7.5pt" style:language-asian="fr" style:country-asian="FR"/>
    </style:style>
    <style:style style:name="T438" style:parent-style-name="Policepardéfaut" style:family="text">
      <style:text-properties style:font-name="Times" style:font-name-asian="Times New Roman" style:font-name-complex="Times" fo:font-size="4pt" style:font-size-asian="4pt" style:font-size-complex="4pt" style:language-asian="fr" style:country-asian="FR"/>
    </style:style>
    <style:style style:name="T439" style:parent-style-name="Policepardéfaut" style:family="text">
      <style:text-properties style:font-name="Times" style:font-name-asian="Times New Roman" style:font-name-complex="Times" fo:font-size="7.5pt" style:font-size-asian="7.5pt" style:font-size-complex="7.5pt" style:language-asian="fr" style:country-asian="FR"/>
    </style:style>
    <style:style style:name="T440" style:parent-style-name="Policepardéfaut" style:family="text">
      <style:text-properties style:font-name="Times" style:font-name-asian="Times New Roman" style:font-name-complex="Times" fo:font-size="4pt" style:font-size-asian="4pt" style:font-size-complex="4pt" style:language-asian="fr" style:country-asian="FR"/>
    </style:style>
    <style:style style:name="T441" style:parent-style-name="Policepardéfaut" style:family="text">
      <style:text-properties style:font-name="Times" style:font-name-asian="Times New Roman" style:font-name-complex="Times" fo:font-size="7.5pt" style:font-size-asian="7.5pt" style:font-size-complex="7.5pt" style:language-asian="fr" style:country-asian="FR"/>
    </style:style>
    <style:style style:name="P44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443" style:parent-style-name="Policepardéfaut" style:family="text">
      <style:text-properties style:font-name="Times" style:font-name-asian="Times New Roman" style:font-name-complex="Times" fo:font-size="7.5pt" style:font-size-asian="7.5pt" style:font-size-complex="7.5pt" style:language-asian="fr" style:country-asian="FR"/>
    </style:style>
    <style:style style:name="T444" style:parent-style-name="Policepardéfaut" style:family="text">
      <style:text-properties style:font-name="Times" style:font-name-asian="Times New Roman" style:font-name-complex="Times" fo:font-size="4pt" style:font-size-asian="4pt" style:font-size-complex="4pt" style:language-asian="fr" style:country-asian="FR"/>
    </style:style>
    <style:style style:name="T445" style:parent-style-name="Policepardéfaut" style:family="text">
      <style:text-properties style:font-name="Times" style:font-name-asian="Times New Roman" style:font-name-complex="Times" fo:font-size="7.5pt" style:font-size-asian="7.5pt" style:font-size-complex="7.5pt" style:language-asian="fr" style:country-asian="FR"/>
    </style:style>
    <style:style style:name="P44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8.5pt" style:font-size-asian="8.5pt" style:font-size-complex="8.5pt" style:language-asian="fr" style:country-asian="FR"/>
    </style:style>
    <style:style style:name="P44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8.5pt" style:font-size-asian="8.5pt" style:font-size-complex="8.5pt" style:language-asian="fr" style:country-asian="FR"/>
    </style:style>
    <style:style style:name="P44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8.5pt" style:font-size-asian="8.5pt" style:font-size-complex="8.5pt" style:language-asian="fr" style:country-asian="FR"/>
    </style:style>
    <style:style style:name="P44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8.5pt" style:font-size-asian="8.5pt" style:font-size-complex="8.5pt" style:language-asian="fr" style:country-asian="FR"/>
    </style:style>
    <style:style style:name="P45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8.5pt" style:font-size-asian="8.5pt" style:font-size-complex="8.5pt" style:language-asian="fr" style:country-asian="FR"/>
    </style:style>
    <style:style style:name="P45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8.5pt" style:font-size-asian="8.5pt" style:font-size-complex="8.5pt" style:language-asian="fr" style:country-asian="FR"/>
    </style:style>
    <style:style style:name="P45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8.5pt" style:font-size-asian="8.5pt" style:font-size-complex="8.5pt" style:language-asian="fr" style:country-asian="FR"/>
    </style:style>
    <style:style style:name="P45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8.5pt" style:font-size-asian="8.5pt" style:font-size-complex="8.5pt" style:language-asian="fr" style:country-asian="FR"/>
    </style:style>
    <style:style style:name="P45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8.5pt" style:font-size-asian="8.5pt" style:font-size-complex="8.5pt" style:language-asian="fr" style:country-asian="FR"/>
    </style:style>
    <style:style style:name="P45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8.5pt" style:font-size-asian="8.5pt" style:font-size-complex="8.5pt" style:language-asian="fr" style:country-asian="FR"/>
    </style:style>
    <style:style style:name="P45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8.5pt" style:font-size-asian="8.5pt" style:font-size-complex="8.5pt" style:language-asian="fr" style:country-asian="FR"/>
    </style:style>
    <style:style style:name="P45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458" style:parent-style-name="Policepardéfaut" style:family="text">
      <style:text-properties style:font-name="Times" style:font-name-asian="Times New Roman" style:font-name-complex="Times" fo:font-size="8.5pt" style:font-size-asian="8.5pt" style:font-size-complex="8.5pt" style:language-asian="fr" style:country-asian="FR"/>
    </style:style>
    <style:style style:name="T459" style:parent-style-name="Policepardéfaut" style:family="text">
      <style:text-properties style:font-name="Times" style:font-name-asian="Times New Roman" style:font-name-complex="Times" fo:font-size="5.5pt" style:font-size-asian="5.5pt" style:font-size-complex="5.5pt" style:language-asian="fr" style:country-asian="FR"/>
    </style:style>
    <style:style style:name="T460" style:parent-style-name="Policepardéfaut" style:family="text">
      <style:text-properties style:font-name="Times" style:font-name-asian="Times New Roman" style:font-name-complex="Times" fo:font-size="8.5pt" style:font-size-asian="8.5pt" style:font-size-complex="8.5pt" style:language-asian="fr" style:country-asian="FR"/>
    </style:style>
    <style:style style:name="T461" style:parent-style-name="Policepardéfaut" style:family="text">
      <style:text-properties style:font-name="Times" style:font-name-asian="Times New Roman" style:font-name-complex="Times" fo:font-size="5.5pt" style:font-size-asian="5.5pt" style:font-size-complex="5.5pt" style:language-asian="fr" style:country-asian="FR"/>
    </style:style>
    <style:style style:name="P46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8.5pt" style:font-size-asian="8.5pt" style:font-size-complex="8.5pt" style:language-asian="fr" style:country-asian="FR"/>
    </style:style>
    <style:style style:name="P46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464" style:parent-style-name="Policepardéfaut" style:family="text">
      <style:text-properties style:font-name="Times" style:font-name-asian="Times New Roman" style:font-name-complex="Times" fo:font-size="8.5pt" style:font-size-asian="8.5pt" style:font-size-complex="8.5pt" style:language-asian="fr" style:country-asian="FR"/>
    </style:style>
    <style:style style:name="T465" style:parent-style-name="Policepardéfaut" style:family="text">
      <style:text-properties style:font-name="Times" style:font-name-asian="Times New Roman" style:font-name-complex="Times" fo:font-size="5.5pt" style:font-size-asian="5.5pt" style:font-size-complex="5.5pt" style:language-asian="fr" style:country-asian="FR"/>
    </style:style>
    <style:style style:name="T466" style:parent-style-name="Policepardéfaut" style:family="text">
      <style:text-properties style:font-name="Times" style:font-name-asian="Times New Roman" style:font-name-complex="Times" fo:font-size="8.5pt" style:font-size-asian="8.5pt" style:font-size-complex="8.5pt" style:language-asian="fr" style:country-asian="FR"/>
    </style:style>
    <style:style style:name="P46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8.5pt" style:font-size-asian="8.5pt" style:font-size-complex="8.5pt" style:language-asian="fr" style:country-asian="FR"/>
    </style:style>
    <style:style style:name="P46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8.5pt" style:font-size-asian="8.5pt" style:font-size-complex="8.5pt" style:language-asian="fr" style:country-asian="FR"/>
    </style:style>
    <style:style style:name="P46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8.5pt" style:font-size-asian="8.5pt" style:font-size-complex="8.5pt" style:language-asian="fr" style:country-asian="FR"/>
    </style:style>
    <style:style style:name="P47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8.5pt" style:font-size-asian="8.5pt" style:font-size-complex="8.5pt" style:language-asian="fr" style:country-asian="FR"/>
    </style:style>
    <style:style style:name="P47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8.5pt" style:font-size-asian="8.5pt" style:font-size-complex="8.5pt" style:language-asian="fr" style:country-asian="FR"/>
    </style:style>
    <style:style style:name="P47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8.5pt" style:font-size-asian="8.5pt" style:font-size-complex="8.5pt" style:language-asian="fr" style:country-asian="FR"/>
    </style:style>
    <style:style style:name="P47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8.5pt" style:font-size-asian="8.5pt" style:font-size-complex="8.5pt" style:language-asian="fr" style:country-asian="FR"/>
    </style:style>
    <style:style style:name="P47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8.5pt" style:font-size-asian="8.5pt" style:font-size-complex="8.5pt" style:language-asian="fr" style:country-asian="FR"/>
    </style:style>
    <style:style style:name="P47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47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8.5pt" style:font-size-asian="8.5pt" style:font-size-complex="8.5pt" style:language-asian="fr" style:country-asian="FR"/>
    </style:style>
    <style:style style:name="P47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P47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P47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480" style:parent-style-name="Policepardéfaut" style:family="text"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T481" style:parent-style-name="Policepardéfaut" style:family="text">
      <style:text-properties style:font-name="Times" style:font-name-asian="Times New Roman" style:font-name-complex="Times" fo:font-size="5.5pt" style:font-size-asian="5.5pt" style:font-size-complex="5.5pt" style:language-asian="fr" style:country-asian="FR"/>
    </style:style>
    <style:style style:name="T482" style:parent-style-name="Policepardéfaut" style:family="text"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P48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48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48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7.5pt" style:font-size-asian="17.5pt" style:font-size-complex="17.5pt" style:language-asian="fr" style:country-asian="FR"/>
    </style:style>
    <style:style style:name="P48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487" style:parent-style-name="Policepardéfaut" style:family="text"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T488" style:parent-style-name="Policepardéfaut" style:family="text">
      <style:text-properties style:font-name="Times" style:font-name-asian="Times New Roman" style:font-name-complex="Times" fo:font-size="5.5pt" style:font-size-asian="5.5pt" style:font-size-complex="5.5pt" style:language-asian="fr" style:country-asian="FR"/>
    </style:style>
    <style:style style:name="T489" style:parent-style-name="Policepardéfaut" style:family="text"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T490" style:parent-style-name="Policepardéfaut" style:family="text">
      <style:text-properties style:font-name="Times" style:font-name-asian="Times New Roman" style:font-name-complex="Times" fo:font-size="5.5pt" style:font-size-asian="5.5pt" style:font-size-complex="5.5pt" style:language-asian="fr" style:country-asian="FR"/>
    </style:style>
    <style:style style:name="T491" style:parent-style-name="Policepardéfaut" style:family="text"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P49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P49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P49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P49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49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497" style:parent-style-name="Policepardéfaut" style:family="text">
      <style:text-properties style:font-name-asian="Times New Roman" fo:font-size="13.5pt" style:font-size-asian="13.5pt" style:font-size-complex="13.5pt" style:language-asian="fr" style:country-asian="FR"/>
    </style:style>
    <style:style style:name="TableColumn499" style:family="table-column">
      <style:table-column-properties style:column-width="6.3in"/>
    </style:style>
    <style:style style:name="Table498" style:family="table">
      <style:table-properties style:width="6.3in" style:rel-width="100%" fo:margin-left="0in" table:align="left"/>
    </style:style>
    <style:style style:name="TableRow500" style:family="table-row">
      <style:table-row-properties/>
    </style:style>
    <style:style style:name="TableCell501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502" style:parent-style-name="Normal" style:family="paragraph">
      <style:paragraph-properties fo:text-align="end" fo:margin-bottom="0in" fo:line-height="100%" fo:margin-left="0in" fo:margin-right="0in" fo:text-indent="0in">
        <style:tab-stops/>
      </style:paragraph-properties>
    </style:style>
    <style:style style:name="T503" style:parent-style-name="Policepardéfaut" style:family="text">
      <style:text-properties style:font-name="Arial" style:font-name-asian="Times New Roman" style:font-name-complex="Arial" fo:font-weight="bold" style:font-weight-asian="bold" style:font-weight-complex="bold" style:use-window-font-color="true" style:font-size-complex="12pt" style:language-asian="fr" style:country-asian="FR"/>
    </style:style>
    <style:style style:name="P50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6pt" style:font-size-asian="6pt" style:font-size-complex="6pt" style:language-asian="fr" style:country-asian="FR"/>
    </style:style>
    <style:style style:name="P50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50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50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50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50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51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51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51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51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51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51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51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51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51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51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52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52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52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52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52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52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52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52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52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52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53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53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53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53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53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53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53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53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53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53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54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54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54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54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54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54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54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54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54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54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55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55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55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55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55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55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55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55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55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559" style:parent-style-name="Policepardéfaut" style:family="text">
      <style:text-properties style:font-name-asian="Times New Roman" fo:font-size="13.5pt" style:font-size-asian="13.5pt" style:font-size-complex="13.5pt" style:language-asian="fr" style:country-asian="FR"/>
    </style:style>
    <style:style style:name="TableColumn561" style:family="table-column">
      <style:table-column-properties style:column-width="6.3in"/>
    </style:style>
    <style:style style:name="Table560" style:family="table">
      <style:table-properties style:width="6.3in" style:rel-width="100%" fo:margin-left="0in" table:align="left"/>
    </style:style>
    <style:style style:name="TableRow562" style:family="table-row">
      <style:table-row-properties/>
    </style:style>
    <style:style style:name="TableCell563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564" style:parent-style-name="Normal" style:family="paragraph">
      <style:paragraph-properties fo:text-align="end" fo:margin-bottom="0in" fo:line-height="100%" fo:margin-left="0in" fo:margin-right="0in" fo:text-indent="0in">
        <style:tab-stops/>
      </style:paragraph-properties>
    </style:style>
    <style:style style:name="T565" style:parent-style-name="Policepardéfaut" style:family="text">
      <style:text-properties style:font-name="Arial" style:font-name-asian="Times New Roman" style:font-name-complex="Arial" fo:font-weight="bold" style:font-weight-asian="bold" style:font-weight-complex="bold" style:use-window-font-color="true" style:font-size-complex="12pt" style:language-asian="fr" style:country-asian="FR"/>
    </style:style>
    <style:style style:name="P56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6pt" style:font-size-asian="6pt" style:font-size-complex="6pt" style:language-asian="fr" style:country-asian="FR"/>
    </style:style>
    <style:style style:name="P56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56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56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57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57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57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57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57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57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57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57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57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57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58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58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58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58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58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58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58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58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58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58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59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59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59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59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59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59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59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59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59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59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60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60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60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60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60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60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60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60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60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60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61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61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61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61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61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61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61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61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61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61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62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62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622" style:parent-style-name="Policepardéfaut" style:family="text">
      <style:text-properties style:font-name-asian="Times New Roman" fo:font-size="13.5pt" style:font-size-asian="13.5pt" style:font-size-complex="13.5pt" style:language-asian="fr" style:country-asian="FR"/>
    </style:style>
    <style:style style:name="TableColumn624" style:family="table-column">
      <style:table-column-properties style:column-width="6.3in"/>
    </style:style>
    <style:style style:name="Table623" style:family="table">
      <style:table-properties style:width="6.3in" style:rel-width="100%" fo:margin-left="0in" table:align="left"/>
    </style:style>
    <style:style style:name="TableRow625" style:family="table-row">
      <style:table-row-properties/>
    </style:style>
    <style:style style:name="TableCell626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627" style:parent-style-name="Normal" style:family="paragraph">
      <style:paragraph-properties fo:text-align="end" fo:margin-bottom="0in" fo:line-height="100%" fo:margin-left="0in" fo:margin-right="0in" fo:text-indent="0in">
        <style:tab-stops/>
      </style:paragraph-properties>
    </style:style>
    <style:style style:name="T628" style:parent-style-name="Policepardéfaut" style:family="text">
      <style:text-properties style:font-name="Arial" style:font-name-asian="Times New Roman" style:font-name-complex="Arial" fo:font-weight="bold" style:font-weight-asian="bold" style:font-weight-complex="bold" style:use-window-font-color="true" style:font-size-complex="12pt" style:language-asian="fr" style:country-asian="FR"/>
    </style:style>
    <style:style style:name="P62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6pt" style:font-size-asian="6pt" style:font-size-complex="6pt" style:language-asian="fr" style:country-asian="FR"/>
    </style:style>
    <style:style style:name="P63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63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63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63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63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63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63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63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63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63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64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64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64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64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64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64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64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64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64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64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65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65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65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65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65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65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65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657" style:parent-style-name="Policepardéfaut" style:family="text"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T658" style:parent-style-name="Policepardéfaut" style:family="text">
      <style:text-properties style:font-name="Times" style:font-name-asian="Times New Roman" style:font-name-complex="Times" fo:font-size="8.5pt" style:font-size-asian="8.5pt" style:font-size-complex="8.5pt" style:language-asian="fr" style:country-asian="FR"/>
    </style:style>
    <style:style style:name="T659" style:parent-style-name="Policepardéfaut" style:family="text"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66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66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66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663" style:parent-style-name="Policepardéfaut" style:family="text">
      <style:text-properties style:font-name-asian="Times New Roman" fo:font-size="13.5pt" style:font-size-asian="13.5pt" style:font-size-complex="13.5pt" style:language-asian="fr" style:country-asian="FR"/>
    </style:style>
    <style:style style:name="TableColumn665" style:family="table-column">
      <style:table-column-properties style:column-width="6.3in"/>
    </style:style>
    <style:style style:name="Table664" style:family="table">
      <style:table-properties style:width="6.3in" style:rel-width="100%" fo:margin-left="0in" table:align="left"/>
    </style:style>
    <style:style style:name="TableRow666" style:family="table-row">
      <style:table-row-properties/>
    </style:style>
    <style:style style:name="TableCell667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668" style:parent-style-name="Normal" style:family="paragraph">
      <style:paragraph-properties fo:text-align="end" fo:margin-bottom="0in" fo:line-height="100%" fo:margin-left="0in" fo:margin-right="0in" fo:text-indent="0in">
        <style:tab-stops/>
      </style:paragraph-properties>
    </style:style>
    <style:style style:name="T669" style:parent-style-name="Policepardéfaut" style:family="text">
      <style:text-properties style:font-name="Arial" style:font-name-asian="Times New Roman" style:font-name-complex="Arial" fo:font-weight="bold" style:font-weight-asian="bold" style:font-weight-complex="bold" style:use-window-font-color="true" style:font-size-complex="12pt" style:language-asian="fr" style:country-asian="FR"/>
    </style:style>
    <style:style style:name="P67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6pt" style:font-size-asian="6pt" style:font-size-complex="6pt" style:language-asian="fr" style:country-asian="FR"/>
    </style:style>
    <style:style style:name="P67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3pt" style:font-size-asian="3pt" style:font-size-complex="3pt" style:language-asian="fr" style:country-asian="FR"/>
    </style:style>
    <style:style style:name="P67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3pt" style:font-size-asian="3pt" style:font-size-complex="3pt" style:language-asian="fr" style:country-asian="FR"/>
    </style:style>
    <style:style style:name="P67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3pt" style:font-size-asian="3pt" style:font-size-complex="3pt" style:language-asian="fr" style:country-asian="FR"/>
    </style:style>
    <style:style style:name="P67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3pt" style:font-size-asian="3pt" style:font-size-complex="3pt" style:language-asian="fr" style:country-asian="FR"/>
    </style:style>
    <style:style style:name="P67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4pt" style:font-size-asian="4pt" style:font-size-complex="4pt" style:language-asian="fr" style:country-asian="FR"/>
    </style:style>
    <style:style style:name="P67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4pt" style:font-size-asian="4pt" style:font-size-complex="4pt" style:language-asian="fr" style:country-asian="FR"/>
    </style:style>
    <style:style style:name="P67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4pt" style:font-size-asian="4pt" style:font-size-complex="4pt" style:language-asian="fr" style:country-asian="FR"/>
    </style:style>
    <style:style style:name="P67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3pt" style:font-size-asian="3pt" style:font-size-complex="3pt" style:language-asian="fr" style:country-asian="FR"/>
    </style:style>
    <style:style style:name="P67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3pt" style:font-size-asian="3pt" style:font-size-complex="3pt" style:language-asian="fr" style:country-asian="FR"/>
    </style:style>
    <style:style style:name="P68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3pt" style:font-size-asian="3pt" style:font-size-complex="3pt" style:language-asian="fr" style:country-asian="FR"/>
    </style:style>
    <style:style style:name="P68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8.5pt" style:font-size-asian="8.5pt" style:font-size-complex="8.5pt" style:language-asian="fr" style:country-asian="FR"/>
    </style:style>
    <style:style style:name="P68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3pt" style:font-size-asian="3pt" style:font-size-complex="3pt" style:language-asian="fr" style:country-asian="FR"/>
    </style:style>
    <style:style style:name="P68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684" style:parent-style-name="Policepardéfaut" style:family="text">
      <style:text-properties style:font-name-asian="Times New Roman" fo:font-size="13.5pt" style:font-size-asian="13.5pt" style:font-size-complex="13.5pt" style:language-asian="fr" style:country-asian="FR"/>
    </style:style>
    <style:style style:name="TableColumn686" style:family="table-column">
      <style:table-column-properties style:column-width="6.3in"/>
    </style:style>
    <style:style style:name="Table685" style:family="table">
      <style:table-properties style:width="6.3in" style:rel-width="100%" fo:margin-left="0in" table:align="left"/>
    </style:style>
    <style:style style:name="TableRow687" style:family="table-row">
      <style:table-row-properties/>
    </style:style>
    <style:style style:name="TableCell688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689" style:parent-style-name="Normal" style:family="paragraph">
      <style:paragraph-properties fo:text-align="end" fo:margin-bottom="0in" fo:line-height="100%" fo:margin-left="0in" fo:margin-right="0in" fo:text-indent="0in">
        <style:tab-stops/>
      </style:paragraph-properties>
    </style:style>
    <style:style style:name="T690" style:parent-style-name="Policepardéfaut" style:family="text">
      <style:text-properties style:font-name="Arial" style:font-name-asian="Times New Roman" style:font-name-complex="Arial" fo:font-weight="bold" style:font-weight-asian="bold" style:font-weight-complex="bold" style:use-window-font-color="true" style:font-size-complex="12pt" style:language-asian="fr" style:country-asian="FR"/>
    </style:style>
    <style:style style:name="P69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6pt" style:font-size-asian="6pt" style:font-size-complex="6pt" style:language-asian="fr" style:country-asian="FR"/>
    </style:style>
    <style:style style:name="P69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3pt" style:font-size-asian="3pt" style:font-size-complex="3pt" style:language-asian="fr" style:country-asian="FR"/>
    </style:style>
    <style:style style:name="P69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3pt" style:font-size-asian="3pt" style:font-size-complex="3pt" style:language-asian="fr" style:country-asian="FR"/>
    </style:style>
    <style:style style:name="P69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3pt" style:font-size-asian="3pt" style:font-size-complex="3pt" style:language-asian="fr" style:country-asian="FR"/>
    </style:style>
    <style:style style:name="P69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3pt" style:font-size-asian="3pt" style:font-size-complex="3pt" style:language-asian="fr" style:country-asian="FR"/>
    </style:style>
    <style:style style:name="P69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3pt" style:font-size-asian="3pt" style:font-size-complex="3pt" style:language-asian="fr" style:country-asian="FR"/>
    </style:style>
    <style:style style:name="P69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3pt" style:font-size-asian="3pt" style:font-size-complex="3pt" style:language-asian="fr" style:country-asian="FR"/>
    </style:style>
    <style:style style:name="P69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3pt" style:font-size-asian="3pt" style:font-size-complex="3pt" style:language-asian="fr" style:country-asian="FR"/>
    </style:style>
    <style:style style:name="P69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3pt" style:font-size-asian="3pt" style:font-size-complex="3pt" style:language-asian="fr" style:country-asian="FR"/>
    </style:style>
    <style:style style:name="P70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3pt" style:font-size-asian="3pt" style:font-size-complex="3pt" style:language-asian="fr" style:country-asian="FR"/>
    </style:style>
    <style:style style:name="P70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3pt" style:font-size-asian="3pt" style:font-size-complex="3pt" style:language-asian="fr" style:country-asian="FR"/>
    </style:style>
    <style:style style:name="P70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3pt" style:font-size-asian="3pt" style:font-size-complex="3pt" style:language-asian="fr" style:country-asian="FR"/>
    </style:style>
    <style:style style:name="P70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3pt" style:font-size-asian="3pt" style:font-size-complex="3pt" style:language-asian="fr" style:country-asian="FR"/>
    </style:style>
    <style:style style:name="P70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3pt" style:font-size-asian="3pt" style:font-size-complex="3pt" style:language-asian="fr" style:country-asian="FR"/>
    </style:style>
    <style:style style:name="P70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3pt" style:font-size-asian="3pt" style:font-size-complex="3pt" style:language-asian="fr" style:country-asian="FR"/>
    </style:style>
    <style:style style:name="P70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707" style:parent-style-name="Policepardéfaut" style:family="text">
      <style:text-properties style:font-name-asian="Times New Roman" fo:font-size="13.5pt" style:font-size-asian="13.5pt" style:font-size-complex="13.5pt" style:language-asian="fr" style:country-asian="FR"/>
    </style:style>
    <style:style style:name="TableColumn709" style:family="table-column">
      <style:table-column-properties style:column-width="6.3in"/>
    </style:style>
    <style:style style:name="Table708" style:family="table">
      <style:table-properties style:width="6.3in" style:rel-width="100%" fo:margin-left="0in" table:align="left"/>
    </style:style>
    <style:style style:name="TableRow710" style:family="table-row">
      <style:table-row-properties/>
    </style:style>
    <style:style style:name="TableCell711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712" style:parent-style-name="Normal" style:family="paragraph">
      <style:paragraph-properties fo:text-align="end" fo:margin-bottom="0in" fo:line-height="100%" fo:margin-left="0in" fo:margin-right="0in" fo:text-indent="0in">
        <style:tab-stops/>
      </style:paragraph-properties>
    </style:style>
    <style:style style:name="T713" style:parent-style-name="Policepardéfaut" style:family="text">
      <style:text-properties style:font-name="Arial" style:font-name-asian="Times New Roman" style:font-name-complex="Arial" fo:font-weight="bold" style:font-weight-asian="bold" style:font-weight-complex="bold" style:use-window-font-color="true" style:font-size-complex="12pt" style:language-asian="fr" style:country-asian="FR"/>
    </style:style>
    <style:style style:name="P71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6pt" style:font-size-asian="6pt" style:font-size-complex="6pt" style:language-asian="fr" style:country-asian="FR"/>
    </style:style>
    <style:style style:name="P71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3pt" style:font-size-asian="3pt" style:font-size-complex="3pt" style:language-asian="fr" style:country-asian="FR"/>
    </style:style>
    <style:style style:name="P71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717" style:parent-style-name="Policepardéfaut" style:family="text">
      <style:text-properties style:font-name-asian="Times New Roman" fo:font-size="13.5pt" style:font-size-asian="13.5pt" style:font-size-complex="13.5pt" style:language-asian="fr" style:country-asian="FR"/>
    </style:style>
    <style:style style:name="TableColumn719" style:family="table-column">
      <style:table-column-properties style:column-width="6.3in"/>
    </style:style>
    <style:style style:name="Table718" style:family="table">
      <style:table-properties style:width="6.3in" style:rel-width="100%" fo:margin-left="0in" table:align="left"/>
    </style:style>
    <style:style style:name="TableRow720" style:family="table-row">
      <style:table-row-properties/>
    </style:style>
    <style:style style:name="TableCell721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722" style:parent-style-name="Normal" style:family="paragraph">
      <style:paragraph-properties fo:text-align="end" fo:margin-bottom="0in" fo:line-height="100%" fo:margin-left="0in" fo:margin-right="0in" fo:text-indent="0in">
        <style:tab-stops/>
      </style:paragraph-properties>
    </style:style>
    <style:style style:name="T723" style:parent-style-name="Policepardéfaut" style:family="text">
      <style:text-properties style:font-name="Arial" style:font-name-asian="Times New Roman" style:font-name-complex="Arial" fo:font-weight="bold" style:font-weight-asian="bold" style:font-weight-complex="bold" style:use-window-font-color="true" style:font-size-complex="12pt" style:language-asian="fr" style:country-asian="FR"/>
    </style:style>
    <style:style style:name="P72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6pt" style:font-size-asian="6pt" style:font-size-complex="6pt" style:language-asian="fr" style:country-asian="FR"/>
    </style:style>
    <style:style style:name="P72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3pt" style:font-size-asian="3pt" style:font-size-complex="3pt" style:language-asian="fr" style:country-asian="FR"/>
    </style:style>
    <style:style style:name="P72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727" style:parent-style-name="Policepardéfaut" style:family="text">
      <style:text-properties style:font-name="MS Gothic" style:font-name-asian="MS Gothic" style:font-name-complex="MS Gothic" fo:font-size="3pt" style:font-size-asian="3pt" style:font-size-complex="3pt" style:language-asian="fr" style:country-asian="FR"/>
    </style:style>
    <style:style style:name="T728" style:parent-style-name="Policepardéfaut" style:family="text">
      <style:text-properties style:font-name="Times" style:font-name-asian="Times New Roman" style:font-name-complex="Times" fo:font-size="3pt" style:font-size-asian="3pt" style:font-size-complex="3pt" style:language-asian="fr" style:country-asian="FR"/>
    </style:style>
    <style:style style:name="P72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3pt" style:font-size-asian="3pt" style:font-size-complex="3pt" style:language-asian="fr" style:country-asian="FR"/>
    </style:style>
    <style:style style:name="P73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731" style:parent-style-name="Policepardéfaut" style:family="text">
      <style:text-properties style:font-name="MS Gothic" style:font-name-asian="MS Gothic" style:font-name-complex="MS Gothic" fo:font-size="3pt" style:font-size-asian="3pt" style:font-size-complex="3pt" style:language-asian="fr" style:country-asian="FR"/>
    </style:style>
    <style:style style:name="T732" style:parent-style-name="Policepardéfaut" style:family="text">
      <style:text-properties style:font-name="Times" style:font-name-asian="Times New Roman" style:font-name-complex="Times" fo:font-size="3pt" style:font-size-asian="3pt" style:font-size-complex="3pt" style:language-asian="fr" style:country-asian="FR"/>
    </style:style>
    <style:style style:name="P73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734" style:parent-style-name="Policepardéfaut" style:family="text">
      <style:text-properties style:font-name-asian="Times New Roman" fo:font-size="13.5pt" style:font-size-asian="13.5pt" style:font-size-complex="13.5pt" style:language-asian="fr" style:country-asian="FR"/>
    </style:style>
    <style:style style:name="TableColumn736" style:family="table-column">
      <style:table-column-properties style:column-width="6.3in"/>
    </style:style>
    <style:style style:name="Table735" style:family="table">
      <style:table-properties style:width="6.3in" style:rel-width="100%" fo:margin-left="0in" table:align="left"/>
    </style:style>
    <style:style style:name="TableRow737" style:family="table-row">
      <style:table-row-properties/>
    </style:style>
    <style:style style:name="TableCell738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739" style:parent-style-name="Normal" style:family="paragraph">
      <style:paragraph-properties fo:text-align="end" fo:margin-bottom="0in" fo:line-height="100%" fo:margin-left="0in" fo:margin-right="0in" fo:text-indent="0in">
        <style:tab-stops/>
      </style:paragraph-properties>
    </style:style>
    <style:style style:name="T740" style:parent-style-name="Policepardéfaut" style:family="text">
      <style:text-properties style:font-name="Arial" style:font-name-asian="Times New Roman" style:font-name-complex="Arial" fo:font-weight="bold" style:font-weight-asian="bold" style:font-weight-complex="bold" style:use-window-font-color="true" style:font-size-complex="12pt" style:language-asian="fr" style:country-asian="FR"/>
    </style:style>
    <style:style style:name="P74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6pt" style:font-size-asian="6pt" style:font-size-complex="6pt" style:language-asian="fr" style:country-asian="FR"/>
    </style:style>
    <style:style style:name="P74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3pt" style:font-size-asian="3pt" style:font-size-complex="3pt" style:language-asian="fr" style:country-asian="FR"/>
    </style:style>
    <style:style style:name="P74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744" style:parent-style-name="Policepardéfaut" style:family="text">
      <style:text-properties style:font-name="Times" style:font-name-asian="Times New Roman" style:font-name-complex="Times" fo:font-size="3pt" style:font-size-asian="3pt" style:font-size-complex="3pt" style:language-asian="fr" style:country-asian="FR"/>
    </style:style>
    <style:style style:name="T745" style:parent-style-name="Policepardéfaut" style:family="text">
      <style:text-properties style:font-name="MS Gothic" style:font-name-asian="MS Gothic" style:font-name-complex="MS Gothic" fo:font-size="3pt" style:font-size-asian="3pt" style:font-size-complex="3pt" style:language-asian="fr" style:country-asian="FR"/>
    </style:style>
    <style:style style:name="T746" style:parent-style-name="Policepardéfaut" style:family="text">
      <style:text-properties style:font-name="Times" style:font-name-asian="Times New Roman" style:font-name-complex="Times" fo:font-size="3pt" style:font-size-asian="3pt" style:font-size-complex="3pt" style:language-asian="fr" style:country-asian="FR"/>
    </style:style>
    <style:style style:name="P74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748" style:parent-style-name="Policepardéfaut" style:family="text">
      <style:text-properties style:font-name-asian="Times New Roman" fo:font-size="13.5pt" style:font-size-asian="13.5pt" style:font-size-complex="13.5pt" style:language-asian="fr" style:country-asian="FR"/>
    </style:style>
    <style:style style:name="TableColumn750" style:family="table-column">
      <style:table-column-properties style:column-width="6.3in"/>
    </style:style>
    <style:style style:name="Table749" style:family="table">
      <style:table-properties style:width="6.3in" style:rel-width="100%" fo:margin-left="0in" table:align="left"/>
    </style:style>
    <style:style style:name="TableRow751" style:family="table-row">
      <style:table-row-properties/>
    </style:style>
    <style:style style:name="TableCell752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753" style:parent-style-name="Normal" style:family="paragraph">
      <style:paragraph-properties fo:text-align="end" fo:margin-bottom="0in" fo:line-height="100%" fo:margin-left="0in" fo:margin-right="0in" fo:text-indent="0in">
        <style:tab-stops/>
      </style:paragraph-properties>
    </style:style>
    <style:style style:name="T754" style:parent-style-name="Policepardéfaut" style:family="text">
      <style:text-properties style:font-name="Arial" style:font-name-asian="Times New Roman" style:font-name-complex="Arial" fo:font-weight="bold" style:font-weight-asian="bold" style:font-weight-complex="bold" style:use-window-font-color="true" style:font-size-complex="12pt" style:language-asian="fr" style:country-asian="FR"/>
    </style:style>
    <style:style style:name="P75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6pt" style:font-size-asian="6pt" style:font-size-complex="6pt" style:language-asian="fr" style:country-asian="FR"/>
    </style:style>
    <style:style style:name="P75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3pt" style:font-size-asian="3pt" style:font-size-complex="3pt" style:language-asian="fr" style:country-asian="FR"/>
    </style:style>
    <style:style style:name="P75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758" style:parent-style-name="Policepardéfaut" style:family="text">
      <style:text-properties style:font-name="MS Gothic" style:font-name-asian="MS Gothic" style:font-name-complex="MS Gothic" fo:font-size="3pt" style:font-size-asian="3pt" style:font-size-complex="3pt" style:language-asian="fr" style:country-asian="FR"/>
    </style:style>
    <style:style style:name="P75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3pt" style:font-size-asian="3pt" style:font-size-complex="3pt" style:language-asian="fr" style:country-asian="FR"/>
    </style:style>
    <style:style style:name="P76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761" style:parent-style-name="Policepardéfaut" style:family="text">
      <style:text-properties style:font-name-asian="Times New Roman" fo:font-size="13.5pt" style:font-size-asian="13.5pt" style:font-size-complex="13.5pt" style:language-asian="fr" style:country-asian="FR"/>
    </style:style>
    <style:style style:name="TableColumn763" style:family="table-column">
      <style:table-column-properties style:column-width="6.3in"/>
    </style:style>
    <style:style style:name="Table762" style:family="table">
      <style:table-properties style:width="6.3in" style:rel-width="100%" fo:margin-left="0in" table:align="left"/>
    </style:style>
    <style:style style:name="TableRow764" style:family="table-row">
      <style:table-row-properties/>
    </style:style>
    <style:style style:name="TableCell765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766" style:parent-style-name="Normal" style:family="paragraph">
      <style:paragraph-properties fo:text-align="end" fo:margin-bottom="0in" fo:line-height="100%" fo:margin-left="0in" fo:margin-right="0in" fo:text-indent="0in">
        <style:tab-stops/>
      </style:paragraph-properties>
    </style:style>
    <style:style style:name="T767" style:parent-style-name="Policepardéfaut" style:family="text">
      <style:text-properties style:font-name="Arial" style:font-name-asian="Times New Roman" style:font-name-complex="Arial" fo:font-weight="bold" style:font-weight-asian="bold" style:font-weight-complex="bold" style:use-window-font-color="true" style:font-size-complex="12pt" style:language-asian="fr" style:country-asian="FR"/>
    </style:style>
    <style:style style:name="P76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6pt" style:font-size-asian="6pt" style:font-size-complex="6pt" style:language-asian="fr" style:country-asian="FR"/>
    </style:style>
    <style:style style:name="P76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3pt" style:font-size-asian="3pt" style:font-size-complex="3pt" style:language-asian="fr" style:country-asian="FR"/>
    </style:style>
    <style:style style:name="P77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771" style:parent-style-name="Policepardéfaut" style:family="text">
      <style:text-properties style:font-name-asian="Times New Roman" fo:font-size="13.5pt" style:font-size-asian="13.5pt" style:font-size-complex="13.5pt" style:language-asian="fr" style:country-asian="FR"/>
    </style:style>
    <style:style style:name="TableColumn773" style:family="table-column">
      <style:table-column-properties style:column-width="6.3in"/>
    </style:style>
    <style:style style:name="Table772" style:family="table">
      <style:table-properties style:width="6.3in" style:rel-width="100%" fo:margin-left="0in" table:align="left"/>
    </style:style>
    <style:style style:name="TableRow774" style:family="table-row">
      <style:table-row-properties/>
    </style:style>
    <style:style style:name="TableCell775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776" style:parent-style-name="Normal" style:family="paragraph">
      <style:paragraph-properties fo:text-align="end" fo:margin-bottom="0in" fo:line-height="100%" fo:margin-left="0in" fo:margin-right="0in" fo:text-indent="0in">
        <style:tab-stops/>
      </style:paragraph-properties>
    </style:style>
    <style:style style:name="T777" style:parent-style-name="Policepardéfaut" style:family="text">
      <style:text-properties style:font-name="Arial" style:font-name-asian="Times New Roman" style:font-name-complex="Arial" fo:font-weight="bold" style:font-weight-asian="bold" style:font-weight-complex="bold" style:use-window-font-color="true" style:font-size-complex="12pt" style:language-asian="fr" style:country-asian="FR"/>
    </style:style>
    <style:style style:name="P77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6pt" style:font-size-asian="6pt" style:font-size-complex="6pt" style:language-asian="fr" style:country-asian="FR"/>
    </style:style>
    <style:style style:name="P77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780" style:parent-style-name="Policepardéfaut" style:family="text">
      <style:text-properties style:font-name-asian="Times New Roman" fo:font-size="13.5pt" style:font-size-asian="13.5pt" style:font-size-complex="13.5pt" style:language-asian="fr" style:country-asian="FR"/>
    </style:style>
    <style:style style:name="TableColumn782" style:family="table-column">
      <style:table-column-properties style:column-width="6.3in"/>
    </style:style>
    <style:style style:name="Table781" style:family="table">
      <style:table-properties style:width="6.3in" style:rel-width="100%" fo:margin-left="0in" table:align="left"/>
    </style:style>
    <style:style style:name="TableRow783" style:family="table-row">
      <style:table-row-properties/>
    </style:style>
    <style:style style:name="TableCell784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785" style:parent-style-name="Normal" style:family="paragraph">
      <style:paragraph-properties fo:text-align="end" fo:margin-bottom="0in" fo:line-height="100%" fo:margin-left="0in" fo:margin-right="0in" fo:text-indent="0in">
        <style:tab-stops/>
      </style:paragraph-properties>
    </style:style>
    <style:style style:name="T786" style:parent-style-name="Policepardéfaut" style:family="text">
      <style:text-properties style:font-name="Arial" style:font-name-asian="Times New Roman" style:font-name-complex="Arial" fo:font-weight="bold" style:font-weight-asian="bold" style:font-weight-complex="bold" style:use-window-font-color="true" style:font-size-complex="12pt" style:language-asian="fr" style:country-asian="FR"/>
    </style:style>
    <style:style style:name="P78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6pt" style:font-size-asian="6pt" style:font-size-complex="6pt" style:language-asian="fr" style:country-asian="FR"/>
    </style:style>
    <style:style style:name="P78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4pt" style:font-size-asian="4pt" style:font-size-complex="4pt" style:language-asian="fr" style:country-asian="FR"/>
    </style:style>
    <style:style style:name="P78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3pt" style:font-size-asian="3pt" style:font-size-complex="3pt" style:language-asian="fr" style:country-asian="FR"/>
    </style:style>
    <style:style style:name="P79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5.5pt" style:font-size-asian="5.5pt" style:font-size-complex="5.5pt" style:language-asian="fr" style:country-asian="FR"/>
    </style:style>
    <style:style style:name="P79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792" style:parent-style-name="Policepardéfaut" style:family="text">
      <style:text-properties style:font-name-asian="Times New Roman" fo:font-size="13.5pt" style:font-size-asian="13.5pt" style:font-size-complex="13.5pt" style:language-asian="fr" style:country-asian="FR"/>
    </style:style>
    <style:style style:name="TableColumn794" style:family="table-column">
      <style:table-column-properties style:column-width="6.3in"/>
    </style:style>
    <style:style style:name="Table793" style:family="table">
      <style:table-properties style:width="6.3in" style:rel-width="100%" fo:margin-left="0in" table:align="left"/>
    </style:style>
    <style:style style:name="TableRow795" style:family="table-row">
      <style:table-row-properties/>
    </style:style>
    <style:style style:name="TableCell796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797" style:parent-style-name="Normal" style:family="paragraph">
      <style:paragraph-properties fo:text-align="end" fo:margin-bottom="0in" fo:line-height="100%" fo:margin-left="0in" fo:margin-right="0in" fo:text-indent="0in">
        <style:tab-stops/>
      </style:paragraph-properties>
    </style:style>
    <style:style style:name="T798" style:parent-style-name="Policepardéfaut" style:family="text">
      <style:text-properties style:font-name="Arial" style:font-name-asian="Times New Roman" style:font-name-complex="Arial" fo:font-weight="bold" style:font-weight-asian="bold" style:font-weight-complex="bold" style:use-window-font-color="true" style:font-size-complex="12pt" style:language-asian="fr" style:country-asian="FR"/>
    </style:style>
    <style:style style:name="P79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6pt" style:font-size-asian="6pt" style:font-size-complex="6pt" style:language-asian="fr" style:country-asian="FR"/>
    </style:style>
    <style:style style:name="P80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4pt" style:font-size-asian="4pt" style:font-size-complex="4pt" style:language-asian="fr" style:country-asian="FR"/>
    </style:style>
    <style:style style:name="P80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4pt" style:font-size-asian="4pt" style:font-size-complex="4pt" style:language-asian="fr" style:country-asian="FR"/>
    </style:style>
    <style:style style:name="P80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4pt" style:font-size-asian="4pt" style:font-size-complex="4pt" style:language-asian="fr" style:country-asian="FR"/>
    </style:style>
    <style:style style:name="P80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4pt" style:font-size-asian="4pt" style:font-size-complex="4pt" style:language-asian="fr" style:country-asian="FR"/>
    </style:style>
    <style:style style:name="P80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805" style:parent-style-name="Policepardéfaut" style:family="text">
      <style:text-properties style:font-name="MS Gothic" style:font-name-asian="MS Gothic" style:font-name-complex="MS Gothic" fo:font-size="4pt" style:font-size-asian="4pt" style:font-size-complex="4pt" style:language-asian="fr" style:country-asian="FR"/>
    </style:style>
    <style:style style:name="P80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4pt" style:font-size-asian="4pt" style:font-size-complex="4pt" style:language-asian="fr" style:country-asian="FR"/>
    </style:style>
    <style:style style:name="P80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4pt" style:font-size-asian="4pt" style:font-size-complex="4pt" style:language-asian="fr" style:country-asian="FR"/>
    </style:style>
    <style:style style:name="P80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4pt" style:font-size-asian="4pt" style:font-size-complex="4pt" style:language-asian="fr" style:country-asian="FR"/>
    </style:style>
    <style:style style:name="P80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4pt" style:font-size-asian="4pt" style:font-size-complex="4pt" style:language-asian="fr" style:country-asian="FR"/>
    </style:style>
    <style:style style:name="P81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4pt" style:font-size-asian="4pt" style:font-size-complex="4pt" style:language-asian="fr" style:country-asian="FR"/>
    </style:style>
    <style:style style:name="P81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4pt" style:font-size-asian="4pt" style:font-size-complex="4pt" style:language-asian="fr" style:country-asian="FR"/>
    </style:style>
    <style:style style:name="P81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4pt" style:font-size-asian="4pt" style:font-size-complex="4pt" style:language-asian="fr" style:country-asian="FR"/>
    </style:style>
    <style:style style:name="P81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4pt" style:font-size-asian="4pt" style:font-size-complex="4pt" style:language-asian="fr" style:country-asian="FR"/>
    </style:style>
    <style:style style:name="P81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4pt" style:font-size-asian="4pt" style:font-size-complex="4pt" style:language-asian="fr" style:country-asian="FR"/>
    </style:style>
    <style:style style:name="P81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4pt" style:font-size-asian="4pt" style:font-size-complex="4pt" style:language-asian="fr" style:country-asian="FR"/>
    </style:style>
    <style:style style:name="P81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4pt" style:font-size-asian="4pt" style:font-size-complex="4pt" style:language-asian="fr" style:country-asian="FR"/>
    </style:style>
    <style:style style:name="P81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4pt" style:font-size-asian="4pt" style:font-size-complex="4pt" style:language-asian="fr" style:country-asian="FR"/>
    </style:style>
    <style:style style:name="P81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4pt" style:font-size-asian="4pt" style:font-size-complex="4pt" style:language-asian="fr" style:country-asian="FR"/>
    </style:style>
    <style:style style:name="P81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4pt" style:font-size-asian="4pt" style:font-size-complex="4pt" style:language-asian="fr" style:country-asian="FR"/>
    </style:style>
    <style:style style:name="P82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821" style:parent-style-name="Policepardéfaut" style:family="text">
      <style:text-properties style:font-name="MS Gothic" style:font-name-asian="MS Gothic" style:font-name-complex="MS Gothic" fo:font-size="4pt" style:font-size-asian="4pt" style:font-size-complex="4pt" style:language-asian="fr" style:country-asian="FR"/>
    </style:style>
    <style:style style:name="P82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823" style:parent-style-name="Policepardéfaut" style:family="text">
      <style:text-properties style:font-name-asian="Times New Roman" fo:font-size="13.5pt" style:font-size-asian="13.5pt" style:font-size-complex="13.5pt" style:language-asian="fr" style:country-asian="FR"/>
    </style:style>
    <style:style style:name="TableColumn825" style:family="table-column">
      <style:table-column-properties style:column-width="6.3in"/>
    </style:style>
    <style:style style:name="Table824" style:family="table">
      <style:table-properties style:width="6.3in" style:rel-width="100%" fo:margin-left="0in" table:align="left"/>
    </style:style>
    <style:style style:name="TableRow826" style:family="table-row">
      <style:table-row-properties/>
    </style:style>
    <style:style style:name="TableCell827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828" style:parent-style-name="Normal" style:family="paragraph">
      <style:paragraph-properties fo:text-align="end" fo:margin-bottom="0in" fo:line-height="100%" fo:margin-left="0in" fo:margin-right="0in" fo:text-indent="0in">
        <style:tab-stops/>
      </style:paragraph-properties>
    </style:style>
    <style:style style:name="T829" style:parent-style-name="Policepardéfaut" style:family="text">
      <style:text-properties style:font-name="Arial" style:font-name-asian="Times New Roman" style:font-name-complex="Arial" fo:font-weight="bold" style:font-weight-asian="bold" style:font-weight-complex="bold" style:use-window-font-color="true" style:font-size-complex="12pt" style:language-asian="fr" style:country-asian="FR"/>
    </style:style>
    <style:style style:name="P83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6pt" style:font-size-asian="6pt" style:font-size-complex="6pt" style:language-asian="fr" style:country-asian="FR"/>
    </style:style>
    <style:style style:name="P83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5.5pt" style:font-size-asian="5.5pt" style:font-size-complex="5.5pt" style:language-asian="fr" style:country-asian="FR"/>
    </style:style>
    <style:style style:name="P83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5.5pt" style:font-size-asian="5.5pt" style:font-size-complex="5.5pt" style:language-asian="fr" style:country-asian="FR"/>
    </style:style>
    <style:style style:name="P83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5.5pt" style:font-size-asian="5.5pt" style:font-size-complex="5.5pt" style:language-asian="fr" style:country-asian="FR"/>
    </style:style>
    <style:style style:name="P83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5.5pt" style:font-size-asian="5.5pt" style:font-size-complex="5.5pt" style:language-asian="fr" style:country-asian="FR"/>
    </style:style>
    <style:style style:name="P83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5.5pt" style:font-size-asian="5.5pt" style:font-size-complex="5.5pt" style:language-asian="fr" style:country-asian="FR"/>
    </style:style>
    <style:style style:name="P83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5.5pt" style:font-size-asian="5.5pt" style:font-size-complex="5.5pt" style:language-asian="fr" style:country-asian="FR"/>
    </style:style>
    <style:style style:name="P83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5.5pt" style:font-size-asian="5.5pt" style:font-size-complex="5.5pt" style:language-asian="fr" style:country-asian="FR"/>
    </style:style>
    <style:style style:name="P83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5.5pt" style:font-size-asian="5.5pt" style:font-size-complex="5.5pt" style:language-asian="fr" style:country-asian="FR"/>
    </style:style>
    <style:style style:name="P83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5.5pt" style:font-size-asian="5.5pt" style:font-size-complex="5.5pt" style:language-asian="fr" style:country-asian="FR"/>
    </style:style>
    <style:style style:name="P84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5.5pt" style:font-size-asian="5.5pt" style:font-size-complex="5.5pt" style:language-asian="fr" style:country-asian="FR"/>
    </style:style>
    <style:style style:name="P84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4pt" style:font-size-asian="4pt" style:font-size-complex="4pt" style:language-asian="fr" style:country-asian="FR"/>
    </style:style>
    <style:style style:name="P84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4pt" style:font-size-asian="4pt" style:font-size-complex="4pt" style:language-asian="fr" style:country-asian="FR"/>
    </style:style>
    <style:style style:name="P84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4pt" style:font-size-asian="4pt" style:font-size-complex="4pt" style:language-asian="fr" style:country-asian="FR"/>
    </style:style>
    <style:style style:name="P84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845" style:parent-style-name="Policepardéfaut" style:family="text">
      <style:text-properties style:font-name="MS Gothic" style:font-name-asian="MS Gothic" style:font-name-complex="MS Gothic" fo:font-size="4pt" style:font-size-asian="4pt" style:font-size-complex="4pt" style:language-asian="fr" style:country-asian="FR"/>
    </style:style>
    <style:style style:name="P84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4pt" style:font-size-asian="4pt" style:font-size-complex="4pt" style:language-asian="fr" style:country-asian="FR"/>
    </style:style>
    <style:style style:name="P84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4pt" style:font-size-asian="4pt" style:font-size-complex="4pt" style:language-asian="fr" style:country-asian="FR"/>
    </style:style>
    <style:style style:name="P84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849" style:parent-style-name="Policepardéfaut" style:family="text">
      <style:text-properties style:font-name-asian="Times New Roman" fo:font-size="13.5pt" style:font-size-asian="13.5pt" style:font-size-complex="13.5pt" style:language-asian="fr" style:country-asian="FR"/>
    </style:style>
    <style:style style:name="TableColumn851" style:family="table-column">
      <style:table-column-properties style:column-width="6.3in"/>
    </style:style>
    <style:style style:name="Table850" style:family="table">
      <style:table-properties style:width="6.3in" style:rel-width="100%" fo:margin-left="0in" table:align="left"/>
    </style:style>
    <style:style style:name="TableRow852" style:family="table-row">
      <style:table-row-properties/>
    </style:style>
    <style:style style:name="TableCell853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854" style:parent-style-name="Normal" style:family="paragraph">
      <style:paragraph-properties fo:text-align="end" fo:margin-bottom="0in" fo:line-height="100%" fo:margin-left="0in" fo:margin-right="0in" fo:text-indent="0in">
        <style:tab-stops/>
      </style:paragraph-properties>
    </style:style>
    <style:style style:name="T855" style:parent-style-name="Policepardéfaut" style:family="text">
      <style:text-properties style:font-name="Arial" style:font-name-asian="Times New Roman" style:font-name-complex="Arial" fo:font-weight="bold" style:font-weight-asian="bold" style:font-weight-complex="bold" style:use-window-font-color="true" style:font-size-complex="12pt" style:language-asian="fr" style:country-asian="FR"/>
    </style:style>
    <style:style style:name="P85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6pt" style:font-size-asian="6pt" style:font-size-complex="6pt" style:language-asian="fr" style:country-asian="FR"/>
    </style:style>
    <style:style style:name="P85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3pt" style:font-size-asian="3pt" style:font-size-complex="3pt" style:language-asian="fr" style:country-asian="FR"/>
    </style:style>
    <style:style style:name="P85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3pt" style:font-size-asian="3pt" style:font-size-complex="3pt" style:language-asian="fr" style:country-asian="FR"/>
    </style:style>
    <style:style style:name="P85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3pt" style:font-size-asian="3pt" style:font-size-complex="3pt" style:language-asian="fr" style:country-asian="FR"/>
    </style:style>
    <style:style style:name="P86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3pt" style:font-size-asian="3pt" style:font-size-complex="3pt" style:language-asian="fr" style:country-asian="FR"/>
    </style:style>
    <style:style style:name="P86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3pt" style:font-size-asian="3pt" style:font-size-complex="3pt" style:language-asian="fr" style:country-asian="FR"/>
    </style:style>
    <style:style style:name="P86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3pt" style:font-size-asian="3pt" style:font-size-complex="3pt" style:language-asian="fr" style:country-asian="FR"/>
    </style:style>
    <style:style style:name="P86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3pt" style:font-size-asian="3pt" style:font-size-complex="3pt" style:language-asian="fr" style:country-asian="FR"/>
    </style:style>
    <style:style style:name="P86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3pt" style:font-size-asian="3pt" style:font-size-complex="3pt" style:language-asian="fr" style:country-asian="FR"/>
    </style:style>
    <style:style style:name="P86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866" style:parent-style-name="Policepardéfaut" style:family="text">
      <style:text-properties style:font-name-asian="Times New Roman" fo:font-size="13.5pt" style:font-size-asian="13.5pt" style:font-size-complex="13.5pt" style:language-asian="fr" style:country-asian="FR"/>
    </style:style>
    <style:style style:name="TableColumn868" style:family="table-column">
      <style:table-column-properties style:column-width="6.3in"/>
    </style:style>
    <style:style style:name="Table867" style:family="table">
      <style:table-properties style:width="6.3in" style:rel-width="100%" fo:margin-left="0in" table:align="left"/>
    </style:style>
    <style:style style:name="TableRow869" style:family="table-row">
      <style:table-row-properties/>
    </style:style>
    <style:style style:name="TableCell870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871" style:parent-style-name="Normal" style:family="paragraph">
      <style:paragraph-properties fo:text-align="end" fo:margin-bottom="0in" fo:line-height="100%" fo:margin-left="0in" fo:margin-right="0in" fo:text-indent="0in">
        <style:tab-stops/>
      </style:paragraph-properties>
    </style:style>
    <style:style style:name="T872" style:parent-style-name="Policepardéfaut" style:family="text">
      <style:text-properties style:font-name="Arial" style:font-name-asian="Times New Roman" style:font-name-complex="Arial" fo:font-weight="bold" style:font-weight-asian="bold" style:font-weight-complex="bold" style:use-window-font-color="true" style:font-size-complex="12pt" style:language-asian="fr" style:country-asian="FR"/>
    </style:style>
    <style:style style:name="P87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874" style:parent-style-name="Policepardéfaut" style:family="text">
      <style:text-properties style:font-name-asian="Times New Roman" fo:font-size="13.5pt" style:font-size-asian="13.5pt" style:font-size-complex="13.5pt" style:language-asian="fr" style:country-asian="FR"/>
    </style:style>
    <style:style style:name="TableColumn876" style:family="table-column">
      <style:table-column-properties style:column-width="6.3in"/>
    </style:style>
    <style:style style:name="Table875" style:family="table">
      <style:table-properties style:width="6.3in" style:rel-width="100%" fo:margin-left="0in" table:align="left"/>
    </style:style>
    <style:style style:name="TableRow877" style:family="table-row">
      <style:table-row-properties/>
    </style:style>
    <style:style style:name="TableCell878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879" style:parent-style-name="Normal" style:family="paragraph">
      <style:paragraph-properties fo:text-align="end" fo:margin-bottom="0in" fo:line-height="100%" fo:margin-left="0in" fo:margin-right="0in" fo:text-indent="0in">
        <style:tab-stops/>
      </style:paragraph-properties>
    </style:style>
    <style:style style:name="T880" style:parent-style-name="Policepardéfaut" style:family="text">
      <style:text-properties style:font-name="Arial" style:font-name-asian="Times New Roman" style:font-name-complex="Arial" fo:font-weight="bold" style:font-weight-asian="bold" style:font-weight-complex="bold" style:use-window-font-color="true" style:font-size-complex="12pt" style:language-asian="fr" style:country-asian="FR"/>
    </style:style>
    <style:style style:name="P88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6pt" style:font-size-asian="6pt" style:font-size-complex="6pt" style:language-asian="fr" style:country-asian="FR"/>
    </style:style>
    <style:style style:name="P88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88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88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88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88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88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88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88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89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89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89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89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89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89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89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89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89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89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90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90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90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90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90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90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90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907" style:parent-style-name="Policepardéfaut" style:family="text">
      <style:text-properties style:font-name="Times" style:font-name-asian="Times New Roman" style:font-name-complex="Times" style:font-size-complex="12pt" style:language-asian="fr" style:country-asian="FR"/>
    </style:style>
    <style:style style:name="T908" style:parent-style-name="Policepardéfaut" style:family="text">
      <style:text-properties style:font-name="Times" style:font-name-asian="Times New Roman" style:font-name-complex="Times" fo:font-size="7.5pt" style:font-size-asian="7.5pt" style:font-size-complex="7.5pt" style:language-asian="fr" style:country-asian="FR"/>
    </style:style>
    <style:style style:name="T909" style:parent-style-name="Policepardéfaut" style:family="text">
      <style:text-properties style:font-name="Times" style:font-name-asian="Times New Roman" style:font-name-complex="Times" style:font-size-complex="12pt" style:language-asian="fr" style:country-asian="FR"/>
    </style:style>
    <style:style style:name="T910" style:parent-style-name="Policepardéfaut" style:family="text">
      <style:text-properties style:font-name="Times" style:font-name-asian="Times New Roman" style:font-name-complex="Times" fo:font-size="7.5pt" style:font-size-asian="7.5pt" style:font-size-complex="7.5pt" style:language-asian="fr" style:country-asian="FR"/>
    </style:style>
    <style:style style:name="T911" style:parent-style-name="Policepardéfaut" style:family="text">
      <style:text-properties style:font-name="Times" style:font-name-asian="Times New Roman" style:font-name-complex="Times" style:font-size-complex="12pt" style:language-asian="fr" style:country-asian="FR"/>
    </style:style>
    <style:style style:name="P91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91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91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91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91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91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91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91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92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92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92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92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92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92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92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2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2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2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3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3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3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3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3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3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3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3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3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3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4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941" style:parent-style-name="Policepardéfaut" style:family="text">
      <style:text-properties style:font-name-asian="Times New Roman" fo:font-size="13.5pt" style:font-size-asian="13.5pt" style:font-size-complex="13.5pt" style:language-asian="fr" style:country-asian="FR"/>
    </style:style>
    <style:style style:name="TableColumn943" style:family="table-column">
      <style:table-column-properties style:column-width="6.3in"/>
    </style:style>
    <style:style style:name="Table942" style:family="table">
      <style:table-properties style:width="6.3in" style:rel-width="100%" fo:margin-left="0in" table:align="left"/>
    </style:style>
    <style:style style:name="TableRow944" style:family="table-row">
      <style:table-row-properties/>
    </style:style>
    <style:style style:name="TableCell945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946" style:parent-style-name="Normal" style:family="paragraph">
      <style:paragraph-properties fo:text-align="end" fo:margin-bottom="0in" fo:line-height="100%" fo:margin-left="0in" fo:margin-right="0in" fo:text-indent="0in">
        <style:tab-stops/>
      </style:paragraph-properties>
    </style:style>
    <style:style style:name="T947" style:parent-style-name="Policepardéfaut" style:family="text">
      <style:text-properties style:font-name="Arial" style:font-name-asian="Times New Roman" style:font-name-complex="Arial" fo:font-weight="bold" style:font-weight-asian="bold" style:font-weight-complex="bold" style:use-window-font-color="true" style:font-size-complex="12pt" style:language-asian="fr" style:country-asian="FR"/>
    </style:style>
    <style:style style:name="P94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6pt" style:font-size-asian="6pt" style:font-size-complex="6pt" style:language-asian="fr" style:country-asian="FR"/>
    </style:style>
    <style:style style:name="P94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5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5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5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5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5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5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5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5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5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5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6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6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6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6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6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6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6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6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6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6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7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7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7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7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7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7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7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7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7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7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8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8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8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8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8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8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8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8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8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8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9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9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9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9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99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99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99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99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99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99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00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00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00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00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00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00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00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00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00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00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01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01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01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01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01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01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01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01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01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01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1020" style:parent-style-name="Policepardéfaut" style:family="text">
      <style:text-properties style:font-name-asian="Times New Roman" fo:font-size="13.5pt" style:font-size-asian="13.5pt" style:font-size-complex="13.5pt" style:language-asian="fr" style:country-asian="FR"/>
    </style:style>
    <style:style style:name="TableColumn1022" style:family="table-column">
      <style:table-column-properties style:column-width="6.3in"/>
    </style:style>
    <style:style style:name="Table1021" style:family="table">
      <style:table-properties style:width="6.3in" style:rel-width="100%" fo:margin-left="0in" table:align="left"/>
    </style:style>
    <style:style style:name="TableRow1023" style:family="table-row">
      <style:table-row-properties/>
    </style:style>
    <style:style style:name="TableCell1024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1025" style:parent-style-name="Normal" style:family="paragraph">
      <style:paragraph-properties fo:text-align="end" fo:margin-bottom="0in" fo:line-height="100%" fo:margin-left="0in" fo:margin-right="0in" fo:text-indent="0in">
        <style:tab-stops/>
      </style:paragraph-properties>
    </style:style>
    <style:style style:name="T1026" style:parent-style-name="Policepardéfaut" style:family="text">
      <style:text-properties style:font-name="Arial" style:font-name-asian="Times New Roman" style:font-name-complex="Arial" fo:font-weight="bold" style:font-weight-asian="bold" style:font-weight-complex="bold" style:use-window-font-color="true" style:font-size-complex="12pt" style:language-asian="fr" style:country-asian="FR"/>
    </style:style>
    <style:style style:name="P102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6pt" style:font-size-asian="6pt" style:font-size-complex="6pt" style:language-asian="fr" style:country-asian="FR"/>
    </style:style>
    <style:style style:name="P102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P102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1030" style:parent-style-name="Policepardéfaut" style:family="text"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T1031" style:parent-style-name="Policepardéfaut" style:family="text">
      <style:text-properties style:font-name="Times" style:font-name-asian="Times New Roman" style:font-name-complex="Times" fo:font-size="5.5pt" style:font-size-asian="5.5pt" style:font-size-complex="5.5pt" style:language-asian="fr" style:country-asian="FR"/>
    </style:style>
    <style:style style:name="T1032" style:parent-style-name="Policepardéfaut" style:family="text"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P103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1034" style:parent-style-name="Policepardéfaut" style:family="text"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T1035" style:parent-style-name="Policepardéfaut" style:family="text">
      <style:text-properties style:font-name="Times" style:font-name-asian="Times New Roman" style:font-name-complex="Times" fo:font-size="5.5pt" style:font-size-asian="5.5pt" style:font-size-complex="5.5pt" style:language-asian="fr" style:country-asian="FR"/>
    </style:style>
    <style:style style:name="T1036" style:parent-style-name="Policepardéfaut" style:family="text"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P103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P103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P103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1040" style:parent-style-name="Policepardéfaut" style:family="text"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T1041" style:parent-style-name="Policepardéfaut" style:family="text">
      <style:text-properties style:font-name="Times" style:font-name-asian="Times New Roman" style:font-name-complex="Times" fo:font-size="5.5pt" style:font-size-asian="5.5pt" style:font-size-complex="5.5pt" style:language-asian="fr" style:country-asian="FR"/>
    </style:style>
    <style:style style:name="T1042" style:parent-style-name="Policepardéfaut" style:family="text"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T1043" style:parent-style-name="Policepardéfaut" style:family="text">
      <style:text-properties style:font-name="Times" style:font-name-asian="Times New Roman" style:font-name-complex="Times" fo:font-size="5.5pt" style:font-size-asian="5.5pt" style:font-size-complex="5.5pt" style:language-asian="fr" style:country-asian="FR"/>
    </style:style>
    <style:style style:name="T1044" style:parent-style-name="Policepardéfaut" style:family="text"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P104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1046" style:parent-style-name="Policepardéfaut" style:family="text"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T1047" style:parent-style-name="Policepardéfaut" style:family="text">
      <style:text-properties style:font-name="Times" style:font-name-asian="Times New Roman" style:font-name-complex="Times" fo:font-size="5.5pt" style:font-size-asian="5.5pt" style:font-size-complex="5.5pt" style:language-asian="fr" style:country-asian="FR"/>
    </style:style>
    <style:style style:name="T1048" style:parent-style-name="Policepardéfaut" style:family="text"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T1049" style:parent-style-name="Policepardéfaut" style:family="text">
      <style:text-properties style:font-name="Times" style:font-name-asian="Times New Roman" style:font-name-complex="Times" fo:font-size="5.5pt" style:font-size-asian="5.5pt" style:font-size-complex="5.5pt" style:language-asian="fr" style:country-asian="FR"/>
    </style:style>
    <style:style style:name="T1050" style:parent-style-name="Policepardéfaut" style:family="text"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P105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1052" style:parent-style-name="Policepardéfaut" style:family="text">
      <style:text-properties style:font-name="Times" style:font-name-asian="Times New Roman" style:font-name-complex="Times" fo:font-size="5.5pt" style:font-size-asian="5.5pt" style:font-size-complex="5.5pt" style:language-asian="fr" style:country-asian="FR"/>
    </style:style>
    <style:style style:name="T1053" style:parent-style-name="Policepardéfaut" style:family="text"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P105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P105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P105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P105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P105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1059" style:parent-style-name="Policepardéfaut" style:family="text"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T1060" style:parent-style-name="Policepardéfaut" style:family="text">
      <style:text-properties style:font-name="Times" style:font-name-asian="Times New Roman" style:font-name-complex="Times" fo:font-size="5.5pt" style:font-size-asian="5.5pt" style:font-size-complex="5.5pt" style:language-asian="fr" style:country-asian="FR"/>
    </style:style>
    <style:style style:name="T1061" style:parent-style-name="Policepardéfaut" style:family="text"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P106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1063" style:parent-style-name="Policepardéfaut" style:family="text"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T1064" style:parent-style-name="Policepardéfaut" style:family="text">
      <style:text-properties style:font-name="Times" style:font-name-asian="Times New Roman" style:font-name-complex="Times" fo:font-size="5.5pt" style:font-size-asian="5.5pt" style:font-size-complex="5.5pt" style:language-asian="fr" style:country-asian="FR"/>
    </style:style>
    <style:style style:name="T1065" style:parent-style-name="Policepardéfaut" style:family="text"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P106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1067" style:parent-style-name="Policepardéfaut" style:family="text"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T1068" style:parent-style-name="Policepardéfaut" style:family="text">
      <style:text-properties style:font-name="Times" style:font-name-asian="Times New Roman" style:font-name-complex="Times" fo:font-size="5.5pt" style:font-size-asian="5.5pt" style:font-size-complex="5.5pt" style:language-asian="fr" style:country-asian="FR"/>
    </style:style>
    <style:style style:name="T1069" style:parent-style-name="Policepardéfaut" style:family="text"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P107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P107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1072" style:parent-style-name="Policepardéfaut" style:family="text"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T1073" style:parent-style-name="Policepardéfaut" style:family="text">
      <style:text-properties style:font-name="Times" style:font-name-asian="Times New Roman" style:font-name-complex="Times" fo:font-size="5.5pt" style:font-size-asian="5.5pt" style:font-size-complex="5.5pt" style:language-asian="fr" style:country-asian="FR"/>
    </style:style>
    <style:style style:name="T1074" style:parent-style-name="Policepardéfaut" style:family="text"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P107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P107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P107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1078" style:parent-style-name="Policepardéfaut" style:family="text"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T1079" style:parent-style-name="Policepardéfaut" style:family="text">
      <style:text-properties style:font-name="Times" style:font-name-asian="Times New Roman" style:font-name-complex="Times" fo:font-size="5.5pt" style:font-size-asian="5.5pt" style:font-size-complex="5.5pt" style:language-asian="fr" style:country-asian="FR"/>
    </style:style>
    <style:style style:name="P108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1081" style:parent-style-name="Policepardéfaut" style:family="text"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T1082" style:parent-style-name="Policepardéfaut" style:family="text">
      <style:text-properties style:font-name="Times" style:font-name-asian="Times New Roman" style:font-name-complex="Times" fo:font-size="5.5pt" style:font-size-asian="5.5pt" style:font-size-complex="5.5pt" style:language-asian="fr" style:country-asian="FR"/>
    </style:style>
    <style:style style:name="T1083" style:parent-style-name="Policepardéfaut" style:family="text"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P108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P108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P108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P108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P108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P108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P109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P109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P109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P109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P109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09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09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09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09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09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0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0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0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0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0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0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0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0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0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0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1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1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1112" style:parent-style-name="Policepardéfaut" style:family="text">
      <style:text-properties style:font-name-asian="Times New Roman" fo:font-size="13.5pt" style:font-size-asian="13.5pt" style:font-size-complex="13.5pt" style:language-asian="fr" style:country-asian="FR"/>
    </style:style>
    <style:style style:name="TableColumn1114" style:family="table-column">
      <style:table-column-properties style:column-width="6.3in"/>
    </style:style>
    <style:style style:name="Table1113" style:family="table">
      <style:table-properties style:width="6.3in" style:rel-width="100%" fo:margin-left="0in" table:align="left"/>
    </style:style>
    <style:style style:name="TableRow1115" style:family="table-row">
      <style:table-row-properties/>
    </style:style>
    <style:style style:name="TableCell1116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1117" style:parent-style-name="Normal" style:family="paragraph">
      <style:paragraph-properties fo:text-align="end" fo:margin-bottom="0in" fo:line-height="100%" fo:margin-left="0in" fo:margin-right="0in" fo:text-indent="0in">
        <style:tab-stops/>
      </style:paragraph-properties>
    </style:style>
    <style:style style:name="T1118" style:parent-style-name="Policepardéfaut" style:family="text">
      <style:text-properties style:font-name="Arial" style:font-name-asian="Times New Roman" style:font-name-complex="Arial" fo:font-weight="bold" style:font-weight-asian="bold" style:font-weight-complex="bold" style:use-window-font-color="true" style:font-size-complex="12pt" style:language-asian="fr" style:country-asian="FR"/>
    </style:style>
    <style:style style:name="P111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6pt" style:font-size-asian="6pt" style:font-size-complex="6pt" style:language-asian="fr" style:country-asian="FR"/>
    </style:style>
    <style:style style:name="P112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2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2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2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2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2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2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2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2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2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3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3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3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3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3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3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3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3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3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3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4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4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4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4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4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4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4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4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4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4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5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5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15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1153" style:parent-style-name="Policepardéfaut" style:family="text">
      <style:text-properties style:font-name-asian="Times New Roman" fo:font-size="13.5pt" style:font-size-asian="13.5pt" style:font-size-complex="13.5pt" style:language-asian="fr" style:country-asian="FR"/>
    </style:style>
    <style:style style:name="TableColumn1155" style:family="table-column">
      <style:table-column-properties style:column-width="6.3in"/>
    </style:style>
    <style:style style:name="Table1154" style:family="table">
      <style:table-properties style:width="6.3in" style:rel-width="100%" fo:margin-left="0in" table:align="left"/>
    </style:style>
    <style:style style:name="TableRow1156" style:family="table-row">
      <style:table-row-properties/>
    </style:style>
    <style:style style:name="TableCell1157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1158" style:parent-style-name="Normal" style:family="paragraph">
      <style:paragraph-properties fo:text-align="end" fo:margin-bottom="0in" fo:line-height="100%" fo:margin-left="0in" fo:margin-right="0in" fo:text-indent="0in">
        <style:tab-stops/>
      </style:paragraph-properties>
    </style:style>
    <style:style style:name="T1159" style:parent-style-name="Policepardéfaut" style:family="text">
      <style:text-properties style:font-name="Arial" style:font-name-asian="Times New Roman" style:font-name-complex="Arial" fo:font-weight="bold" style:font-weight-asian="bold" style:font-weight-complex="bold" style:use-window-font-color="true" style:font-size-complex="12pt" style:language-asian="fr" style:country-asian="FR"/>
    </style:style>
    <style:style style:name="P116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6pt" style:font-size-asian="6pt" style:font-size-complex="6pt" style:language-asian="fr" style:country-asian="FR"/>
    </style:style>
    <style:style style:name="P116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6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6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6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6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6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6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6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6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7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7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7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7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7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7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7.5pt" style:font-size-asian="7.5pt" style:font-size-complex="7.5pt" style:language-asian="fr" style:country-asian="FR"/>
    </style:style>
    <style:style style:name="P117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17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1178" style:parent-style-name="Policepardéfaut" style:family="text">
      <style:text-properties style:font-name-asian="Times New Roman" fo:font-size="13.5pt" style:font-size-asian="13.5pt" style:font-size-complex="13.5pt" style:language-asian="fr" style:country-asian="FR"/>
    </style:style>
    <style:style style:name="TableColumn1180" style:family="table-column">
      <style:table-column-properties style:column-width="6.3in"/>
    </style:style>
    <style:style style:name="Table1179" style:family="table">
      <style:table-properties style:width="6.3in" style:rel-width="100%" fo:margin-left="0in" table:align="left"/>
    </style:style>
    <style:style style:name="TableRow1181" style:family="table-row">
      <style:table-row-properties/>
    </style:style>
    <style:style style:name="TableCell1182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1183" style:parent-style-name="Normal" style:family="paragraph">
      <style:paragraph-properties fo:text-align="end" fo:margin-bottom="0in" fo:line-height="100%" fo:margin-left="0in" fo:margin-right="0in" fo:text-indent="0in">
        <style:tab-stops/>
      </style:paragraph-properties>
    </style:style>
    <style:style style:name="T1184" style:parent-style-name="Policepardéfaut" style:family="text">
      <style:text-properties style:font-name="Arial" style:font-name-asian="Times New Roman" style:font-name-complex="Arial" fo:font-weight="bold" style:font-weight-asian="bold" style:font-weight-complex="bold" style:use-window-font-color="true" style:font-size-complex="12pt" style:language-asian="fr" style:country-asian="FR"/>
    </style:style>
    <style:style style:name="P118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6pt" style:font-size-asian="6pt" style:font-size-complex="6pt" style:language-asian="fr" style:country-asian="FR"/>
    </style:style>
    <style:style style:name="P118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18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1188" style:parent-style-name="Policepardéfaut" style:family="text"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T1189" style:parent-style-name="Policepardéfaut" style:family="text"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P119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19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9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9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9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9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9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9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9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19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20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20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1202" style:parent-style-name="Policepardéfaut" style:family="text">
      <style:text-properties style:font-name-asian="Times New Roman" fo:font-size="13.5pt" style:font-size-asian="13.5pt" style:font-size-complex="13.5pt" style:language-asian="fr" style:country-asian="FR"/>
    </style:style>
    <style:style style:name="TableColumn1204" style:family="table-column">
      <style:table-column-properties style:column-width="6.3in"/>
    </style:style>
    <style:style style:name="Table1203" style:family="table">
      <style:table-properties style:width="6.3in" style:rel-width="100%" fo:margin-left="0in" table:align="left"/>
    </style:style>
    <style:style style:name="TableRow1205" style:family="table-row">
      <style:table-row-properties/>
    </style:style>
    <style:style style:name="TableCell1206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1207" style:parent-style-name="Normal" style:family="paragraph">
      <style:paragraph-properties fo:text-align="end" fo:margin-bottom="0in" fo:line-height="100%" fo:margin-left="0in" fo:margin-right="0in" fo:text-indent="0in">
        <style:tab-stops/>
      </style:paragraph-properties>
    </style:style>
    <style:style style:name="T1208" style:parent-style-name="Policepardéfaut" style:family="text">
      <style:text-properties style:font-name="Arial" style:font-name-asian="Times New Roman" style:font-name-complex="Arial" fo:font-weight="bold" style:font-weight-asian="bold" style:font-weight-complex="bold" style:use-window-font-color="true" style:font-size-complex="12pt" style:language-asian="fr" style:country-asian="FR"/>
    </style:style>
    <style:style style:name="P120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6pt" style:font-size-asian="6pt" style:font-size-complex="6pt" style:language-asian="fr" style:country-asian="FR"/>
    </style:style>
    <style:style style:name="P121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21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21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21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21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21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21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21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21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21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22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22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22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22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22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22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22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22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22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22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23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23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23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23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23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23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23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23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23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23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24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24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24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24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24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24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24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24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1248" style:parent-style-name="Policepardéfaut" style:family="text"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T1249" style:parent-style-name="Policepardéfaut" style:family="text">
      <style:text-properties style:font-name="Times" style:font-name-asian="Times New Roman" style:font-name-complex="Times" style:font-size-complex="12pt" style:language-asian="fr" style:country-asian="FR"/>
    </style:style>
    <style:style style:name="P125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25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1252" style:parent-style-name="Policepardéfaut" style:family="text">
      <style:text-properties style:font-name="Times" style:font-name-asian="Times New Roman" style:font-name-complex="Times" style:font-size-complex="12pt" style:language-asian="fr" style:country-asian="FR"/>
    </style:style>
    <style:style style:name="T1253" style:parent-style-name="Policepardéfaut" style:family="text"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25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25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1256" style:parent-style-name="Policepardéfaut" style:family="text">
      <style:text-properties style:font-name="Times" style:font-name-asian="Times New Roman" style:font-name-complex="Times" style:font-size-complex="12pt" style:language-asian="fr" style:country-asian="FR"/>
    </style:style>
    <style:style style:name="T1257" style:parent-style-name="Policepardéfaut" style:family="text"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25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1259" style:parent-style-name="Policepardéfaut" style:family="text"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T1260" style:parent-style-name="Policepardéfaut" style:family="text"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26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1262" style:parent-style-name="Policepardéfaut" style:family="text">
      <style:text-properties style:font-name="Times" style:font-name-asian="Times New Roman" style:font-name-complex="Times" style:font-size-complex="12pt" style:language-asian="fr" style:country-asian="FR"/>
    </style:style>
    <style:style style:name="T1263" style:parent-style-name="Policepardéfaut" style:family="text"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T1264" style:parent-style-name="Policepardéfaut" style:family="text">
      <style:text-properties style:font-name="Times" style:font-name-asian="Times New Roman" style:font-name-complex="Times" fo:font-size="14.5pt" style:font-size-asian="14.5pt" style:font-size-complex="14.5pt" style:language-asian="fr" style:country-asian="FR"/>
    </style:style>
    <style:style style:name="T1265" style:parent-style-name="Policepardéfaut" style:family="text"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26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1267" style:parent-style-name="Policepardéfaut" style:family="text">
      <style:text-properties style:font-name-asian="Times New Roman" fo:font-size="13.5pt" style:font-size-asian="13.5pt" style:font-size-complex="13.5pt" style:language-asian="fr" style:country-asian="FR"/>
    </style:style>
    <style:style style:name="TableColumn1269" style:family="table-column">
      <style:table-column-properties style:column-width="6.3in"/>
    </style:style>
    <style:style style:name="Table1268" style:family="table">
      <style:table-properties style:width="6.3in" style:rel-width="100%" fo:margin-left="0in" table:align="left"/>
    </style:style>
    <style:style style:name="TableRow1270" style:family="table-row">
      <style:table-row-properties/>
    </style:style>
    <style:style style:name="TableCell1271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1272" style:parent-style-name="Normal" style:family="paragraph">
      <style:paragraph-properties fo:text-align="end" fo:margin-bottom="0in" fo:line-height="100%" fo:margin-left="0in" fo:margin-right="0in" fo:text-indent="0in">
        <style:tab-stops/>
      </style:paragraph-properties>
    </style:style>
    <style:style style:name="T1273" style:parent-style-name="Policepardéfaut" style:family="text">
      <style:text-properties style:font-name="Arial" style:font-name-asian="Times New Roman" style:font-name-complex="Arial" fo:font-weight="bold" style:font-weight-asian="bold" style:font-weight-complex="bold" style:use-window-font-color="true" style:font-size-complex="12pt" style:language-asian="fr" style:country-asian="FR"/>
    </style:style>
    <style:style style:name="P127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6pt" style:font-size-asian="6pt" style:font-size-complex="6pt" style:language-asian="fr" style:country-asian="FR"/>
    </style:style>
    <style:style style:name="P127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27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27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27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27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28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28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1282" style:parent-style-name="Policepardéfaut" style:family="text">
      <style:text-properties style:font-name="Times" style:font-name-asian="Times New Roman" style:font-name-complex="Times" style:font-size-complex="12pt" style:language-asian="fr" style:country-asian="FR"/>
    </style:style>
    <style:style style:name="T1283" style:parent-style-name="Policepardéfaut" style:family="text">
      <style:text-properties style:font-name="Times" style:font-name-asian="Times New Roman" style:font-name-complex="Times" fo:font-size="7.5pt" style:font-size-asian="7.5pt" style:font-size-complex="7.5pt" style:language-asian="fr" style:country-asian="FR"/>
    </style:style>
    <style:style style:name="T1284" style:parent-style-name="Policepardéfaut" style:family="text">
      <style:text-properties style:font-name="Times" style:font-name-asian="Times New Roman" style:font-name-complex="Times" style:font-size-complex="12pt" style:language-asian="fr" style:country-asian="FR"/>
    </style:style>
    <style:style style:name="P128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28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28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28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28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29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29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29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29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29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29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29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29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29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29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0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0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0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0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0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0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0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0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0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0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1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1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1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1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1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1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1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1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1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1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2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2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2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2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2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2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2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2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1328" style:parent-style-name="Policepardéfaut" style:family="text">
      <style:text-properties style:font-name-asian="Times New Roman" fo:font-size="13.5pt" style:font-size-asian="13.5pt" style:font-size-complex="13.5pt" style:language-asian="fr" style:country-asian="FR"/>
    </style:style>
    <style:style style:name="TableColumn1330" style:family="table-column">
      <style:table-column-properties style:column-width="6.3in"/>
    </style:style>
    <style:style style:name="Table1329" style:family="table">
      <style:table-properties style:width="6.3in" style:rel-width="100%" fo:margin-left="0in" table:align="left"/>
    </style:style>
    <style:style style:name="TableRow1331" style:family="table-row">
      <style:table-row-properties/>
    </style:style>
    <style:style style:name="TableCell1332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1333" style:parent-style-name="Normal" style:family="paragraph">
      <style:paragraph-properties fo:text-align="end" fo:margin-bottom="0in" fo:line-height="100%" fo:margin-left="0in" fo:margin-right="0in" fo:text-indent="0in">
        <style:tab-stops/>
      </style:paragraph-properties>
    </style:style>
    <style:style style:name="T1334" style:parent-style-name="Policepardéfaut" style:family="text">
      <style:text-properties style:font-name="Arial" style:font-name-asian="Times New Roman" style:font-name-complex="Arial" fo:font-weight="bold" style:font-weight-asian="bold" style:font-weight-complex="bold" style:use-window-font-color="true" style:font-size-complex="12pt" style:language-asian="fr" style:country-asian="FR"/>
    </style:style>
    <style:style style:name="P133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6pt" style:font-size-asian="6pt" style:font-size-complex="6pt" style:language-asian="fr" style:country-asian="FR"/>
    </style:style>
    <style:style style:name="P133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3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3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33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4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4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4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4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4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4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4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4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4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4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5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5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5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5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5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5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5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5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5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5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6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6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6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6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6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6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6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6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6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6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7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7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7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7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7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7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7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7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7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7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8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8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8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8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8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8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1386" style:parent-style-name="Policepardéfaut" style:family="text">
      <style:text-properties style:font-name-asian="Times New Roman" fo:font-size="13.5pt" style:font-size-asian="13.5pt" style:font-size-complex="13.5pt" style:language-asian="fr" style:country-asian="FR"/>
    </style:style>
    <style:style style:name="TableColumn1388" style:family="table-column">
      <style:table-column-properties style:column-width="6.3in"/>
    </style:style>
    <style:style style:name="Table1387" style:family="table">
      <style:table-properties style:width="6.3in" style:rel-width="100%" fo:margin-left="0in" table:align="left"/>
    </style:style>
    <style:style style:name="TableRow1389" style:family="table-row">
      <style:table-row-properties/>
    </style:style>
    <style:style style:name="TableCell1390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1391" style:parent-style-name="Normal" style:family="paragraph">
      <style:paragraph-properties fo:text-align="end" fo:margin-bottom="0in" fo:line-height="100%" fo:margin-left="0in" fo:margin-right="0in" fo:text-indent="0in">
        <style:tab-stops/>
      </style:paragraph-properties>
    </style:style>
    <style:style style:name="T1392" style:parent-style-name="Policepardéfaut" style:family="text">
      <style:text-properties style:font-name="Arial" style:font-name-asian="Times New Roman" style:font-name-complex="Arial" fo:font-weight="bold" style:font-weight-asian="bold" style:font-weight-complex="bold" style:use-window-font-color="true" style:font-size-complex="12pt" style:language-asian="fr" style:country-asian="FR"/>
    </style:style>
    <style:style style:name="P139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6pt" style:font-size-asian="6pt" style:font-size-complex="6pt" style:language-asian="fr" style:country-asian="FR"/>
    </style:style>
    <style:style style:name="P139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1395" style:parent-style-name="Policepardéfaut" style:family="text">
      <style:text-properties style:font-name="Times" style:font-name-asian="Times New Roman" style:font-name-complex="Times" style:font-size-complex="12pt" style:language-asian="fr" style:country-asian="FR"/>
    </style:style>
    <style:style style:name="T1396" style:parent-style-name="Policepardéfaut" style:family="text"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39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9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39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40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40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1402" style:parent-style-name="Policepardéfaut" style:family="text">
      <style:text-properties style:font-name="Times" style:font-name-asian="Times New Roman" style:font-name-complex="Times" style:font-size-complex="12pt" style:language-asian="fr" style:country-asian="FR"/>
    </style:style>
    <style:style style:name="T1403" style:parent-style-name="Policepardéfaut" style:family="text">
      <style:text-properties style:font-name="Times" style:font-name-asian="Times New Roman" style:font-name-complex="Times" fo:font-size="7.5pt" style:font-size-asian="7.5pt" style:font-size-complex="7.5pt" style:language-asian="fr" style:country-asian="FR"/>
    </style:style>
    <style:style style:name="T1404" style:parent-style-name="Policepardéfaut" style:family="text">
      <style:text-properties style:font-name="Times" style:font-name-asian="Times New Roman" style:font-name-complex="Times" style:font-size-complex="12pt" style:language-asian="fr" style:country-asian="FR"/>
    </style:style>
    <style:style style:name="T1405" style:parent-style-name="Policepardéfaut" style:family="text">
      <style:text-properties style:font-name="Times" style:font-name-asian="Times New Roman" style:font-name-complex="Times" fo:font-size="7.5pt" style:font-size-asian="7.5pt" style:font-size-complex="7.5pt" style:language-asian="fr" style:country-asian="FR"/>
    </style:style>
    <style:style style:name="T1406" style:parent-style-name="Policepardéfaut" style:family="text">
      <style:text-properties style:font-name="Times" style:font-name-asian="Times New Roman" style:font-name-complex="Times" style:font-size-complex="12pt" style:language-asian="fr" style:country-asian="FR"/>
    </style:style>
    <style:style style:name="P140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40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1409" style:parent-style-name="Policepardéfaut" style:family="text">
      <style:text-properties style:font-name="Times" style:font-name-asian="Times New Roman" style:font-name-complex="Times" style:font-size-complex="12pt" style:language-asian="fr" style:country-asian="FR"/>
    </style:style>
    <style:style style:name="T1410" style:parent-style-name="Policepardéfaut" style:family="text">
      <style:text-properties style:font-name="Times" style:font-name-asian="Times New Roman" style:font-name-complex="Times" fo:font-size="7.5pt" style:font-size-asian="7.5pt" style:font-size-complex="7.5pt" style:language-asian="fr" style:country-asian="FR"/>
    </style:style>
    <style:style style:name="T1411" style:parent-style-name="Policepardéfaut" style:family="text">
      <style:text-properties style:font-name="Times" style:font-name-asian="Times New Roman" style:font-name-complex="Times" style:font-size-complex="12pt" style:language-asian="fr" style:country-asian="FR"/>
    </style:style>
    <style:style style:name="P141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41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41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41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41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41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41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41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42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42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42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42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42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42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1426" style:parent-style-name="Policepardéfaut" style:family="text">
      <style:text-properties style:font-name="Times" style:font-name-asian="Times New Roman" style:font-name-complex="Times" fo:font-size="17.5pt" style:font-size-asian="17.5pt" style:font-size-complex="17.5pt" style:language-asian="fr" style:country-asian="FR"/>
    </style:style>
    <style:style style:name="T1427" style:parent-style-name="Policepardéfaut" style:family="text">
      <style:text-properties style:font-name="Times" style:font-name-asian="Times New Roman" style:font-name-complex="Times" style:font-size-complex="12pt" style:language-asian="fr" style:country-asian="FR"/>
    </style:style>
    <style:style style:name="P142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42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43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43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1432" style:parent-style-name="Policepardéfaut" style:family="text">
      <style:text-properties style:font-name="Times" style:font-name-asian="Times New Roman" style:font-name-complex="Times" fo:font-size="17.5pt" style:font-size-asian="17.5pt" style:font-size-complex="17.5pt" style:language-asian="fr" style:country-asian="FR"/>
    </style:style>
    <style:style style:name="T1433" style:parent-style-name="Policepardéfaut" style:family="text"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43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43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43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1437" style:parent-style-name="Policepardéfaut" style:family="text">
      <style:text-properties style:font-name="Times" style:font-name-asian="Times New Roman" style:font-name-complex="Times" fo:font-size="17.5pt" style:font-size-asian="17.5pt" style:font-size-complex="17.5pt" style:language-asian="fr" style:country-asian="FR"/>
    </style:style>
    <style:style style:name="T1438" style:parent-style-name="Policepardéfaut" style:family="text"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43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44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44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44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44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44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44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44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44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44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1449" style:parent-style-name="Policepardéfaut" style:family="text"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T1450" style:parent-style-name="Policepardéfaut" style:family="text">
      <style:text-properties style:font-name="Times" style:font-name-asian="Times New Roman" style:font-name-complex="Times" style:font-size-complex="12pt" style:language-asian="fr" style:country-asian="FR"/>
    </style:style>
    <style:style style:name="T1451" style:parent-style-name="Policepardéfaut" style:family="text"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45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45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1454" style:parent-style-name="Policepardéfaut" style:family="text">
      <style:text-properties style:font-name-asian="Times New Roman" fo:font-size="13.5pt" style:font-size-asian="13.5pt" style:font-size-complex="13.5pt" style:language-asian="fr" style:country-asian="FR"/>
    </style:style>
    <style:style style:name="TableColumn1456" style:family="table-column">
      <style:table-column-properties style:column-width="6.3in"/>
    </style:style>
    <style:style style:name="Table1455" style:family="table">
      <style:table-properties style:width="6.3in" style:rel-width="100%" fo:margin-left="0in" table:align="left"/>
    </style:style>
    <style:style style:name="TableRow1457" style:family="table-row">
      <style:table-row-properties/>
    </style:style>
    <style:style style:name="TableCell1458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1459" style:parent-style-name="Normal" style:family="paragraph">
      <style:paragraph-properties fo:text-align="end" fo:margin-bottom="0in" fo:line-height="100%" fo:margin-left="0in" fo:margin-right="0in" fo:text-indent="0in">
        <style:tab-stops/>
      </style:paragraph-properties>
    </style:style>
    <style:style style:name="T1460" style:parent-style-name="Policepardéfaut" style:family="text">
      <style:text-properties style:font-name="Arial" style:font-name-asian="Times New Roman" style:font-name-complex="Arial" fo:font-weight="bold" style:font-weight-asian="bold" style:font-weight-complex="bold" style:use-window-font-color="true" style:font-size-complex="12pt" style:language-asian="fr" style:country-asian="FR"/>
    </style:style>
    <style:style style:name="P146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6pt" style:font-size-asian="6pt" style:font-size-complex="6pt" style:language-asian="fr" style:country-asian="FR"/>
    </style:style>
    <style:style style:name="P146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46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46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46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46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46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46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46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47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47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47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47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47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47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47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47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47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47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48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48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48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48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48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48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48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48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48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48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49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49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49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49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49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49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49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49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49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49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0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0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0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0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0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0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0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0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1508" style:parent-style-name="Policepardéfaut" style:family="text">
      <style:text-properties style:font-name-asian="Times New Roman" fo:font-size="13.5pt" style:font-size-asian="13.5pt" style:font-size-complex="13.5pt" style:language-asian="fr" style:country-asian="FR"/>
    </style:style>
    <style:style style:name="TableColumn1510" style:family="table-column">
      <style:table-column-properties style:column-width="6.3in"/>
    </style:style>
    <style:style style:name="Table1509" style:family="table">
      <style:table-properties style:width="6.3in" style:rel-width="100%" fo:margin-left="0in" table:align="left"/>
    </style:style>
    <style:style style:name="TableRow1511" style:family="table-row">
      <style:table-row-properties/>
    </style:style>
    <style:style style:name="TableCell1512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1513" style:parent-style-name="Normal" style:family="paragraph">
      <style:paragraph-properties fo:text-align="end" fo:margin-bottom="0in" fo:line-height="100%" fo:margin-left="0in" fo:margin-right="0in" fo:text-indent="0in">
        <style:tab-stops/>
      </style:paragraph-properties>
    </style:style>
    <style:style style:name="T1514" style:parent-style-name="Policepardéfaut" style:family="text">
      <style:text-properties style:font-name="Arial" style:font-name-asian="Times New Roman" style:font-name-complex="Arial" fo:font-weight="bold" style:font-weight-asian="bold" style:font-weight-complex="bold" style:use-window-font-color="true" style:font-size-complex="12pt" style:language-asian="fr" style:country-asian="FR"/>
    </style:style>
    <style:style style:name="P151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6pt" style:font-size-asian="6pt" style:font-size-complex="6pt" style:language-asian="fr" style:country-asian="FR"/>
    </style:style>
    <style:style style:name="P151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1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1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1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2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2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2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2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2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2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2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2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2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2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3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3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3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3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3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3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3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3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3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3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4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4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4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1543" style:parent-style-name="Policepardéfaut" style:family="text">
      <style:text-properties style:font-name="Times" style:font-name-asian="Times New Roman" style:font-name-complex="Times" fo:font-size="6pt" style:font-size-asian="6pt" style:font-size-complex="6pt" style:language-asian="fr" style:country-asian="FR"/>
    </style:style>
    <style:style style:name="T1544" style:parent-style-name="Policepardéfaut" style:family="text"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4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4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4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4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4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5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5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5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5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5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5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5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5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5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5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6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6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6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6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6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6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6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6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6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6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7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7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7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7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7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7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7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7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7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7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8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8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8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8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8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8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8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8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8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8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1590" style:parent-style-name="Policepardéfaut" style:family="text">
      <style:text-properties style:font-name-asian="Times New Roman" fo:font-size="13.5pt" style:font-size-asian="13.5pt" style:font-size-complex="13.5pt" style:language-asian="fr" style:country-asian="FR"/>
    </style:style>
    <style:style style:name="TableColumn1592" style:family="table-column">
      <style:table-column-properties style:column-width="6.3in"/>
    </style:style>
    <style:style style:name="Table1591" style:family="table">
      <style:table-properties style:width="6.3in" style:rel-width="100%" fo:margin-left="0in" table:align="left"/>
    </style:style>
    <style:style style:name="TableRow1593" style:family="table-row">
      <style:table-row-properties/>
    </style:style>
    <style:style style:name="TableCell1594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1595" style:parent-style-name="Normal" style:family="paragraph">
      <style:paragraph-properties fo:text-align="end" fo:margin-bottom="0in" fo:line-height="100%" fo:margin-left="0in" fo:margin-right="0in" fo:text-indent="0in">
        <style:tab-stops/>
      </style:paragraph-properties>
    </style:style>
    <style:style style:name="T1596" style:parent-style-name="Policepardéfaut" style:family="text">
      <style:text-properties style:font-name="Arial" style:font-name-asian="Times New Roman" style:font-name-complex="Arial" fo:font-weight="bold" style:font-weight-asian="bold" style:font-weight-complex="bold" style:use-window-font-color="true" style:font-size-complex="12pt" style:language-asian="fr" style:country-asian="FR"/>
    </style:style>
    <style:style style:name="P159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6pt" style:font-size-asian="6pt" style:font-size-complex="6pt" style:language-asian="fr" style:country-asian="FR"/>
    </style:style>
    <style:style style:name="P159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59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60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60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60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60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60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60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60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60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60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60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61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61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61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61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61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61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61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61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61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61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62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62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62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1623" style:parent-style-name="Policepardéfaut" style:family="text"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T1624" style:parent-style-name="Policepardéfaut" style:family="text">
      <style:text-properties style:font-name="Times" style:font-name-asian="Times New Roman" style:font-name-complex="Times" fo:font-size="5.5pt" style:font-size-asian="5.5pt" style:font-size-complex="5.5pt" style:language-asian="fr" style:country-asian="FR"/>
    </style:style>
    <style:style style:name="T1625" style:parent-style-name="Policepardéfaut" style:family="text">
      <style:text-properties style:font-name="Times" style:font-name-asian="Times New Roman" style:font-name-complex="Times" fo:font-size="9pt" style:font-size-asian="9pt" style:font-size-complex="9pt" style:language-asian="fr" style:country-asian="FR"/>
    </style:style>
    <style:style style:name="P162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62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62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62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1630" style:parent-style-name="Policepardéfaut" style:family="text">
      <style:text-properties style:font-name="Times" style:font-name-asian="Times New Roman" style:font-name-complex="Times" style:font-size-complex="12pt" style:language-asian="fr" style:country-asian="FR"/>
    </style:style>
    <style:style style:name="T1631" style:parent-style-name="Policepardéfaut" style:family="text">
      <style:text-properties style:font-name="Times" style:font-name-asian="Times New Roman" style:font-name-complex="Times" fo:font-size="7.5pt" style:font-size-asian="7.5pt" style:font-size-complex="7.5pt" style:language-asian="fr" style:country-asian="FR"/>
    </style:style>
    <style:style style:name="T1632" style:parent-style-name="Policepardéfaut" style:family="text">
      <style:text-properties style:font-name="Times" style:font-name-asian="Times New Roman" style:font-name-complex="Times" style:font-size-complex="12pt" style:language-asian="fr" style:country-asian="FR"/>
    </style:style>
    <style:style style:name="P163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63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63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63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63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63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63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64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64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64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64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64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64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64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64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64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64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65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65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65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65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65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65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65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65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65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65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66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66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66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66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66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1665" style:parent-style-name="Policepardéfaut" style:family="text">
      <style:text-properties style:font-name="Times" style:font-name-asian="Times New Roman" style:font-name-complex="Times" fo:font-size="7.5pt" style:font-size-asian="7.5pt" style:font-size-complex="7.5pt" style:language-asian="fr" style:country-asian="FR"/>
    </style:style>
    <style:style style:name="T1666" style:parent-style-name="Policepardéfaut" style:family="text"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166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1668" style:parent-style-name="Policepardéfaut" style:family="text">
      <style:text-properties style:font-name-asian="Times New Roman" fo:font-size="13.5pt" style:font-size-asian="13.5pt" style:font-size-complex="13.5pt" style:language-asian="fr" style:country-asian="FR"/>
    </style:style>
    <style:style style:name="TableColumn1670" style:family="table-column">
      <style:table-column-properties style:column-width="6.3in"/>
    </style:style>
    <style:style style:name="Table1669" style:family="table">
      <style:table-properties style:width="6.3in" style:rel-width="100%" fo:margin-left="0in" table:align="left"/>
    </style:style>
    <style:style style:name="TableRow1671" style:family="table-row">
      <style:table-row-properties/>
    </style:style>
    <style:style style:name="TableCell1672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1673" style:parent-style-name="Normal" style:family="paragraph">
      <style:paragraph-properties fo:text-align="end" fo:margin-bottom="0in" fo:line-height="100%" fo:margin-left="0in" fo:margin-right="0in" fo:text-indent="0in">
        <style:tab-stops/>
      </style:paragraph-properties>
    </style:style>
    <style:style style:name="T1674" style:parent-style-name="Policepardéfaut" style:family="text">
      <style:text-properties style:font-name="Arial" style:font-name-asian="Times New Roman" style:font-name-complex="Arial" fo:font-weight="bold" style:font-weight-asian="bold" style:font-weight-complex="bold" style:use-window-font-color="true" style:font-size-complex="12pt" style:language-asian="fr" style:country-asian="FR"/>
    </style:style>
    <style:style style:name="P167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6pt" style:font-size-asian="6pt" style:font-size-complex="6pt" style:language-asian="fr" style:country-asian="FR"/>
    </style:style>
    <style:style style:name="P167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67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67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67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68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68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68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68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68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68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68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68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688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689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690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69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69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693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694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695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696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style:font-size-complex="12pt" style:language-asian="fr" style:country-asian="FR"/>
    </style:style>
    <style:style style:name="P1697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</style:style>
    <style:style style:name="T1698" style:parent-style-name="Policepardéfaut" style:family="text"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T1699" style:parent-style-name="Policepardéfaut" style:family="text">
      <style:text-properties style:font-name="Times" style:font-name-asian="Times New Roman" style:font-name-complex="Times" fo:font-size="7.5pt" style:font-size-asian="7.5pt" style:font-size-complex="7.5pt" style:language-asian="fr" style:country-asian="FR"/>
    </style:style>
    <style:style style:name="T1700" style:parent-style-name="Policepardéfaut" style:family="text"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701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name="P1702" style:parent-style-name="Normal" style:family="paragraph">
      <style:paragraph-properties fo:text-align="start" fo:margin-bottom="0in" fo:line-height="100%" fo:margin-left="0in" fo:margin-right="0in" fo:text-indent="0in">
        <style:tab-stops/>
      </style:paragraph-properties>
      <style:text-properties style:font-name="Times" style:font-name-asian="Times New Roman" style:font-name-complex="Times" fo:font-size="13pt" style:font-size-asian="13pt" style:font-size-complex="13pt" style:language-asian="fr" style:country-asian="FR"/>
    </style:style>
    <style:style style:family="graphic" style:name="a3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bookmark-start text:name="1"/><text:span text:style-name="T6">Page 1</text:span><text:bookmark-end text:name="1"/></text:p>
          </table:table-cell>
        </table:table-row>
      </table:table>
      <text:p text:style-name="P7">Scanné avec CamScanner</text:p>
      <text:p text:style-name="P8">Progrès dans les SIG Web, les services de cartographie et les applications - Li, Dragiéevió &amp; Veenendaa /</text:p>
      <text:p text:style-name="P9">(éds)</text:p>
      <text:p text:style-name="P10">0 2011 Taylor &amp; Francis Group, Londres, ISBN 978-0-415-80483-7</text:p>
      <text:p text:style-name="P11">Géographie 2.0 - Une perspective combinée</text:p>
      <text:p text:style-name="P12">T. Edwin Chow</text:p>
      <text:p text:style-name="P13">Département de géographie, Texas State University — San Marcos, San Marcos, USA</text:p>
      <text:p text:style-name="P14">RÉSUMÉ: Le Web 2.0 représente l'émergence de diverses technologies Web qui</text:p>
      <text:p text:style-name="P15">prolifère l'interconnectivité et l'interactivité du contenu dynamique sur Internet.</text:p>
      <text:p text:style-name="P16">Diverses technologies Web 2.0 sont souvent intégrées pour créer un mash-up - un site Web hybride</text:p>
      <text:p text:style-name="P17">application combinant des services et / ou des données provenant de sources multiples. En fait, le Web 2.0 accélère</text:p>
      <text:p text:style-name="P18">le changement de paradigme des systèmes d'information géographique (SIG) des solutions bureautiques aux solutions en ligne</text:p>
      <text:p text:style-name="P19">Services d'information géographique (SIG). Dans cet article, la géographie 2.0 est définie comme</text:p>
      <text:p text:style-name="P20">déploiement de mash-ups qui intègrent plusieurs services SIG tiers, y compris géographiques</text:p>
      <text:p text:style-name="P21">données (par exemple, carte) et opérations spatiales (par exemple, routage) pour les applications SIG Internet. le</text:p>
      <text:p text:style-name="P22">les objectifs de ce chapitre sont de l) mettre en évidence l'évolution des mash-ups dans le révolutionnaire</text:p>
      <text:p text:style-name="P23">tendance du Web 2.0, 2) passer en revue les progrès récents des technologies de mash-up représentatives</text:p>
      <text:p text:style-name="P24">relative à</text:p>
      <text:p text:style-name="P25">Géographie 2.0 en examinant les données, les interfaces de programmation et les outils d'intégration, et</text:p>
      <text:p text:style-name="P26">3) commenter le rôle des mash-ups dans le développement d'applications SIG Internet et</text:p>
      <text:p text:style-name="P27">aperçu des frontières de la recherche dans le développement futur du Web. À des fins d'illustration, un</text:p>
      <text:p text:style-name="P28">un prototype de mash-up a été créé pour visualiser les cas de grippe HINI aux États-Unis sur un</text:p>
      <text:p text:style-name="P29">carte.</text:p>
      <text:p text:style-name="P30">Mots clés: Géographie 2.0, SIG services, SIG Internet, Mash-up, Web 2.0</text:p>
      <text:p text:style-name="P31"><text:span text:style-name="T32">1 </text:span><text:span text:style-name="T33">INTRODUCTION</text:span></text:p>
      <text:p text:style-name="P34">1.1 Web 2.0, Géographie 2.0 et mash-ups</text:p>
      <text:p text:style-name="P35">Le Web 2.0 représente l'émergence de diverses technologies Web qui prolifèrent</text:p>
      <text:p text:style-name="P36">l'interconnectivité et l'interactivité du contenu dynamique sur Internet. O'Reilly (2007)</text:p>
      <text:p text:style-name="P37">décrit sept principes clés des technologies Web 2.0 qui permettent aux utilisateurs de contribuer</text:p>
      <text:p text:style-name="P38">développer des applications Internet riches (RIA) en utilisant des services en ligne légers et évolutifs.</text:p>
      <text:p text:style-name="P39">Malgré quelques controverses sur la signification du Web 2.0 (Berners-Lee 2006, Schmidt 2007), le</text:p>
      <text:p text:style-name="P40">le concept général implique une culture web révolutionnaire qui tente d'enrichir l'expérience utilisateur</text:p>
      <text:p text:style-name="P41">du simple accès à l'exercice du contrôle sur le contenu Web par le partage d'informations et</text:p>
      <text:p text:style-name="P42">collaboration publique.</text:p>
      <text:soft-page-break/>
      <text:p text:style-name="P43">La nature sociale du Web 2.0 est un aspect essentiel de son succès. De nombreux Web 2.0 en plein essor</text:p>
      <text:p text:style-name="P44">des applications, telles que flickr (http://www.flickr.com) et facebook (http://www.facebook.com),</text:p>
      <text:p text:style-name="P45">sont fondés sur un réseau de contribution efficace et active des utilisateurs en plus du social</text:p>
      <text:p text:style-name="P46">le marquage (c'est-à-dire la folksonomie). De plus, ces sites Web fournissent souvent une plate-forme simple et le</text:p>
      <text:p text:style-name="P47">l'infrastructure nécessaire pour créer, rechercher et partager du contenu généré par les utilisateurs. Par conséquent, Web 2.0</text:p>
      <text:p text:style-name="P48">représente un changement de paradigme des "utilisateurs" aux "producteurs" au sein d'un vaste réseau social parmi</text:p>
      <text:p text:style-name="P49">gens. En fait, la puissance d'Internet est imbriquée dans le lien créé non seulement entre</text:p>
      <text:p text:style-name="P50">les documents web mais aussi le réseau social et les interactions qui en découlent</text:p>
      <text:p text:style-name="P51">activités synergiques (Hendler &amp; Golbeck 2008),</text:p>
      <text:p text:style-name="P52"><text:span text:style-name="T53"><draw:custom-shape svg:x="0in" svg:y="0in" svg:width="45.51042in" svg:height="0.00139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able:table table:style-name="Table54">
        <table:table-columns>
          <table:table-column table:style-name="TableColumn55"/>
        </table:table-columns>
        <table:table-row table:style-name="TableRow56">
          <table:table-cell table:style-name="TableCell57">
            <text:p text:style-name="P58"><text:bookmark-start text:name="2"/><text:span text:style-name="T59">Page 2</text:span><text:bookmark-end text:name="2"/></text:p>
          </table:table-cell>
        </table:table-row>
      </table:table>
      <text:p text:style-name="P60">Scanné avec CamScanner</text:p>
      <text:p text:style-name="P61">À la lumière des systèmes d'information géographique (SIG), le Web 2.0 accélère le changement de paradigme</text:p>
      <text:p text:style-name="P62">du SIG "d'une architecture isolée à un cadre interopérable, à partir d'un</text:p>
      <text:p text:style-name="P63">solution à une approche distribuée, des formats de données propriétaires individuels à l'ouverture</text:p>
      <text:p text:style-name="P64">spécification d'échange de données, d'une plate-forme de bureau à un environnement Internet</text:p>
      <text:p text:style-name="P65">((vnow 2008). Par exemple, un cartographe amateur pourrait facilement géocoder le</text:p>
      <text:p text:style-name="P66">coordonnées de latitude / longitude du tatouage d'Angelina Jolie. qui porte les coordonnées</text:p>
      <text:p text:style-name="P67">du lieu de naissance de ses enfants, visualisez les marqueurs géocodés sur un</text:p>
      <text:p text:style-name="P68">Globe virtuel (3D) (par exemple Google Earth), et distribuer les informations géographiques sur</text:p>
      <text:p text:style-name="P69">Internet via Keyhole Markup Language (KML). Sui (2008) a décrit ceci</text:p>
      <text:p text:style-name="P70">tendance de «collaboration massive et volontaire entre amateurs et experts» comme</text:p>
      <text:p text:style-name="P71">la wikification des SIG. Le mot «wikification» trouve ses racines dans l’innovation</text:p>
      <text:p text:style-name="P72">mouvement de contenu dynamique fourni par l'utilisateur qui est créé et maintenu par le</text:p>
      <text:p text:style-name="P73">public intéressé, comme le célèbre projet Wikipédia. Sui (2008) a envisagé que</text:p>
      <text:p text:style-name="P74">la wikification du SIG sera renforcée par le développement continu de l'open-source</text:p>
      <text:p text:style-name="P75">Logiciel SIG, disponibilité d’informations géographiques conventionnelles et «volontaires»</text:p>
      <text:p text:style-name="P76">(Goodchild 2007a, Goodchild 2007b), et une implication croissante des citoyens</text:p>
      <text:p text:style-name="P77">capteurs et corps SIG volontaires. Compte tenu de la réalisation et des attentes du Web 2.0</text:p>
      <text:p text:style-name="P78">technologies pour continuer en tant que plate-forme de base pour la wikification des SIG, de la géographie</text:p>
      <text:p text:style-name="P79">2.0 représente une étape de maturité qui met l'accent sur le déploiement des technologies Web 2.0</text:p>
      <text:p text:style-name="P80">pour répondre aux nouvelles frontières de la géographie.</text:p>
      <text:p text:style-name="P81"><text:span text:style-name="T82">La notion de géographie 2.0 provient de la conférence O'Reilly </text:span><text:span text:style-name="T83">N</text:span><text:span text:style-name="T84"> fThere 2.0 2006</text:span></text:p>
      <text:soft-page-break/>
      <text:p text:style-name="P85">et était ioosely associé aux applications de globe virtuel. Malgré sa puissance</text:p>
      <text:p text:style-name="P86">capacités de visualisation, la représentation 3D du globe virtuel ne reflète pas</text:p>
      <text:p text:style-name="P87">le spectre complet des technologies Web 2.0, qui incluent également RIA, la syndication Web,</text:p>
      <text:p text:style-name="P88">Interface de programmation d'application (API), services Web, JavaScript asynchrone et</text:p>
      <text:p text:style-name="P89">XML (AJAX), etc. En fait, diverses technologies Web 2.0 sont souvent intégrées pour créer</text:p>
      <text:p text:style-name="P90">soi-disant mash-up - une application Web hybride combinant des services (Rinner et al. 2008)</text:p>
      <text:p text:style-name="P91">et / ou des données (Cheung et al. 2008, Sui 2008) provenant de sources multiples. Dans ce chapitre,</text:p>
      <text:p text:style-name="P92">La géographie 2.0 est définie comme le déploiement de mash-ups qui intègrent plusieurs tiers</text:p>
      <text:p text:style-name="P93">Services d'information géographique (services SIG), y compris les données géographiques (p.</text:p>
      <text:p text:style-name="P94">map) et les opérations spatiales (par exemple le routage) pour les applications SIG Internet. Par conséquent,</text:p>
      <text:p text:style-name="P95">Le mash-up est une manifestation importante de la géographie 2.0 à l'ère du Web 2.0.</text:p>
      <text:p text:style-name="P96">L'objectif de ce chapitre est d'examiner les technologies Web émergentes qui ont été, ou</text:p>
      <text:p text:style-name="P97">peuvent être développés pour les applications SIG Internet et leurs rôles dans la prise en charge du potentiel</text:p>
      <text:p text:style-name="P98">programme de recherche en SIGcience. En tant que tel, les objectifs de ce chapitre et donc comment il</text:p>
      <text:p text:style-name="P99">est organisé en trois volets. La première consiste à introduire la géographie 2.0 dans le contexte de</text:p>
      <text:p text:style-name="P100">Web 2.0 et pour souligner l'évolution des mash-ups dans cette tendance révolutionnaire. le</text:p>
      <text:p text:style-name="P101">deuxièmement, passer en revue les progrès récents des technologies de mash-up représentatives liées</text:p>
      <text:p text:style-name="P102">à Geography 2.0 bv en examinant les données, les interfaces de programmation et les outils d'intégration.</text:p>
      <text:p text:style-name="P103">Le troisième objectif est de commenter le rôle des mash-ups dans le développement d'Internet</text:p>
      <text:p text:style-name="P104">Applications SIG et jette un aperçu des frontières de la recherche dans le futur web</text:p>
      <text:p text:style-name="P105">développement.</text:p>
      <text:p text:style-name="P106">1.2 Les paradigmes du mash-up</text:p>
      <text:p text:style-name="P107">Les mash-ups sont un phénomène Internet émergent depuis 2005. De nombreux sites Web</text:p>
      <text:p text:style-name="P108">les développeurs ont applaudi les outils librement adaptables et ont engendré de nombreux Internet</text:p>
      <text:p text:style-name="P109">applications. L'un des sites Web de mash-up célèbres était l'ancien chicagocrime.org</text:p>
      <text:p text:style-name="P110">qui trace les données sur la criminalité de Chicago sur une carte Google et permet</text:p>
      <text:p text:style-name="P111">requêtes à proximité d'un emplacement défini par l'utilisateur (ou le long d'un chemin numérisé).</text:p>
      <text:soft-page-break/>
      <text:p text:style-name="P112">Il n'y a pas eu de registre officiel du nombre total de mash-ups sur Internet;</text:p>
      <text:p text:style-name="P113">mais il est évident que le nombre de sites ne ', v augmente chaque jour (Fig. 1). Par</text:p>
      <text:p text:style-name="P114"><text:span text:style-name="T115"><draw:custom-shape svg:x="0in" svg:y="0in" svg:width="45.51042in" svg:height="0.00139in" draw:z-index="0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span></text:p>
      <table:table table:style-name="Table116">
        <table:table-columns>
          <table:table-column table:style-name="TableColumn117"/>
        </table:table-columns>
        <table:table-row table:style-name="TableRow118">
          <table:table-cell table:style-name="TableCell119">
            <text:p text:style-name="P120"><text:bookmark-start text:name="3"/><text:span text:style-name="T121">Page 3</text:span><text:bookmark-end text:name="3"/></text:p>
          </table:table-cell>
        </table:table-row>
      </table:table>
      <text:p text:style-name="P122">Scanné avec CamScanner</text:p>
      <text:p text:style-name="P123">mélanger plusieurs sources de données et visualiser les informations extraites sur le</text:p>
      <text:p text:style-name="P124">Internet, les mash-ups sont orientés applications. Parmi la plupart des applications de mash-up</text:p>
      <text:p text:style-name="P125">qui ont été explorées, plus d'un tiers est lié aux applications de cartographie (Fig. 2).</text:p>
      <text:p text:style-name="P126">Les mash-ups courants servant du multimédia sont souvent considérés comme des photos, des vidéos, de la musique ou</text:p>
      <text:p text:style-name="P127">hybride de plusieurs types de données (par exemple, des photos marquées dans une carte).</text:p>
      <text:p text:style-name="P128">Afin de mieux comprendre la tendance des mash-ups, il est peut-être plus perspicace de</text:p>
      <text:p text:style-name="P129">avoir une perspective sur les paradigmes adoptés. Le concept de mash-ups provient de</text:p>
      <text:p text:style-name="P130">la notion de service web, qui vise à fournir un cadre interopérable pour</text:p>
      <text:p text:style-name="P131">relier</text:p>
      <text:p text:style-name="P132">Figure 1. Nombre de mash-ups au fil du temps (avec l'aimable autorisation de ProgrammableWeb 2009).</text:p>
      <text:p text:style-name="P133">06/01/09</text:p>
      <text:p text:style-name="P134">Figure 2. Applications combinées (avec l'aimable autorisation de ProgrammableWeb 2009).</text:p>
      <text:p text:style-name="P135">4000</text:p>
      <text:p text:style-name="P136">3900</text:p>
      <text:p text:style-name="P137">3800</text:p>
      <text:p text:style-name="P138">3700</text:p>
      <text:p text:style-name="P139">3600</text:p>
      <text:p text:style-name="P140">3500</text:p>
      <text:p text:style-name="P141">Déc déc</text:p>
      <text:p text:style-name="P142">Janv févr</text:p>
      <text:p text:style-name="P143">Mar Avr Mai</text:p>
      <text:p text:style-name="P144">06/01/09</text:p>
      <text:p text:style-name="P145">logiciels existants et composants d'application réutilisables via Internet</text:p>
      <text:p text:style-name="P146">protocoles. Dans cette recherche, le service Web ne transmet pas le sens plus large de</text:p>
      <text:p text:style-name="P147">fournir un service sur le Web. D'un point de vue technique, cependant, le web</text:p>
      <text:p text:style-name="P148">le service est basé sur l'architecture orientée services (SOA) pour découvrir,</text:p>
      <text:p text:style-name="P149">communiquer et utiliser des services externes distribués sur le réseau. Utilisateurs'</text:p>
      <text:p text:style-name="P150">les demandes et les interactions peuvent être gérées à l'aide de l'accès simple aux objets</text:p>
      <text:p text:style-name="P151">Protocol (SOAP), un protocole Web indépendant de la plate-forme et de la langue</text:p>
      <text:p text:style-name="P152">échange des informations via le protocole de transfert hypertexte (HTTP) basé sur</text:p>
      <text:soft-page-break/>
      <text:p text:style-name="P153">Communication XML (eXtensible Markup Language). Dans les applications SOAP, un</text:p>
      <text:p text:style-name="P154">le serveur héberge un service avec des spécifications XML pendant que le client découvre et</text:p>
      <text:p text:style-name="P155"><text:span text:style-name="T156">cartographie </text:span><text:span text:style-name="T157">(36%)</text:span></text:p>
      <text:p text:style-name="P158">(dix%)</text:p>
      <text:p text:style-name="P159">(9%)</text:p>
      <text:p text:style-name="P160">(8%)</text:p>
      <text:p text:style-name="P161">(5%)</text:p>
      <text:p text:style-name="P162"><text:span text:style-name="T163">messagerie </text:span><text:span text:style-name="T164">(4%)</text:span></text:p>
      <text:p text:style-name="P165"><text:span text:style-name="T166"><draw:custom-shape svg:x="0in" svg:y="0in" svg:width="45.51042in" svg:height="0.00139in" draw:z-index="0" draw:id="id2" draw:style-name="a2" draw:name="Horizontal Line 3" text:anchor-type="as-char"><svg:title/><svg:desc/><draw:enhanced-geometry draw:type="non-primitive" svg:viewBox="0 0 21600 21600" draw:enhanced-path="M 0 0 L 21600 0 21600 21600 0 21600 Z N"/></draw:custom-shape></text:span></text:p>
      <table:table table:style-name="Table167">
        <table:table-columns>
          <table:table-column table:style-name="TableColumn168"/>
        </table:table-columns>
        <table:table-row table:style-name="TableRow169">
          <table:table-cell table:style-name="TableCell170">
            <text:p text:style-name="P171"><text:bookmark-start text:name="4"/><text:span text:style-name="T172">Page 4</text:span><text:bookmark-end text:name="4"/></text:p>
          </table:table-cell>
        </table:table-row>
      </table:table>
      <text:p text:style-name="P173">Scanné avec CamScanner</text:p>
      <text:p text:style-name="P174">demande le service (ou les informations) nécessaire en échangeant un code XML</text:p>
      <text:p text:style-name="P175">messages. Par exemple, les Web Feature Services (WFS), un Open Geospatial</text:p>
      <text:p text:style-name="P176">Norme du consortium (OGC) pour l'accès (par exemple, créer, interroger, modifier, supprimer)</text:p>
      <text:p text:style-name="P177">caractéristiques géographiques, peut prendre en charge à la fois SOAP et I-ITTP classique get / post</text:p>
      <text:p text:style-name="P178">demandes. Le service de carte Web (WMS) et le service de couverture Web (WCS) sont</text:p>
      <text:p text:style-name="P179">des normes OGC similaires qui permettront d'accéder à des images cartographiques non modifiables et</text:p>
      <text:p text:style-name="P180">données raster. En plus de simplement accorder l'accès aux données géographiques, les services Web</text:p>
      <text:p text:style-name="P181">présentent également un cadre de services de calcul distribués et réutilisables pour</text:p>
      <text:p text:style-name="P182">construire des modèles complexes (Fensel &amp; Bussler 2002). Smiatek (2005) a décrit le</text:p>
      <text:p text:style-name="P183">mise en place de services web comme plateforme neutre pour le modèle climatique en</text:p>
      <text:p text:style-name="P184">accéder à la base de données SIG.</text:p>
      <text:p text:style-name="P185">Évolution du paradigme orienté XML du service Web, les mash-ups</text:p>
      <text:p text:style-name="P186">prendre de l'élan grâce au lancement de l'interface de programmation d'application</text:p>
      <text:p text:style-name="P187">(API), une autre forme de GIService émergent. Dans les logiciels conventionnels</text:p>
      <text:p text:style-name="P188">développement, l'API est un ensemble de bibliothèques de programmation</text:p>
      <text:p text:style-name="P189">s qui permet à une application de communiquer avec une autre application</text:p>
      <text:soft-page-break/>
      <text:p text:style-name="P190">ou le système d'exploitation sous-jacent pour exécuter un service, comme accéder à un</text:p>
      <text:p text:style-name="P191">déposer. Un exemple est d'accorder l'accès</text:p>
      <text:p text:style-name="P192">bibliothèque, qui constitue la base de toute application. Pour les applications Web, API</text:p>
      <text:p text:style-name="P193">est une interface de code source qui permet aux développeurs Web d'accéder à la bibliothèque de programmation</text:p>
      <text:p text:style-name="P194">hébergé par un serveur Web et pour demander des services sur Internet. Ainsi, l'API offre le</text:p>
      <text:p text:style-name="P195">plus de flexibilité pour les développeurs Web en documentant des instructions détaillées et</text:p>
      <text:p text:style-name="P196">opérations. En 2005, Google a publié l'API Google Maps et autorisé le Web</text:p>
      <text:p text:style-name="P197">aux développeurs de puiser dans leurs puissants serveurs de cartes Web et leurs services de cartographie. Duc à</text:p>
      <text:p text:style-name="P198">"sa politique sans frais, la disponibilité de la couverture globale des données, la navigation dynamique, la requête</text:p>
      <text:p text:style-name="P199">capacité et facilité de mise en œuvre »(Chow 2008), les développeurs Web du monde entier ont pris</text:p>
      <text:p text:style-name="P200">avantage de cet atout précieux pour combiner leurs données avec l'interface de la carte lors de la création</text:p>
      <text:p text:style-name="P201">nouveaux mash-ups. Depuis lors, des milliers d'API ont été proposées pour le Web</text:p>
      <text:p text:style-name="P202">développement dans diverses capacités (ProgrammableWeb 2009). Cartographie, cependant,</text:p>
      <text:p text:style-name="P203">reste le type le plus répandu d'applications de mash-up (Fig. 2).</text:p>
      <text:p text:style-name="P204">Une tendance intéressante du Web 2.0 est que les technologies évoluent vers des</text:p>
      <text:p text:style-name="P205">approches. Contrairement au service Web basé sur SOAP, Representational State Transfer</text:p>
      <text:p text:style-name="P206">(REST) ​​n'adopte pas le paradigme orienté message mais affiche la représentation de</text:p>
      <text:p text:style-name="P207">des informations spécifiques sur Internet (par exemple un fichier, une requête qui renvoie un élément, un résumé</text:p>
      <text:p text:style-name="P208">object) en tant que ressources. REST est un style d'architecture qui favorise le Web léger</text:p>
      <text:p text:style-name="P209">services en utilisant un identifiant global pour adresser chaque ressource (par exemple, ressource universelle</text:p>
      <text:p text:style-name="P210">Identifiant en HTTP) pour passer des appels entre machines (Fielding 2000). développeurs web</text:p>
      <text:p text:style-name="P211">peut déployer un service Web ou une API RESTful, qui suit les principes REST, pour</text:p>
      <text:p text:style-name="P212">quatre opérations CRUD: Créer / Lire / Mettre à jour / Supprimer. Par exemple, le célèbre Twitter</text:p>
      <text:p text:style-name="P213">L'API REST fournit une méthode pour afficher l'état le plus récent d'un utilisateur en envoyant un</text:p>
      <text:p text:style-name="P214">demande sous la forme d'URI, telle que: http: // twitter.com/statuses/show/id.format</text:p>
      <text:p text:style-name="P215">(Twitter 2009). On peut utiliser n'importe quel langage de script, tel que PHP: Hypertext</text:p>
      <text:p text:style-name="P216">Préprocesseur (PHP) pour envoyer la requête HTTP et interpréter la représentation retournée</text:p>
      <text:soft-page-break/>
      <text:p text:style-name="P217">dans un format spécifique, généralement en XML, JavaScript Object Notation (JSON), Real</text:p>
      <text:p text:style-name="P218">Simple Syndication (RSS), etc. Les sites twittervision et flickrvision (Troy</text:p>
      <text:p text:style-name="P219">2009a, Troy 2009b) démontre la liaison de plusieurs API, y compris Google</text:p>
      <text:p text:style-name="P220">Maps API, Twitter REST API, Flickr REST API et Poly9 Globe API, lors de la création</text:p>
      <text:p text:style-name="P221">mashups puissants - thème de la section suivante.</text:p>
      <text:p text:style-name="P222">2 MASH-UPS</text:p>
      <text:p text:style-name="P223"><text:span text:style-name="T224"><draw:custom-shape svg:x="0in" svg:y="0in" svg:width="45.51042in" svg:height="0.00139in" draw:z-index="0" draw:id="id3" draw:style-name="a3" draw:name="Horizontal Line 4" text:anchor-type="as-char"><svg:title/><svg:desc/><draw:enhanced-geometry draw:type="non-primitive" svg:viewBox="0 0 21600 21600" draw:enhanced-path="M 0 0 L 21600 0 21600 21600 0 21600 Z N"/></draw:custom-shape></text:span></text:p>
      <table:table table:style-name="Table225">
        <table:table-columns>
          <table:table-column table:style-name="TableColumn226"/>
        </table:table-columns>
        <table:table-row table:style-name="TableRow227">
          <table:table-cell table:style-name="TableCell228">
            <text:p text:style-name="P229"><text:bookmark-start text:name="5"/><text:span text:style-name="T230">Page 5</text:span><text:bookmark-end text:name="5"/></text:p>
          </table:table-cell>
        </table:table-row>
      </table:table>
      <text:p text:style-name="P231">Scanné avec CamScanner</text:p>
      <text:p text:style-name="P232">2.1 Données</text:p>
      <text:p text:style-name="P233">Les données sont une composante importante des mash-ups, avec l'une de ses `` fonctions principales</text:p>
      <text:p text:style-name="P234">étant de se fondre dans plusieurs sources de données. Alors que de nombreux fournisseurs de services SIG offrent</text:p>
      <text:p text:style-name="P235">données géographiques précieuses (par exemple, superposition de trafic) via l'API, il est souvent souhaitable de</text:p>
      <text:p text:style-name="P236">intégrer des données personnalisées (par exemple des données de recensement) dans les applications de mash-up. Comme illustré</text:p>
      <text:p text:style-name="P237">de l'évolution du paradigme des mashups, il existe une longue liste de données Web</text:p>
      <text:p text:style-name="P238">exprimé dans divers formats. Dans le contexte de Géographie 2.0, cet article limitera la</text:p>
      <text:p text:style-name="P239">discussion sur la composante spatiale / cartographie directement pertinente pour les services SIG.</text:p>
      <text:p text:style-name="P240">2.1.1 Données SIG de bureau</text:p>
      <text:p text:style-name="P241">Le SIG a évolué à partir d'une longue tradition de cartographie thématique en tant que bureau</text:p>
      <text:p text:style-name="P242">application. L'effort initial du US Census Bureau pour créer le Dual</text:p>
      <text:p text:style-name="P243">Format de fichier DIME (Independent Map Encoding) et pionnier de Fisher (1966)</text:p>
      <text:p text:style-name="P244">programme de cartographie Synegraphic Mapping System (SYMAP) a défini les</text:p>
      <text:p text:style-name="P245">cadre pour les premières données et logiciels SIG. D'une part, DIME est une donnée</text:p>
      <text:p text:style-name="P246">structure de bases de données géographiques numériques à grande échelle, précurseur de la</text:p>
      <text:p text:style-name="P247">Système de codage et de référence géographique intégré topologique (TIGER),</text:p>
      <text:p text:style-name="P248">qui sert des cartes de base gratuites pour de nombreux produits cartographiques à valeur ajoutée. De l'autre</text:p>
      <text:p text:style-name="P249">main, l'inspiration: SYMAP a déclenché des décennies de développement continu en</text:p>
      <text:p text:style-name="P250">Logiciel SIG. En général, les données SIG utilisées par les systèmes informatiques commerciaux</text:p>
      <text:soft-page-break/>
      <text:p text:style-name="P251">sont de nature propriétaire et sont donc spécifiques au logiciel. Données vectorielles communes</text:p>
      <text:p text:style-name="P252">(c.-à-d. point, ligne ou polygone) incluent, mais sans s'y limiter, les fichiers de ligne TIGER, ESRI</text:p>
      <text:p text:style-name="P253">fichiers de formes, couverture Arc / lnfo, géodatabases ESRI, AutoCAD</text:p>
      <text:p text:style-name="P254">DXF, MapInfo TAB, etc. Les exemples de raster (c'est-à-dire les images à base de pixels) sont ESRI</text:p>
      <text:p text:style-name="P255">grid, ERDAS Imagine, USGS DEM, Digital Raster Graphics, Idrisi RST, etc.,</text:p>
      <text:p text:style-name="P256">Idéalement, un fournisseur GIScrvice qui cmpowcrs mash-up applications peut analyser le</text:p>
      <text:p text:style-name="P257">fichier SIG binaire directement à partir d'un scrvcr Web, cette hypothèse peut être valide étant donné que</text:p>
      <text:p text:style-name="P258">le fournisseur GIService est l'un des éditeurs de logiciels SIG de bureau. Par exemple, le</text:p>
      <text:p text:style-name="P259">L'API JavaScript ESRI ArcGIS peut superposer des tuiles de carte personnalisées basées sur des fichiers de forme et</text:p>
      <text:p text:style-name="P260">géodatabases dans leurs mash-ups. Malheureusement, la plupart des données SIG propriétaires ne sont pas</text:p>
      <text:p text:style-name="P261">pris en charge par des fournisseurs de mash-up externes pour l'analyse directe. Certaines données SIG sont</text:p>
      <text:p text:style-name="P262">conforme à Object Linking (par exemple, géodatabase) et Embedding Database (OLEDB)</text:p>
      <text:p text:style-name="P263">ou ActiveX Data Object (ADO), cependant, l'exigence de licences de déploiement peut</text:p>
      <text:p text:style-name="P264">présentent une résistance à de nombreux développeurs Web. Par conséquent, il est souvent nécessaire de convertir</text:p>
      <text:p text:style-name="P265">l'ensemble de données d'origine dans le (s) format (s) de fichier acceptable (s) par le fournisseur de services SIG. UNE</text:p>
      <text:p text:style-name="P266">la stratégie consiste à convertir un fichier de formes, un ensemble de données au format ouvert (ESRI 1998), en fichiers texte,</text:p>
      <text:p text:style-name="P267">bases de données conventionnelles, ou données au format XML a priori en utilisant un langage de script.</text:p>
      <text:p text:style-name="P268">À l'ère du Web 2.0 qui promeut le partage et les standards ouverts, les développeurs Web</text:p>
      <text:p text:style-name="P269">adopter des données géographiques qui ont des spécifications ouvertes et sont prêtes pour le mash-up</text:p>
      <text:p text:style-name="P270">applications. Certains formats d'échange de données émergents sont inclus ci-dessous.</text:p>
      <text:p text:style-name="P271">2.1.2 GML</text:p>
      <text:p text:style-name="P272">Geography Markup Language (GML) est une extension XML pour encoder</text:p>
      <text:p text:style-name="P273">caractéristiques avec des informations spatiales et attributaires (Peng et Tsou, 2003). Le GML 3. I</text:p>
      <text:p text:style-name="P274">la spécification de codage prend en charge les primitives géométriques (par exemple Point, LineString et</text:p>
      <text:p text:style-name="P275">Polygone), complexes géométriques (c'est-à-dire collection fermée de primitives géométriques),</text:p>
      <text:p text:style-name="P276">agrégat géométrique (par exemple MultiPoint, MultiLineString, MultiPolygon,</text:p>
      <text:p text:style-name="P277">MultiGeometry) et des images matricielles (grille). Le CityGML démontre un GML</text:p>
      <text:soft-page-break/>
      <text:p text:style-name="P278">vitrine pour encoder des objets urbains en 3 dimensions (3D) dans une ville virtuelle. Ainsi, GML</text:p>
      <text:p text:style-name="P279">incarne des modèles de données et des géométries sophistiqués pour représenter des objets du monde réel.</text:p>
      <text:p text:style-name="P280">Certains sites Web offrent une interface de programmation pour développer des mash-ups en utilisant GML pour</text:p>
      <text:p text:style-name="P281">modéliser des objets spatiaux. Par exemple, hostip.info (http://www.hostip.info) propose un</text:p>
      <text:p text:style-name="P282"><text:span text:style-name="T283"><draw:custom-shape svg:x="0in" svg:y="0in" svg:width="45.51042in" svg:height="0.00139in" draw:z-index="0" draw:id="id4" draw:style-name="a4" draw:name="Horizontal Line 5" text:anchor-type="as-char"><svg:title/><svg:desc/><draw:enhanced-geometry draw:type="non-primitive" svg:viewBox="0 0 21600 21600" draw:enhanced-path="M 0 0 L 21600 0 21600 21600 0 21600 Z N"/></draw:custom-shape></text:span></text:p>
      <table:table table:style-name="Table284">
        <table:table-columns>
          <table:table-column table:style-name="TableColumn285"/>
        </table:table-columns>
        <table:table-row table:style-name="TableRow286">
          <table:table-cell table:style-name="TableCell287">
            <text:p text:style-name="P288"><text:bookmark-start text:name="6"/><text:span text:style-name="T289">Page 6</text:span><text:bookmark-end text:name="6"/></text:p>
          </table:table-cell>
        </table:table-row>
      </table:table>
      <text:p text:style-name="P290">Scanné avec CamScanner</text:p>
      <text:p text:style-name="P291">interface de mash-up pour rechercher une adresse IP (Internet Protocol) et renvoyer spatial</text:p>
      <text:p text:style-name="P292">des informations, telles que la latitude, la longitude, le pays encodées en GML. Chow (2008)</text:p>
      <text:p text:style-name="P293">a fait la démonstration d'un prototype pour visualiser GML sur Google Maps qui illustrait bien</text:p>
      <text:p text:style-name="P294">potentiel de développement de solutions SIG Internet autour de la spécification ouverte.</text:p>
      <text:p text:style-name="P295">Semblable à XML, GML doit également être bien formé et validé par un</text:p>
      <text:p text:style-name="P296">référence d'un schéma d'application GML (Fig. 3). Heureusement, il existe</text:p>
      <text:p text:style-name="P297">des logiciels gratuits (par exemple GeoCon) et des logiciels commerciaux (par exemple TatukGIS Editor) qui</text:p>
      <text:p text:style-name="P298">convertit la plupart des formats de bases de données vectorielles et matricielles en GML. Une feuille de style extensible</text:p>
      <text:p text:style-name="P299">La transformation de langage (XSLT) peut être utilisée pour analyser les données XML et</text:p>
      <text:p text:style-name="P300">convertir GML en d'autres formats de spécification ouverts, tels que Scalable Vector</text:p>
      <text:p text:style-name="P301">Graphiques (SVG).</text:p>
      <text:p text:style-name="P302">2.1.3 KML</text:p>
      <text:p text:style-name="P303">Keyhole Markup Language (KML), similaire à GML, adopte un XML personnalisé</text:p>
      <text:p text:style-name="P304">application</text:p>
      <text:p text:style-name="P305">schéma pour décrire les données géographiques. Une différence majeure entre les deux balises</text:p>
      <text:p text:style-name="P306">langages est que KML contient également des balises XML qui définissent la visualisation et</text:p>
      <text:p text:style-name="P307">paramètres de navigation (par exemple &lt;Camera&gt;, &lt;LookAt&gt;, &lt;gx: FlyT0&gt;). En utilisant une 3D</text:p>
      <text:p text:style-name="P308">application de globe virtuel, telle que Google Earth, pour interpréter ces balises personnalisées, KML</text:p>
      <text:p text:style-name="P309">fournit les données et les paramètres de visualisation pour afficher le phénomène géographique et</text:p>
      <text:p text:style-name="P310">pour explorer leur contexte spatial sous forme 3D (Fig. 4). Cependant, KML ne peut prendre en charge que</text:p>
      <text:soft-page-break/>
      <text:p text:style-name="P311">géométries simples, telles que le marqueur (c'est-à-dire le point), la polyligne, le polygone et la tuile raster. D'où,</text:p>
      <text:p text:style-name="P312">KML est relativement limité, `` dans la représentation d'objets complexes du monde réel et leur</text:p>
      <text:p text:style-name="P313">relation spatiale2 que GML. Néanmoins, d'autres navigateurs Google Earth, y compris Google</text:p>
      <text:p text:style-name="P314">Cartes, NASA World Wind, Microsoft Bing Maps</text:p>
      <text:p text:style-name="P315">3D (c'est-à-dire successeur de Virtual Earth), prend en charge l'encodage KML (totalement ou partiellement) et</text:p>
      <text:p text:style-name="P316">autoriser la superposition KML. L'Open Geospatial Consortium (OGC) a approuvé la version KML</text:p>
      <text:p text:style-name="P317">2.2 comme norme de mise en œuvre en 2008. Un groupe de travail de l'OGC envisage de</text:p>
      <text:p text:style-name="P318">harmoniser les futures versions de KML avec les spécifications GML et OGC pertinentes</text:p>
      <text:p text:style-name="P319">normes, telles que le partage de la même représentation géométrique. (OGC 2009).</text:p>
      <text:p text:style-name="P320">&lt;? version zml: "1.0"</text:p>
      <text:p text:style-name="P321">Villes mlns grnl =</text:p>
      <text:p text:style-name="P322"><text:span text:style-name="T323">t </text:span><text:span text:style-name="T324">'http • .// t • rern.opengis.net / grnl "&gt;</text:span></text:p>
      <text:p text:style-name="P325">&lt;grnl: featureMember&gt; &lt;Ville</text:p>
      <text:p text:style-name="P326">&lt;TheGeometry&gt; zgml: Point&gt;</text:p>
      <text:p text:style-name="P327">zgrnl. 688, 43 .019 &lt;/ gmI: pos&gt;</text:p>
      <text:p text:style-name="P328">&lt;/ gml: Point&gt;</text:p>
      <text:p text:style-name="P329">&lt;/TheGeometry&gt;</text:p>
      <text:p text:style-name="P330">&lt;/ Ci</text:p>
      <text:p text:style-name="P331">&lt;/ gml: featureMember&gt;</text:p>
      <text:p text:style-name="P332">&lt;/Cities&gt;</text:p>
      <text:p text:style-name="P333">Figure 3. Représentation GML d'une entité ponctuelle.</text:p>
      <text:p text:style-name="P334"><text:span text:style-name="T335"><draw:custom-shape svg:x="0in" svg:y="0in" svg:width="45.51042in" svg:height="0.00139in" draw:z-index="0" draw:id="id5" draw:style-name="a5" draw:name="Horizontal Line 6" text:anchor-type="as-char"><svg:title/><svg:desc/><draw:enhanced-geometry draw:type="non-primitive" svg:viewBox="0 0 21600 21600" draw:enhanced-path="M 0 0 L 21600 0 21600 21600 0 21600 Z N"/></draw:custom-shape></text:span></text:p>
      <table:table table:style-name="Table336">
        <table:table-columns>
          <table:table-column table:style-name="TableColumn337"/>
        </table:table-columns>
        <table:table-row table:style-name="TableRow338">
          <table:table-cell table:style-name="TableCell339">
            <text:p text:style-name="P340"><text:bookmark-start text:name="7"/><text:span text:style-name="T341">Page 7</text:span><text:bookmark-end text:name="7"/></text:p>
          </table:table-cell>
        </table:table-row>
      </table:table>
      <text:p text:style-name="P342">Scanné avec CamScanner</text:p>
      <text:p text:style-name="P343">Figure 4. Une représentation KML d'une entité ponctuelle visualisée dans</text:p>
      <text:p text:style-name="P344">Google Earth (avec l'aimable autorisation de Google, 2009).</text:p>
      <text:p text:style-name="P345">En raison de la disponibilité d'une couverture de données mondiale (par ex.</text:p>
      <text:p text:style-name="P346">images aériennes / satellites, fond de carte vectorielle, terrain,</text:p>
      <text:p text:style-name="P347">photos street view), facilité de création et de distribution KML,</text:p>
      <text:p text:style-name="P348">KML a été utilisé pour la conglomération de données dans des</text:p>
      <text:p text:style-name="P349">événements: lorsque le temps est crucial pour solliciter et libérer</text:p>
      <text:p text:style-name="P350">information géographique à la communauté. Peu de temps après le</text:p>
      <text:p text:style-name="P351">Tremblement de terre au Sichuan (Luo 2008), incendie de forêt en Californie (Los</text:p>
      <text:p text:style-name="P352">Angeles Times 2008) et la récente épidémie de grippe HI NI</text:p>
      <text:p text:style-name="P353">(Niman 2009), des mash-ups basés sur KML ont été créés pour suivre et</text:p>
      <text:p text:style-name="P354">mettre à jour la dernière dispersion du phénomène géographique.</text:p>
      <text:p text:style-name="P355">Fichiers KML contenant des images satellite, des séries chronologiques</text:p>
      <text:p text:style-name="P356">20</text:p>
      <text:p text:style-name="P357">animation de superposition de polygones, nuage de points d'incidents signalés, graphiques agrégés,</text:p>
      <text:p text:style-name="P358">etc distribués sur Internet en quelques jours. Le contenu de Volunteered Geographic</text:p>
      <text:p text:style-name="P359">L'information (VGI) est également complétée par les mouvements de base et est en cours de mise à jour</text:p>
      <text:p text:style-name="P360">régulièrement. Le partage des connaissances via KML permet aux politiciens, aux</text:p>
      <text:soft-page-break/>
      <text:p text:style-name="P361">les gestionnaires d'intervention, les scientifiques et la communauté pour analyser le phénomène et</text:p>
      <text:p text:style-name="P362">prendre des décisions éclairées.</text:p>
      <text:p text:style-name="P363">GeoRSS provient de Really Simple Syndication (RSS), un XML très courant.</text:p>
      <text:p text:style-name="P364">format de flux et de syndication basé sur le Web qui met automatiquement à jour le contenu Web de</text:p>
      <text:p text:style-name="P365">une application Internet par un fournisseur externe. Un flux Web est une version allégée de</text:p>
      <text:p text:style-name="P366">le texte original qui comprend un titre, un résumé, un hyperlien vers le contenu original</text:p>
      <text:p text:style-name="P367"><text:span text:style-name="T368"><draw:custom-shape svg:x="0in" svg:y="0in" svg:width="45.51042in" svg:height="0.00139in" draw:z-index="0" draw:id="id6" draw:style-name="a6" draw:name="Horizontal Line 7" text:anchor-type="as-char"><svg:title/><svg:desc/><draw:enhanced-geometry draw:type="non-primitive" svg:viewBox="0 0 21600 21600" draw:enhanced-path="M 0 0 L 21600 0 21600 21600 0 21600 Z N"/></draw:custom-shape></text:span></text:p>
      <table:table table:style-name="Table369">
        <table:table-columns>
          <table:table-column table:style-name="TableColumn370"/>
        </table:table-columns>
        <table:table-row table:style-name="TableRow371">
          <table:table-cell table:style-name="TableCell372">
            <text:p text:style-name="P373"><text:bookmark-start text:name="8"/><text:span text:style-name="T374">Page 8</text:span><text:bookmark-end text:name="8"/></text:p>
          </table:table-cell>
        </table:table-row>
      </table:table>
      <text:p text:style-name="P375">Scanné avec CamScanner</text:p>
      <text:p text:style-name="P376">et les métadonnées auxiliaires telles que la date et l'heure de publication. Le préfixe "geo" dans GeoRSS</text:p>
      <text:p text:style-name="P377">fait référence aux objets géographiquement codés pour les flux RSS, ce qui implique</text:p>
      <text:p text:style-name="P378">informations intégrées dans le contenu du flux Web comme dans un fichier RSS. Le spatial</text:p>
      <text:p text:style-name="P379">Les informations contiennent généralement le contenu de l'emplacement lié au contenu complet. Ordinaire</text:p>
      <text:p text:style-name="P380">Les applications RSS / GeoRSS sont créées pour la mise à jour des actualités et la diffusion des chaînes. Un utilisateur</text:p>
      <text:p text:style-name="P381">peut s'abonner à un flux GeoRSS en stockant l'URI dans un agrégateur RSS - un bureau</text:p>
      <text:p text:style-name="P382">ou une application cliente Web qui vérifie les flux Web pour la mise à jour et rend les fichiers récupérés</text:p>
      <text:p text:style-name="P383">contenu. Par exemple, l'US Geological Survey (USGS 2009) fournit GeoRSS</text:p>
      <text:p text:style-name="P384">des flux (ainsi que des fichiers KML) pour mettre à jour les événements sismiques mondiaux en temps réel.</text:p>
      <text:p text:style-name="P385">Il existe actuellement deux encodages de GeoRSS: le GeoRSS Simple et le GeoRSS</text:p>
      <text:p text:style-name="P386">GML. La sérialisation simple de GeoRSS prend en charge des géométries simples, y compris</text:p>
      <text:p text:style-name="P387">point, ligne, polygone et boîte (c.-à-d. boîte de délimitation rectangulaire). Propriétés supplémentaires comme</text:p>
      <text:p text:style-name="P388">le type d'entité, la relation d'entité, l'élévation et le rayon peuvent être utilisés pour représenter</text:p>
      <text:p text:style-name="P389">caractéristiques géographiques dans l'espace 3D et reflètent leurs interrelations, telles que</text:p>
      <text:p text:style-name="P390">confinement et mise en mémoire tampon. Le GeoRSS GML prend en charge les mêmes géométries que dans le</text:p>
      <text:p text:style-name="P391">Homologue simple, mais il adopte le schéma d'application GML et leurs balises lors de la définition</text:p>
      <text:p text:style-name="P392">les coordonnées géométriques. La figure 5 décrit les deux encodages GeoRSS en référence</text:p>
      <text:p text:style-name="P393">à une entité ponctuelle. Le GeoRSS Simple accepte la paire de points de latitude / longitude dans</text:p>
      <text:p text:style-name="P394">degré décimal basé sur le système géodésique mondial (WGS) 1984, alors que le GML</text:p>
      <text:soft-page-break/>
      <text:p text:style-name="P395">l'encodage prend également en charge d'autres systèmes de coordonnées, tels que Universal Transverse</text:p>
      <text:p text:style-name="P396">Système de coordonnées Mercator (UTM) ou State Plane. La conformité de GeoRSS avec</text:p>
      <text:p text:style-name="P397">GML implique une meilleure représentation des géométries (par exemple l'anneau interne d'un complexe</text:p>
      <text:p text:style-name="P398">polygone) et une précision de cartographie élevée grâce à l'utilisation d'un système de coordonnées local en pieds / mètre.</text:p>
      <text:p text:style-name="P399">En conjonction avec ses propriétés de mise à jour en temps réel, GeoRSS est une donnée d'entrée émergente</text:p>
      <text:p text:style-name="P400">alimentation pour développer des mash-ups cartographiques et recèle un grand potentiel pour l'avenir</text:p>
      <text:p text:style-name="P401">développement. Il est actuellement pris en charge par les principaux fournisseurs de services SIG, tels que Google</text:p>
      <text:p text:style-name="P402">Cartes, Yahoo! Maps et Microsoft Bing Maps 3D (c.-à-d. Ancien Virtual Earth). Tous les deux</text:p>
      <text:p text:style-name="P403">les encodages de GeoRSS peuvent être étendus à partir de l'un ou l'autre RSS</text:p>
      <text:p text:style-name="P404">1.0, RSS 2.0 ou Atom, un format alternatif de RSS.</text:p>
      <text:p text:style-name="P405">2.1.5 GeoJSON</text:p>
      <text:p text:style-name="P406">GeoJSON est un format d'échange de données léger pour encoder des données géographiques</text:p>
      <text:p text:style-name="P407">basé sur JavaScript Object Notation (JSON), semblable à la relation entre GeoRSS</text:p>
      <text:p text:style-name="P408">et RSS. Contrairement aux langages de description de données basés sur XML (par exemple GML et KML) qui utilisent</text:p>
      <text:p text:style-name="P409">une structure de balise bien formée, JSON (et donc GeoJSON) est facilement lu / analysé par les deux</text:p>
      <text:p text:style-name="P410">l'homme et la machine. La syntaxe d'un objet GeoJSON suit une structure très simple</text:p>
      <text:p text:style-name="P411">de paires nom / valeur (Fig.6). Bien qu'il s'agisse d'un sous-ensemble de JavaScript dans le formatage du</text:p>
      <text:p text:style-name="P412">structure de données, GeoJSON est indépendant du langage et peut être utilisé en conjonction avec</text:p>
      <text:p text:style-name="P413">d'autres technologies Web, telles que ActionScript, Active Server Page (ASP), PHP, etc.</text:p>
      <text:p text:style-name="P414">demandant l'objet GeoJSON. Un objet GeoJSON peut désigner une géométrie, une caractéristique</text:p>
      <text:p text:style-name="P415">(c'est-à-dire une géométrie avec des propriétés supplémentaires) ou une collection d'entités (c'est-à-dire un tableau de</text:p>
      <text:p text:style-name="P416">fonctionnalités). GeoJSON prend en charge divers types de géométrie, y compris les primitives géométriques</text:p>
      <text:p text:style-name="P417">(par exemple Point, LineString et Polygon) et agrégat géométrique (par exemple MultiPoint,</text:p>
      <text:p text:style-name="P418">MultiLineString, MultiPolygon, GeometryCollection). Similaire à GeoRSS GML,</text:p>
      <text:p text:style-name="P419">GeoJSON active tout système de référence de coordonnées autre que le WGS 84 par défaut</text:p>
      <text:p text:style-name="P420">données.</text:p>
      <text:p text:style-name="P421"><text:span text:style-name="T422"><draw:custom-shape svg:x="0in" svg:y="0in" svg:width="45.51042in" svg:height="0.00139in" draw:z-index="0" draw:id="id7" draw:style-name="a7" draw:name="Horizontal Line 8" text:anchor-type="as-char"><svg:title/><svg:desc/><draw:enhanced-geometry draw:type="non-primitive" svg:viewBox="0 0 21600 21600" draw:enhanced-path="M 0 0 L 21600 0 21600 21600 0 21600 Z N"/></draw:custom-shape></text:span></text:p>
      <table:table table:style-name="Table423">
        <table:table-columns>
          <table:table-column table:style-name="TableColumn424"/>
        </table:table-columns>
        <table:table-row table:style-name="TableRow425">
          <table:table-cell table:style-name="TableCell426">
            <text:p text:style-name="P427"><text:bookmark-start text:name="9"/><text:soft-page-break/><text:span text:style-name="T428">Page 9</text:span><text:bookmark-end text:name="9"/></text:p>
          </table:table-cell>
        </table:table-row>
      </table:table>
      <text:p text:style-name="P429">Scanné avec CamScanner</text:p>
      <text:p text:style-name="P430">GeoRSS simple:</text:p>
      <text:p text:style-name="P431"><text:span text:style-name="T432">version: </text:span><text:span text:style-name="T433">n</text:span></text:p>
      <text:p text:style-name="P434"><text:span text:style-name="T435">&lt;rss version = </text:span><text:span text:style-name="T436">n</text:span><text:span text:style-name="T437"> 2. o </text:span><text:span text:style-name="T438">n</text:span><text:span text:style-name="T439"> xnlns: georss = "http: // </text:span><text:span text:style-name="T440">r</text:span><text:span text:style-name="T441"> wW * 1.georss.</text:span></text:p>
      <text:p text:style-name="P442"><text:span text:style-name="T443">org / georss / </text:span><text:span text:style-name="T444">t</text:span><text:span text:style-name="T445"> '&gt;</text:span></text:p>
      <text:p text:style-name="P446">&lt;title&gt; Exemple GeoRSS &lt;/ title&gt;</text:p>
      <text:p text:style-name="P447">&lt;description&gt; Ce fichier contient un GeoRSS</text:p>
      <text:p text:style-name="P448">article / description&gt;</text:p>
      <text:p text:style-name="P449">&lt;lien&gt; ht tp: / / www. georss. org &lt;/ link&gt;</text:p>
      <text:p text:style-name="P450">tem&gt;</text:p>
      <text:p text:style-name="P451">&lt;tit1e&gt; Point1 &lt;/tit1e&gt;</text:p>
      <text:p text:style-name="P452">est un</text:p>
      <text:p text:style-name="P453">point d'échantillon &lt;/description&gt;</text:p>
      <text:p text:style-name="P454">&lt;georss: point&gt; 43. 019 —83 .688 &lt;/ georss: point&gt;</text:p>
      <text:p text:style-name="P455">&lt;/ élément&gt; &lt;/ canal</text:p>
      <text:p text:style-name="P456">GeoRSS GML:</text:p>
      <text:p text:style-name="P457"><text:span text:style-name="T458">&lt;version rss - </text:span><text:span text:style-name="T459">a</text:span><text:span text:style-name="T460"> 2. 0 '&gt; an1nS: georss = </text:span><text:span text:style-name="T461">n</text:span></text:p>
      <text:p text:style-name="P462">http://www.georss.org/georss/ "</text:p>
      <text:p text:style-name="P463"><text:span text:style-name="T464">. net / gml </text:span><text:span text:style-name="T465">n</text:span><text:span text:style-name="T466"> &gt;</text:span></text:p>
      <text:p text:style-name="P467">) anlns: • http: / / w • ssw. opengis</text:p>
      <text:p text:style-name="P468">&lt;i tem »</text:p>
      <text:p text:style-name="P469">&lt;georss: où&gt;</text:p>
      <text:p text:style-name="P470">&lt;gml:</text:p>
      <text:p text:style-name="P471">: pos&gt; 43 .019 —83.688 &lt;/ gm1: pos&gt; &lt;/ gml:</text:p>
      <text:p text:style-name="P472">Point&gt;</text:p>
      <text:p text:style-name="P473">&lt;/ georss: où&gt;</text:p>
      <text:p text:style-name="P474">/ tem&gt;</text:p>
      <text:p text:style-name="P475">Figure 5. Exemples GeoRSS encodés pour RSS 2.0 pour représenter une entité ponctuelle.</text:p>
      <text:p text:style-name="P476">-type ":" Caractéristiques "Point 1",</text:p>
      <text:p text:style-name="P477">•Propriétés" :</text:p>
      <text:p text:style-name="P478">• géométrie *: (</text:p>
      <text:p text:style-name="P479"><text:span text:style-name="T480">• Points </text:span><text:span text:style-name="T481">s</text:span><text:span text:style-name="T482"> ,</text:span></text:p>
      <text:p text:style-name="P483">• coordonnées ": (-</text:p>
      <text:p text:style-name="P484">83.688, 43.019)</text:p>
      <text:p text:style-name="P485">• crs ':</text:p>
      <text:p text:style-name="P486"><text:span text:style-name="T487">type </text:span><text:span text:style-name="T488">n</text:span><text:span text:style-name="T489"> : 'OGC </text:span><text:span text:style-name="T490">Ø</text:span><text:span text:style-name="T491"> ,</text:span></text:p>
      <text:p text:style-name="P492">•Propriétés :</text:p>
      <text:p text:style-name="P493">•: "urn: ogc: def: crs:</text:p>
      <text:p text:style-name="P494">OGC: 1. 3: urne CRS84 "</text:p>
      <text:p text:style-name="P495">Figure 6. Une représentation GeoJSON d'une entité ponctuelle.</text:p>
      <text:p text:style-name="P496"><text:span text:style-name="T497"><draw:custom-shape svg:x="0in" svg:y="0in" svg:width="45.51042in" svg:height="0.00139in" draw:z-index="0" draw:id="id8" draw:style-name="a8" draw:name="Horizontal Line 9" text:anchor-type="as-char"><svg:title/><svg:desc/><draw:enhanced-geometry draw:type="non-primitive" svg:viewBox="0 0 21600 21600" draw:enhanced-path="M 0 0 L 21600 0 21600 21600 0 21600 Z N"/></draw:custom-shape></text:span></text:p>
      <table:table table:style-name="Table498">
        <table:table-columns>
          <table:table-column table:style-name="TableColumn499"/>
        </table:table-columns>
        <table:table-row table:style-name="TableRow500">
          <table:table-cell table:style-name="TableCell501">
            <text:p text:style-name="P502"><text:bookmark-start text:name="10"/><text:span text:style-name="T503">Page 10</text:span><text:bookmark-end text:name="10"/></text:p>
          </table:table-cell>
        </table:table-row>
      </table:table>
      <text:p text:style-name="P504">Scanné avec CamScanner</text:p>
      <text:p text:style-name="P505">Lorsque le fournisseur GIService renvoie un objet GeoJSON (en utilisant la méthode GET,</text:p>
      <text:p text:style-name="P506">AJAX XMLHttpRequest, ou d'autres méthodes), l'application cliente devra</text:p>
      <text:p text:style-name="P507">analyser les données. En utilisant JavaScript comme langage de script client à titre d'exemple, un</text:p>
      <text:p text:style-name="P508">peut utiliser la méthode eval () pour analyser les données GeoJSON en tant qu'objet auquel accéder</text:p>
      <text:p text:style-name="P509">ses propriétés et valeurs Puisque le texte JSON adopte la syntaxe JavaScript et peut contam</text:p>
      <text:p text:style-name="P510">Code JavaScript autre que les données</text:p>
      <text:p text:style-name="P511">analyse des données JSON à partir d'un inconnu</text:p>
      <text:p text:style-name="P512">ou une source malveillante peut causer des problèmes de sécurité du navigateur se'.cre. Crockford (2006)</text:p>
      <text:p text:style-name="P513">décrit des alternatives plus sûres pour valider et accéder aux données .JSON. Sincc</text:p>
      <text:soft-page-break/>
      <text:p text:style-name="P514">CicoJSON est un sous-ensemble d'une programmation orientée objet laru: uage, il n'y a pas besoin</text:p>
      <text:p text:style-name="P515">pour restructurer les données au format N JS () en un tableau objcct ou ati après analyse.</text:p>
      <text:p text:style-name="P516">Ainsi. le format simple de GcoJSON est auto-descriptif et les documents ne nécessitent pas de</text:p>
      <text:p text:style-name="P517">"manuel d'utilisation" auxiliaire comme dans le schéma XML pour les données XML. Geo.JSON est toujours dans sa</text:p>
      <text:p text:style-name="P518">enfance, 'Aith onlv quelques fournisseurs de mash-up (par exemple FireEagIc, OpenLaycr) actuellement</text:p>
      <text:p text:style-name="P519">prise en charge de GeoJ • SON. son format simple et efficace, ce nouveau format de données peut</text:p>
      <text:p text:style-name="P520">gagner de l'élan et davantage de projecteurs auprès des fournisseurs de services SIG pour l'intégrer comme</text:p>
      <text:p text:style-name="P521">une partie des données</text:p>
      <text:p text:style-name="P522">2 Interface de programmation d'application</text:p>
      <text:p text:style-name="P523">Interface de programmation d'application (API), comme expliqué dans le précédent</text:p>
      <text:p text:style-name="P524">section. est une technologie émergente qui prévaut parmi les développeurs Web,</text:p>
      <text:p text:style-name="P525">y compris les géographes et les non-géographes. Il permet aux développeurs Web d'accéder</text:p>
      <text:p text:style-name="P526">les bibliothèques de programmation existantes et ajouter de nouvelles fonctionnalités pour créer un mash-up</text:p>
      <text:p text:style-name="P527">applications.- Dans certains cas, 'comme Flick-r. il est possible de recréer le</text:p>
      <text:p text:style-name="P528">fonctionnalités du site Web d'hébergement. Cette section présente les API .Maps et</text:p>
      <text:p text:style-name="P529">d'autres API (c'est-à-dire non-map) qui sont courantes dans la création de mash-ups rctatcd pour</text:p>
      <text:p text:style-name="P530">Géographie 2.0. En raison de l'évolution de la tendance des technologies Web, il est important de</text:p>
      <text:p text:style-name="P531">notez que certains exemples spécifiques peuvent faire l'objet de mises à jour fréquentes.</text:p>
      <text:p text:style-name="P532">2.2.1 API Maps</text:p>
      <text:p text:style-name="P533">Les API Maps sont les interfaces de code source qui permettent aux développeurs Web d'accéder à</text:p>
      <text:p text:style-name="P534">puissant</text:p>
      <text:p text:style-name="P535">serveurs cartographiques pour les données géographiques et les opérations spatiales. le</text:p>
      <text:p text:style-name="P536">les données géographiques comprennent à la fois les images satellite / aériennes et les données cartographiques (par ex.</text:p>
      <text:p text:style-name="P537">points, réseau routier et limites politiques) rendus sous forme de données raster dans la plupart des cas.</text:p>
      <text:p text:style-name="P538">Les données spatiales sont une couverture mondiale en général, mais les détails les plus fins, y compris la rue</text:p>
      <text:p text:style-name="P539">les entités géographiques de niveau et les images haute résolution, ne sont disponibles que</text:p>
      <text:p text:style-name="P540">grandes régions métropolitaines. Il est à noter que les données géographiques demandées sont souvent</text:p>
      <text:soft-page-break/>
      <text:p text:style-name="P541">renvoyés par l'API sous forme de tuiles raster, similaires à WMS, dans la plupart des cas. la toile</text:p>
      <text:p text:style-name="P542">le développeur peut également intégrer des données géographiques personnalisées sous forme de superpositions dans tout</text:p>
      <text:p text:style-name="P543">formats de données décrits dans la section précédente. Ainsi, une API Maps permet au Web</text:p>
      <text:p text:style-name="P544">développeur pour demander les données spatiales d'une région géographique sélectionnée et intégrer le</text:p>
      <text:p text:style-name="P545">la carte résultante en tant qu'objet dans n'importe quel site Web externe. L'API Maps prend également en charge</text:p>
      <text:p text:style-name="P546">ajouter des commandes de carte, comme une barre coulissante de navigation pour zoomer / dézoomer ou une bascule</text:p>
      <text:p text:style-name="P547">bouton pour basculer entre carte / antenne et hvbrid</text:p>
      <text:p text:style-name="P548">pour une navigation dynamique par</text:p>
      <text:p text:style-name="P549">les utilisateurs de la carte.</text:p>
      <text:p text:style-name="P550">L'API Maps peut être implémentée à l'aide de JavaScript, ActionScript ou autre</text:p>
      <text:p text:style-name="P551">langages de script. Pour améliorer l'expérience utilisateur, l'API Maps peut être combinée</text:p>
      <text:p text:style-name="P552">avec une technique de développement Web telle que JavaScript asynchrone et XML</text:p>
      <text:p text:style-name="P553">(AJAX) et l'architecture REST à analyser. échange et requête XML</text:p>
      <text:p text:style-name="P554">les données formatées (c'est-à-dire GML, KML, GeoRSS) comme d'autres types de données (par exemple GIS</text:p>
      <text:p text:style-name="P555">données, GeoJSON). Les exemples courants d'API Maps incluent l'API Google Maps,</text:p>
      <text:p text:style-name="P556">Yahoo! API Map Developer, Mapquest OpenAPI, Microsoft Bing IMaps</text:p>
      <text:p text:style-name="P557">èontrol et ESR I ArcGIS JavaScript API. Parmi les API de cartes, ArcGIS</text:p>
      <text:p text:style-name="P558"><text:span text:style-name="T559"><draw:custom-shape svg:x="0in" svg:y="0in" svg:width="45.51042in" svg:height="0.00139in" draw:z-index="0" draw:id="id9" draw:style-name="a9" draw:name="Horizontal Line 10" text:anchor-type="as-char"><svg:title/><svg:desc/><draw:enhanced-geometry draw:type="non-primitive" svg:viewBox="0 0 21600 21600" draw:enhanced-path="M 0 0 L 21600 0 21600 21600 0 21600 Z N"/></draw:custom-shape></text:span></text:p>
      <table:table table:style-name="Table560">
        <table:table-columns>
          <table:table-column table:style-name="TableColumn561"/>
        </table:table-columns>
        <table:table-row table:style-name="TableRow562">
          <table:table-cell table:style-name="TableCell563">
            <text:p text:style-name="P564"><text:bookmark-start text:name="11"/><text:span text:style-name="T565">Page 11</text:span><text:bookmark-end text:name="11"/></text:p>
          </table:table-cell>
        </table:table-row>
      </table:table>
      <text:p text:style-name="P566">Scanné avec CamScanner</text:p>
      <text:p text:style-name="P567">Offres API JavaScript</text:p>
      <text:p text:style-name="P568">les nationalités communément disponibles dans les SIG conventionnels,</text:p>
      <text:p text:style-name="P569">comme la mise en mémoire tampon, la cartographie thématique des bassins de vision, etc.). Le JavaScript OpenLayers</text:p>
      <text:p text:style-name="P570">L'API est une API gratuite "développée pour et par la communauté des logiciels Open Source"</text:p>
      <text:p text:style-name="P571">(OpenLayers 2009). Un caractère uniquestic Ots cette nouvelle API est la séparation</text:p>
      <text:p text:style-name="P572">de l'outil cartographique à partir des données cartographiques, qui reste très flexible sur les données</text:p>
      <text:p text:style-name="P573">formats et sources de la carte de base. Une autre API Maps digne de mention, et est</text:p>
      <text:p text:style-name="P574">L'API OpenStreetMap est un complément à l'API JavaScript d'OpenLayers.</text:p>
      <text:soft-page-break/>
      <text:p text:style-name="P575">Service Web RESTful pour visualiser, éditer et utiliser la "carte du monde du wiki gratuit"</text:p>
      <text:p text:style-name="P576">(OpenStreetMap 2009). Les fonctionnalités complètes de l'API JavaScript OpenLayers</text:p>
      <text:p text:style-name="P577">et leur utilité n'a pas encore été testée et testée, les lecteurs intéressés peuvent</text:p>
      <text:p text:style-name="P578">Reportez-vous au tableau I pour consulter la feuille de route de la documentation de l'API. Le tableau 2 compare</text:p>
      <text:p text:style-name="P579">les API Maps intégrées communes disponibles pour le développement Webx</text:p>
      <text:p text:style-name="P580">une comparaison des fonctionnalités de l'API Maps peut être trouvée elsewhcR (Mapsttaetion</text:p>
      <text:p text:style-name="P581">2009).</text:p>
      <text:p text:style-name="P582">API Maps</text:p>
      <text:p text:style-name="P583">URL de la documentation</text:p>
      <text:p text:style-name="P584">Google</text:p>
      <text:p text:style-name="P585">API Maps</text:p>
      <text:p text:style-name="P586">http://code.google.com/apis/maps</text:p>
      <text:p text:style-name="P587">Yahoo!</text:p>
      <text:p text:style-name="P588">API Maps</text:p>
      <text:p text:style-name="P589">http://devclopcr.yahoo.com/maps</text:p>
      <text:p text:style-name="P590">MapQues</text:p>
      <text:p text:style-name="P591">t OpenAPI</text:p>
      <text:p text:style-name="P592">http://www.mapquest.com/openapi</text:p>
      <text:p text:style-name="P593">Bing</text:p>
      <text:p text:style-name="P594">Plans</text:p>
      <text:p text:style-name="P595">Contrôler</text:p>
      <text:p text:style-name="P596">http://msdn.microsoft.com/en-us/library/bb429619.aspx</text:p>
      <text:p text:style-name="P597">ArcGIS</text:p>
      <text:p text:style-name="P598">JavaScript</text:p>
      <text:p text:style-name="P599">API</text:p>
      <text:p text:style-name="P600">http://resources.esri.com/arcgisserver/apis/javascript/arcgi</text:p>
      <text:p text:style-name="P601">s</text:p>
      <text:p text:style-name="P602">API JavaScript OpenLayers</text:p>
      <text:p text:style-name="P603">http://openlayers.org</text:p>
      <text:p text:style-name="P604">Les recherches sur l'API Maps dans le contexte de Geography 2.0 sont limitées. Une</text:p>
      <text:p text:style-name="P605">La contribution évidente de l'API Maps est que la richesse des données géospatiales ouvre de nouvelles</text:p>
      <text:p text:style-name="P606">possibilités pour les scientifiques d'explorer et de visualiser les données spatiales dans de nouvelles dimensions.</text:p>
      <text:p text:style-name="P607">Entre autres avantages tels que la simplicité et sans entretien pour les utilisateurs, Mielke</text:p>
      <text:p text:style-name="P608">et Burger (2007) ont également mis en évidence les limites de l'API Maps à partir d'un thème</text:p>
      <text:p text:style-name="P609">perspective de cartographie. Nong et coll. (2007) ont illustré l'utilisation de GeoRSS comme</text:p>
      <text:p text:style-name="P610">et moyen efficace de partager des informations géographiques, telles que la location et la vente de maisons</text:p>
      <text:soft-page-break/>
      <text:p text:style-name="P611">informations. Compte tenu des avantages de la syndication Web automatique et de sa conformité</text:p>
      <text:p text:style-name="P612">avec GML (c'est-à-dire le codage GeoRSS GML) pour représenter des zones géographiques plus complexes</text:p>
      <text:p text:style-name="P613">caractéristiques, GeoRSS a le potentiel d'être l'un des formats de données pour prendre en charge</text:p>
      <text:p text:style-name="P614">Applications SIG Internet. De plus, la spécification ouverte de GeoRSS et d'agrégateur</text:p>
      <text:p text:style-name="P615">peuvent aider les professionnels du SIG / Web et les amateurs à créer</text:p>
      <text:p text:style-name="P616">mangé et partager du contenu géoréférencé grâce à des technologies de mash-up. Ainsi, ce</text:p>
      <text:p text:style-name="P617">le format de données émergeant peut aider à réduire l'écart technologique entre le SIG et</text:p>
      <text:p text:style-name="P618">communautés Web.</text:p>
      <text:p text:style-name="P619">En explorant GML comme une représentation alternative de l'information géographique, Chow</text:p>
      <text:p text:style-name="P620">(2008) ont évalué le potentiel de l'API Maps pour le développement d'applications SIG Internet.</text:p>
      <text:p text:style-name="P621"><text:span text:style-name="T622"><draw:custom-shape svg:x="0in" svg:y="0in" svg:width="45.51042in" svg:height="0.00139in" draw:z-index="0" draw:id="id10" draw:style-name="a10" draw:name="Horizontal Line 11" text:anchor-type="as-char"><svg:title/><svg:desc/><draw:enhanced-geometry draw:type="non-primitive" svg:viewBox="0 0 21600 21600" draw:enhanced-path="M 0 0 L 21600 0 21600 21600 0 21600 Z N"/></draw:custom-shape></text:span></text:p>
      <table:table table:style-name="Table623">
        <table:table-columns>
          <table:table-column table:style-name="TableColumn624"/>
        </table:table-columns>
        <table:table-row table:style-name="TableRow625">
          <table:table-cell table:style-name="TableCell626">
            <text:p text:style-name="P627"><text:bookmark-start text:name="12"/><text:span text:style-name="T628">Page 12</text:span><text:bookmark-end text:name="12"/></text:p>
          </table:table-cell>
        </table:table-row>
      </table:table>
      <text:p text:style-name="P629">Scanné avec CamScanner</text:p>
      <text:p text:style-name="P630">Bien que les API Maps existantes soient efficaces pour analyser GML et afficher le vecteur sous forme de</text:p>
      <text:p text:style-name="P631">ainsi que les tuiles raster, l'analyse des données SIG raster au niveau des pixels n'est pas efficace, ce qui entraîne</text:p>
      <text:p text:style-name="P632">problèmes de performances graves sur le trafic Internet. Comme le montre le tableau, la plupart des API Maps</text:p>
      <text:p text:style-name="P633">manquent également d'opérations spatiales courantes dans les solutions SIG, telles que</text:p>
      <text:p text:style-name="P634">interpolation, géotraitement, algèbre cartographique, etc.</text:p>
      <text:p text:style-name="P635">solutions de contournement et développement de mash-up recommandé autour de GML open</text:p>
      <text:p text:style-name="P636">spécification parce que la technologie XML peut être utile pour élargir le spectre des SIG</text:p>
      <text:p text:style-name="P637">les opérations des API Maps, telles que l'identification d'entités, la jonction et la requête d'attributs.</text:p>
      <text:p text:style-name="P638">Rinner et coll. (2008) ont développé un mash-up consistant en un forum basé sur des cartes pour</text:p>
      <text:p text:style-name="P639">évaluer son utilité pour la future collaboration dans le cadre du plan directeur d'une université. Tandis que le</text:p>
      <text:p text:style-name="P640">les parties prenantes dans les questions de planification du campus peuvent explorer la géographie des environs</text:p>
      <text:p text:style-name="P641">voisinage et leur contexte socio-économique et culturel, ils sont également encouragés à</text:p>
      <text:p text:style-name="P642">participer et délibérer sur leurs contributions dans un forum de discussion en échangeant des dialogues</text:p>
      <text:p text:style-name="P643">tout au long du processus de prise de décision spatiale. Il a été rapporté que le multiple</text:p>
      <text:p text:style-name="P644">vues des données géographiques (par exemple, carte ou vue satellite) ainsi que la facilité de</text:p>
      <text:soft-page-break/>
      <text:p text:style-name="P645">les commentaires référencés ont été constructifs pour clarifier les arguments des participants et</text:p>
      <text:p text:style-name="P646">favoriser une meilleure compréhension et collaboration.</text:p>
      <text:p text:style-name="P647">Cheung et coll. (2008) ont appliqué des outils de création / édition de mash-up pour intégrer plusieurs</text:p>
      <text:p text:style-name="P648">Technologies Web 2.0 pour la visualisation de données sur les soins de santé et les sciences de la vie (HCLS). le</text:p>
      <text:p text:style-name="P649">les auteurs ont donné un bref aperçu des technologies Web 2.0 et discuté de leurs points forts</text:p>
      <text:p text:style-name="P650">et les faiblesses dans la création de mash-ups pour les applications HCLS. Leurs observations dans</text:p>
      <text:p text:style-name="P651">Les outils de mash-up et le web sémantique seront discutés dans les sections suivantes.</text:p>
      <text:p text:style-name="P652">2.2.2 Non-carte</text:p>
      <text:p text:style-name="P653">Pour créer un mash-up qui lie dynamiquement plusieurs sources de données ensemble,</text:p>
      <text:p text:style-name="P654">Les applications Geography 2.0 utilisent généralement d'autres API non cartographiques qui offrent</text:p>
      <text:p text:style-name="P655">contenu géoréférencé et fonctionnalités enrichies par l'utilisateur. Ces supplémentaires</text:p>
      <text:p text:style-name="P656"><text:span text:style-name="T657">les données / fonctionnalités sont tout aussi importantes </text:span><text:span text:style-name="T658">que</text:span><text:span text:style-name="T659"> le composant de cartographie. La créativité est</text:span></text:p>
      <text:p text:style-name="P660">sans doute le facteur le plus important dans le développement d'un mash-up réussi; la liste</text:p>
      <text:p text:style-name="P661">des API possibles est infinie et ne peut donc pas être référencée</text:p>
      <text:p text:style-name="P662"><text:span text:style-name="T663"><draw:custom-shape svg:x="0in" svg:y="0in" svg:width="45.51042in" svg:height="0.00139in" draw:z-index="0" draw:id="id11" draw:style-name="a11" draw:name="Horizontal Line 12" text:anchor-type="as-char"><svg:title/><svg:desc/><draw:enhanced-geometry draw:type="non-primitive" svg:viewBox="0 0 21600 21600" draw:enhanced-path="M 0 0 L 21600 0 21600 21600 0 21600 Z N"/></draw:custom-shape></text:span></text:p>
      <table:table table:style-name="Table664">
        <table:table-columns>
          <table:table-column table:style-name="TableColumn665"/>
        </table:table-columns>
        <table:table-row table:style-name="TableRow666">
          <table:table-cell table:style-name="TableCell667">
            <text:p text:style-name="P668"><text:bookmark-start text:name="13"/><text:span text:style-name="T669">Page 13</text:span><text:bookmark-end text:name="13"/></text:p>
          </table:table-cell>
        </table:table-row>
      </table:table>
      <text:p text:style-name="P670">avec CamScanner</text:p>
      <text:p text:style-name="P671">O</text:p>
      <text:p text:style-name="P672">flt: nflUCIfltli) dt1</text:p>
      <text:p text:style-name="P673">ô</text:p>
      <text:p text:style-name="P674">S</text:p>
      <text:p text:style-name="P675">S</text:p>
      <text:p text:style-name="P676">O</text:p>
      <text:p text:style-name="P677">UNE</text:p>
      <text:p text:style-name="P678">…</text:p>
      <text:p text:style-name="P679">UNE</text:p>
      <text:p text:style-name="P680">Û</text:p>
      <text:p text:style-name="P681">tr</text:p>
      <text:p text:style-name="P682">BUIddetU</text:p>
      <text:p text:style-name="P683"><text:span text:style-name="T684"><draw:custom-shape svg:x="0in" svg:y="0in" svg:width="45.51042in" svg:height="0.00139in" draw:z-index="0" draw:id="id12" draw:style-name="a12" draw:name="Horizontal Line 13" text:anchor-type="as-char"><svg:title/><svg:desc/><draw:enhanced-geometry draw:type="non-primitive" svg:viewBox="0 0 21600 21600" draw:enhanced-path="M 0 0 L 21600 0 21600 21600 0 21600 Z N"/></draw:custom-shape></text:span></text:p>
      <table:table table:style-name="Table685">
        <table:table-columns>
          <table:table-column table:style-name="TableColumn686"/>
        </table:table-columns>
        <table:table-row table:style-name="TableRow687">
          <table:table-cell table:style-name="TableCell688">
            <text:p text:style-name="P689"><text:bookmark-start text:name="14"/><text:span text:style-name="T690">Page 14</text:span><text:bookmark-end text:name="14"/></text:p>
          </table:table-cell>
        </table:table-row>
      </table:table>
      <text:p text:style-name="P691">avec CamScanner</text:p>
      <text:p text:style-name="P692">UIJOIJntI</text:p>
      <text:p text:style-name="P693">S</text:p>
      <text:p text:style-name="P694">je</text:p>
      <text:p text:style-name="P695">O</text:p>
      <text:p text:style-name="P696">J</text:p>
      <text:p text:style-name="P697">O</text:p>
      <text:p text:style-name="P698">l</text:p>
      <text:p text:style-name="P699">u</text:p>
      <text:p text:style-name="P700">n</text:p>
      <text:p text:style-name="P701">u</text:p>
      <text:p text:style-name="P702">ré</text:p>
      <text:p text:style-name="P703">s</text:p>
      <text:p text:style-name="P704">s</text:p>
      <text:p text:style-name="P705">axss; haut</text:p>
      <text:p text:style-name="P706"><text:span text:style-name="T707"><draw:custom-shape svg:x="0in" svg:y="0in" svg:width="45.51042in" svg:height="0.00139in" draw:z-index="0" draw:id="id13" draw:style-name="a13" draw:name="Horizontal Line 14" text:anchor-type="as-char"><svg:title/><svg:desc/><draw:enhanced-geometry draw:type="non-primitive" svg:viewBox="0 0 21600 21600" draw:enhanced-path="M 0 0 L 21600 0 21600 21600 0 21600 Z N"/></draw:custom-shape></text:span></text:p>
      <table:table table:style-name="Table708">
        <table:table-columns>
          <table:table-column table:style-name="TableColumn709"/>
        </table:table-columns>
        <table:table-row table:style-name="TableRow710">
          <table:table-cell table:style-name="TableCell711">
            <text:p text:style-name="P712"><text:bookmark-start text:name="15"/><text:span text:style-name="T713">Page 15</text:span><text:bookmark-end text:name="15"/></text:p>
          </table:table-cell>
        </table:table-row>
      </table:table>
      <text:p text:style-name="P714">avec CamScanner</text:p>
      <text:p text:style-name="P715">pv</text:p>
      <text:p text:style-name="P716"><text:span text:style-name="T717"><draw:custom-shape svg:x="0in" svg:y="0in" svg:width="45.51042in" svg:height="0.00139in" draw:z-index="0" draw:id="id14" draw:style-name="a14" draw:name="Horizontal Line 15" text:anchor-type="as-char"><svg:title/><svg:desc/><draw:enhanced-geometry draw:type="non-primitive" svg:viewBox="0 0 21600 21600" draw:enhanced-path="M 0 0 L 21600 0 21600 21600 0 21600 Z N"/></draw:custom-shape></text:span></text:p>
      <table:table table:style-name="Table718">
        <table:table-columns>
          <table:table-column table:style-name="TableColumn719"/>
        </table:table-columns>
        <table:table-row table:style-name="TableRow720">
          <table:table-cell table:style-name="TableCell721">
            <text:p text:style-name="P722"><text:bookmark-start text:name="16"/><text:span text:style-name="T723">Page 16</text:span><text:bookmark-end text:name="16"/></text:p>
          </table:table-cell>
        </table:table-row>
      </table:table>
      <text:p text:style-name="P724">avec CamScanner</text:p>
      <text:p text:style-name="P725">SSž1000</text:p>
      <text:p text:style-name="P726"><text:span text:style-name="T727">」冫</text:span><text:span text:style-name="T728"><text:s/>'IINO</text:span></text:p>
      <text:p text:style-name="P729">"SAA \" NOSCOOO ∕ "</text:p>
      <text:p text:style-name="P730"><text:span text:style-name="T731">一</text:span><text:span text:style-name="T732"><text:s/>O</text:span></text:p>
      <text:p text:style-name="P733"><text:span text:style-name="T734"><draw:custom-shape svg:x="0in" svg:y="0in" svg:width="45.51042in" svg:height="0.00139in" draw:z-index="0" draw:id="id15" draw:style-name="a15" draw:name="Horizontal Line 16" text:anchor-type="as-char"><svg:title/><svg:desc/><draw:enhanced-geometry draw:type="non-primitive" svg:viewBox="0 0 21600 21600" draw:enhanced-path="M 0 0 L 21600 0 21600 21600 0 21600 Z N"/></draw:custom-shape></text:span></text:p>
      <table:table table:style-name="Table735">
        <table:table-columns>
          <table:table-column table:style-name="TableColumn736"/>
        </table:table-columns>
        <table:table-row table:style-name="TableRow737">
          <table:table-cell table:style-name="TableCell738">
            <text:p text:style-name="P739"><text:bookmark-start text:name="17"/><text:span text:style-name="T740">Page 17</text:span><text:bookmark-end text:name="17"/></text:p>
          </table:table-cell>
        </table:table-row>
      </table:table>
      <text:p text:style-name="P741">avec CamScanner</text:p>
      <text:soft-page-break/>
      <text:p text:style-name="P742">NOSf</text:p>
      <text:p text:style-name="P743"><text:span text:style-name="T744">SSè100D<text:s/></text:span><text:span text:style-name="T745">」</text:span><text:span text:style-name="T746">I / N</text:span></text:p>
      <text:p text:style-name="P747"><text:span text:style-name="T748"><draw:custom-shape svg:x="0in" svg:y="0in" svg:width="45.51042in" svg:height="0.00139in" draw:z-index="0" draw:id="id16" draw:style-name="a16" draw:name="Horizontal Line 17" text:anchor-type="as-char"><svg:title/><svg:desc/><draw:enhanced-geometry draw:type="non-primitive" svg:viewBox="0 0 21600 21600" draw:enhanced-path="M 0 0 L 21600 0 21600 21600 0 21600 Z N"/></draw:custom-shape></text:span></text:p>
      <table:table table:style-name="Table749">
        <table:table-columns>
          <table:table-column table:style-name="TableColumn750"/>
        </table:table-columns>
        <table:table-row table:style-name="TableRow751">
          <table:table-cell table:style-name="TableCell752">
            <text:p text:style-name="P753"><text:bookmark-start text:name="18"/><text:span text:style-name="T754">Page 18</text:span><text:bookmark-end text:name="18"/></text:p>
          </table:table-cell>
        </table:table-row>
      </table:table>
      <text:p text:style-name="P755">avec CamScanner</text:p>
      <text:p text:style-name="P756">«SSž1009</text:p>
      <text:p text:style-name="P757"><text:span text:style-name="T758">」</text:span></text:p>
      <text:p text:style-name="P759">NOSf</text:p>
      <text:p text:style-name="P760"><text:span text:style-name="T761"><draw:custom-shape svg:x="0in" svg:y="0in" svg:width="45.51042in" svg:height="0.00139in" draw:z-index="0" draw:id="id17" draw:style-name="a17" draw:name="Horizontal Line 18" text:anchor-type="as-char"><svg:title/><svg:desc/><draw:enhanced-geometry draw:type="non-primitive" svg:viewBox="0 0 21600 21600" draw:enhanced-path="M 0 0 L 21600 0 21600 21600 0 21600 Z N"/></draw:custom-shape></text:span></text:p>
      <table:table table:style-name="Table762">
        <table:table-columns>
          <table:table-column table:style-name="TableColumn763"/>
        </table:table-columns>
        <table:table-row table:style-name="TableRow764">
          <table:table-cell table:style-name="TableCell765">
            <text:p text:style-name="P766"><text:bookmark-start text:name="19"/><text:span text:style-name="T767">Piste 19</text:span><text:bookmark-end text:name="19"/></text:p>
          </table:table-cell>
        </table:table-row>
      </table:table>
      <text:p text:style-name="P768">avec CamScanner</text:p>
      <text:p text:style-name="P769">SSè1000 I / N</text:p>
      <text:p text:style-name="P770"><text:span text:style-name="T771"><draw:custom-shape svg:x="0in" svg:y="0in" svg:width="45.51042in" svg:height="0.00139in" draw:z-index="0" draw:id="id18" draw:style-name="a18" draw:name="Horizontal Line 19" text:anchor-type="as-char"><svg:title/><svg:desc/><draw:enhanced-geometry draw:type="non-primitive" svg:viewBox="0 0 21600 21600" draw:enhanced-path="M 0 0 L 21600 0 21600 21600 0 21600 Z N"/></draw:custom-shape></text:span></text:p>
      <table:table table:style-name="Table772">
        <table:table-columns>
          <table:table-column table:style-name="TableColumn773"/>
        </table:table-columns>
        <table:table-row table:style-name="TableRow774">
          <table:table-cell table:style-name="TableCell775">
            <text:p text:style-name="P776"><text:bookmark-start text:name="20"/><text:span text:style-name="T777">Page 20</text:span><text:bookmark-end text:name="20"/></text:p>
          </table:table-cell>
        </table:table-row>
      </table:table>
      <text:p text:style-name="P778">avec CamScanner</text:p>
      <text:p text:style-name="P779"><text:span text:style-name="T780"><draw:custom-shape svg:x="0in" svg:y="0in" svg:width="45.51042in" svg:height="0.00139in" draw:z-index="0" draw:id="id19" draw:style-name="a19" draw:name="Horizontal Line 20" text:anchor-type="as-char"><svg:title/><svg:desc/><draw:enhanced-geometry draw:type="non-primitive" svg:viewBox="0 0 21600 21600" draw:enhanced-path="M 0 0 L 21600 0 21600 21600 0 21600 Z N"/></draw:custom-shape></text:span></text:p>
      <table:table table:style-name="Table781">
        <table:table-columns>
          <table:table-column table:style-name="TableColumn782"/>
        </table:table-columns>
        <table:table-row table:style-name="TableRow783">
          <table:table-cell table:style-name="TableCell784">
            <text:p text:style-name="P785"><text:bookmark-start text:name="21"/><text:span text:style-name="T786">Page 21</text:span><text:bookmark-end text:name="21"/></text:p>
          </table:table-cell>
        </table:table-row>
      </table:table>
      <text:p text:style-name="P787">avec CamScanner</text:p>
      <text:p text:style-name="P788">o</text:p>
      <text:p text:style-name="P789">SOA</text:p>
      <text:p text:style-name="P790">saxo</text:p>
      <text:p text:style-name="P791"><text:span text:style-name="T792"><draw:custom-shape svg:x="0in" svg:y="0in" svg:width="45.51042in" svg:height="0.00139in" draw:z-index="0" draw:id="id20" draw:style-name="a20" draw:name="Horizontal Line 21" text:anchor-type="as-char"><svg:title/><svg:desc/><draw:enhanced-geometry draw:type="non-primitive" svg:viewBox="0 0 21600 21600" draw:enhanced-path="M 0 0 L 21600 0 21600 21600 0 21600 Z N"/></draw:custom-shape></text:span></text:p>
      <table:table table:style-name="Table793">
        <table:table-columns>
          <table:table-column table:style-name="TableColumn794"/>
        </table:table-columns>
        <table:table-row table:style-name="TableRow795">
          <table:table-cell table:style-name="TableCell796">
            <text:p text:style-name="P797"><text:bookmark-start text:name="22"/><text:span text:style-name="T798">Piste 22</text:span><text:bookmark-end text:name="22"/></text:p>
          </table:table-cell>
        </table:table-row>
      </table:table>
      <text:p text:style-name="P799">avec CamScanner</text:p>
      <text:p text:style-name="P800">r</text:p>
      <text:p text:style-name="P801">s</text:p>
      <text:p text:style-name="P802">l</text:p>
      <text:p text:style-name="P803">J</text:p>
      <text:p text:style-name="P804"><text:span text:style-name="T805">一</text:span></text:p>
      <text:p text:style-name="P806">"</text:p>
      <text:p text:style-name="P807">(</text:p>
      <text:p text:style-name="P808">s</text:p>
      <text:p text:style-name="P809">)</text:p>
      <text:p text:style-name="P810">n</text:p>
      <text:p text:style-name="P811">ç</text:p>
      <text:p text:style-name="P812">u</text:p>
      <text:p text:style-name="P813">r</text:p>
      <text:p text:style-name="P814">n</text:p>
      <text:p text:style-name="P815">t</text:p>
      <text:p text:style-name="P816">l</text:p>
      <text:p text:style-name="P817">je</text:p>
      <text:p text:style-name="P818">(</text:p>
      <text:p text:style-name="P819">)</text:p>
      <text:p text:style-name="P820"><text:span text:style-name="T821">、</text:span></text:p>
      <text:p text:style-name="P822"><text:span text:style-name="T823"><draw:custom-shape svg:x="0in" svg:y="0in" svg:width="45.51042in" svg:height="0.00139in" draw:z-index="0" draw:id="id21" draw:style-name="a21" draw:name="Horizontal Line 22" text:anchor-type="as-char"><svg:title/><svg:desc/><draw:enhanced-geometry draw:type="non-primitive" svg:viewBox="0 0 21600 21600" draw:enhanced-path="M 0 0 L 21600 0 21600 21600 0 21600 Z N"/></draw:custom-shape></text:span></text:p>
      <table:table table:style-name="Table824">
        <table:table-columns>
          <table:table-column table:style-name="TableColumn825"/>
        </table:table-columns>
        <table:table-row table:style-name="TableRow826">
          <table:table-cell table:style-name="TableCell827">
            <text:p text:style-name="P828"><text:bookmark-start text:name="23"/><text:span text:style-name="T829">Page 23</text:span><text:bookmark-end text:name="23"/></text:p>
          </table:table-cell>
        </table:table-row>
      </table:table>
      <text:p text:style-name="P830">avec CamScanner</text:p>
      <text:p text:style-name="P831">s</text:p>
      <text:p text:style-name="P832">une</text:p>
      <text:p text:style-name="P833">X</text:p>
      <text:p text:style-name="P834">s</text:p>
      <text:p text:style-name="P835">une</text:p>
      <text:p text:style-name="P836">X</text:p>
      <text:p text:style-name="P837">une</text:p>
      <text:p text:style-name="P838">l</text:p>
      <text:p text:style-name="P839">t</text:p>
      <text:p text:style-name="P840">)</text:p>
      <text:p text:style-name="P841">t</text:p>
      <text:p text:style-name="P842">je</text:p>
      <text:p text:style-name="P843">O</text:p>
      <text:p text:style-name="P844"><text:span text:style-name="T845">一</text:span></text:p>
      <text:p text:style-name="P846">O</text:p>
      <text:p text:style-name="P847">ré</text:p>
      <text:p text:style-name="P848"><text:span text:style-name="T849"><draw:custom-shape svg:x="0in" svg:y="0in" svg:width="45.51042in" svg:height="0.00139in" draw:z-index="0" draw:id="id22" draw:style-name="a22" draw:name="Horizontal Line 23" text:anchor-type="as-char"><svg:title/><svg:desc/><draw:enhanced-geometry draw:type="non-primitive" svg:viewBox="0 0 21600 21600" draw:enhanced-path="M 0 0 L 21600 0 21600 21600 0 21600 Z N"/></draw:custom-shape></text:span></text:p>
      <table:table table:style-name="Table850">
        <table:table-columns>
          <table:table-column table:style-name="TableColumn851"/>
        </table:table-columns>
        <table:table-row table:style-name="TableRow852">
          <table:table-cell table:style-name="TableCell853">
            <text:p text:style-name="P854"><text:bookmark-start text:name="24"/><text:span text:style-name="T855">Page 24</text:span><text:bookmark-end text:name="24"/></text:p>
          </table:table-cell>
        </table:table-row>
      </table:table>
      <text:p text:style-name="P856">avec CamScanner</text:p>
      <text:p text:style-name="P857">'</text:p>
      <text:p text:style-name="P858">outlK10d'lt1tOd</text:p>
      <text:p text:style-name="P859">K</text:p>
      <text:p text:style-name="P860">t</text:p>
      <text:p text:style-name="P861">Æ</text:p>
      <text:p text:style-name="P862">IJ</text:p>
      <text:p text:style-name="P863">ê</text:p>
      <text:p text:style-name="P864">UNE()</text:p>
      <text:p text:style-name="P865"><text:span text:style-name="T866"><draw:custom-shape svg:x="0in" svg:y="0in" svg:width="45.51042in" svg:height="0.00139in" draw:z-index="0" draw:id="id23" draw:style-name="a23" draw:name="Horizontal Line 24" text:anchor-type="as-char"><svg:title/><svg:desc/><draw:enhanced-geometry draw:type="non-primitive" svg:viewBox="0 0 21600 21600" draw:enhanced-path="M 0 0 L 21600 0 21600 21600 0 21600 Z N"/></draw:custom-shape></text:span></text:p>
      <table:table table:style-name="Table867">
        <table:table-columns>
          <table:table-column table:style-name="TableColumn868"/>
        </table:table-columns>
        <table:table-row table:style-name="TableRow869">
          <table:table-cell table:style-name="TableCell870">
            <text:p text:style-name="P871"><text:bookmark-start text:name="25"/><text:span text:style-name="T872">Piste 25</text:span><text:bookmark-end text:name="25"/></text:p>
          </table:table-cell>
        </table:table-row>
      </table:table>
      <text:p text:style-name="P873"><text:span text:style-name="T874"><draw:custom-shape svg:x="0in" svg:y="0in" svg:width="45.51042in" svg:height="0.00139in" draw:z-index="0" draw:id="id24" draw:style-name="a24" draw:name="Horizontal Line 25" text:anchor-type="as-char"><svg:title/><svg:desc/><draw:enhanced-geometry draw:type="non-primitive" svg:viewBox="0 0 21600 21600" draw:enhanced-path="M 0 0 L 21600 0 21600 21600 0 21600 Z N"/></draw:custom-shape></text:span></text:p>
      <table:table table:style-name="Table875">
        <table:table-columns>
          <table:table-column table:style-name="TableColumn876"/>
        </table:table-columns>
        <table:table-row table:style-name="TableRow877">
          <table:table-cell table:style-name="TableCell878">
            <text:p text:style-name="P879"><text:bookmark-start text:name="26"/><text:span text:style-name="T880">Piste 26</text:span><text:bookmark-end text:name="26"/></text:p>
          </table:table-cell>
        </table:table-row>
      </table:table>
      <text:p text:style-name="P881">Scanné avec CamScanner</text:p>
      <text:p text:style-name="P882">complètement. Fable illustre un exemple d'API sélectionné à partir de chacun des</text:p>
      <text:p text:style-name="P883">Catégorie</text:p>
      <text:p text:style-name="P884">) et vise à introduire des esprits créatifs pour une exploration plus approfondie.</text:p>
      <text:p text:style-name="P885">le contenu lilie desttable à partir des API non-map n'est souvent pas géoréférencé dans un format</text:p>
      <text:p text:style-name="P886">cette</text:p>
      <text:soft-page-break/>
      <text:p text:style-name="P887">ts facilement intégrés dans un moteur de cartographie (par exemple lat / long, GML, KML, etc.). Cependant, le</text:p>
      <text:p text:style-name="P888">le contenu doit au moins avoir des références de localisation telles que des noms de lieux, des adresses de rue</text:p>
      <text:p text:style-name="P889">etc, il est possible d'adresser la correspondance (souvent considérée comme du géocodage), un processus d'attribution</text:p>
      <text:p text:style-name="P890">mapper les coordonnées à n'importe quelle référence de localisation, en utilisant un service de correspondance d'adresse en ligne. Pour</text:p>
      <text:p text:style-name="P891">exemple, GeoNames propose un service Web pour que l'adresse corresponde à la plupart des formes de référence de localisation</text:p>
      <text:p text:style-name="P892">dans un format de données prêt pour la plupart des API Maps. Le service Web GeoNames propose également une méthode</text:p>
      <text:p text:style-name="P893">pour convertir tout contenu de localisation RSS en informations de latitude et de longitude correspondantes</text:p>
      <text:p text:style-name="P894">dans la sortie GeoRSS. Malgré le défi de résoudre un lieu unique demeure, (par ex.</text:p>
      <text:p text:style-name="P895">Londres, Canada et Londres, Royaume-Uni), ces services Web sont utiles pour le mash-up</text:p>
      <text:p text:style-name="P896">création notamment dans le contexte du web sémantique qui peut potentiellement atténuer la confusion</text:p>
      <text:p text:style-name="P897">dans des noms de lieux similaires.</text:p>
      <text:p text:style-name="P898">Outils</text:p>
      <text:p text:style-name="P899">Un développeur Web habile peut profiter pleinement de l'accès autorisé fourni par</text:p>
      <text:p text:style-name="P900">API pour créer de puissants mash-ups. Cependant, une caractéristique unique du Web 2.0 est la</text:p>
      <text:p text:style-name="P901">promotion proéminente de la participation et de la contribution de la base pour le contenu mash-up</text:p>
      <text:p text:style-name="P902">et les applications elles-mêmes. Animés par un tel enthousiasme et une telle aspiration, il existe des outils</text:p>
      <text:p text:style-name="P903">qui fournissent non seulement une interface utilisateur graphique (GUI) pour identifier les API disponibles pour mash-</text:p>
      <text:p text:style-name="P904">mais intégrez-les également dans un environnement transparent. B. ci-dessous décrit quelques outils</text:p>
      <text:p text:style-name="P905">qui sont utiles aux utilisateurs ayant une expérience variée dans le domaine du SIG et / ou du Web.</text:p>
      <text:p text:style-name="P906"><text:span text:style-name="T907">2.3.1 WSDL </text:span><text:span text:style-name="T908">i</text:span><text:span text:style-name="T909"> tVeb Service Description Language OVSDL) est un World </text:span><text:span text:style-name="T910">1</text:span><text:span text:style-name="T911"> , Vide</text:span></text:p>
      <text:p text:style-name="P912">Recommandation du Web Consortium (W3C) pour décrire et localiser un</text:p>
      <text:p text:style-name="P913">service Web (Christensen et al. 2001). WSDL n'est pas un outil en soi mais les métadonnées qui</text:p>
      <text:p text:style-name="P914">décrit comment accéder à un service Web. La relation de WSDL avec le service Web (c'est-à-dire SOAP)</text:p>
      <text:p text:style-name="P915">s'apparente à celui du schéma XML vers XML, Pour utiliser un service web existant, on peut se référer à</text:p>
      <text:p text:style-name="P916">les &lt;port— Types,</text:p>
      <text:p text:style-name="P917">et les éléments &lt;binding&gt; dans WSDL pour apprendre le nom de</text:p>
      <text:p text:style-name="P918">opération (s) (c.-à-d. fonction comme dans la programmation traditionnelle), paramètres d'entrée, format de sortie</text:p>
      <text:p text:style-name="P919">et port de communication. De plus, WSDL comprend les informations cruciales nécessaires pour</text:p>
      <text:p text:style-name="P920">compiler un répertoire des services Web disponibles et leurs spécifications (par exemple, fonctionnalités,</text:p>
      <text:soft-page-break/>
      <text:p text:style-name="P921">types de données) au format XML. Ainsi, WSDL permet la description universelle, la découverte et</text:p>
      <text:p text:style-name="P922">Integration (UDDI), un service de registre pour enrôler les services Web appropriés en fonction du mot-clé</text:p>
      <text:p text:style-name="P923">requête décrite dans WSDL. WSDL ne fournit pas l'outil d'intégration directe sur le Web</text:p>
      <text:p text:style-name="P924">services, cependant, il s'agit d'un élément important pour rechercher, identifier et détaille les spécifications.</text:p>
      <text:p text:style-name="P925">Ication des messages et des procédures en lien avec SOAP.</text:p>
      <text:p text:style-name="P926">Tableau 3. Une liste d'exemples d'API et de mash-upx illustrés</text:p>
      <text:p text:style-name="P927">Catégorie</text:p>
      <text:p text:style-name="P928">Exemple d'API</text:p>
      <text:p text:style-name="P929">URL de mash-up</text:p>
      <text:p text:style-name="P930">Désordre</text:p>
      <text:p text:style-name="P931">vieillissement</text:p>
      <text:p text:style-name="P932">Twi</text:p>
      <text:p text:style-name="P933">tter</text:p>
      <text:p text:style-name="P934">http://beta.twittervision.com</text:p>
      <text:p text:style-name="P935">Musi</text:p>
      <text:p text:style-name="P936">c</text:p>
      <text:p text:style-name="P937">Durer</text:p>
      <text:p text:style-name="P938">.fm</text:p>
      <text:p text:style-name="P939">http://lastmusicmap.com</text:p>
      <text:p text:style-name="P940"><text:span text:style-name="T941"><draw:custom-shape svg:x="0in" svg:y="0in" svg:width="45.51042in" svg:height="0.00139in" draw:z-index="0" draw:id="id25" draw:style-name="a25" draw:name="Horizontal Line 26" text:anchor-type="as-char"><svg:title/><svg:desc/><draw:enhanced-geometry draw:type="non-primitive" svg:viewBox="0 0 21600 21600" draw:enhanced-path="M 0 0 L 21600 0 21600 21600 0 21600 Z N"/></draw:custom-shape></text:span></text:p>
      <table:table table:style-name="Table942">
        <table:table-columns>
          <table:table-column table:style-name="TableColumn943"/>
        </table:table-columns>
        <table:table-row table:style-name="TableRow944">
          <table:table-cell table:style-name="TableCell945">
            <text:p text:style-name="P946"><text:bookmark-start text:name="27"/><text:span text:style-name="T947">Piste 27</text:span><text:bookmark-end text:name="27"/></text:p>
          </table:table-cell>
        </table:table-row>
      </table:table>
      <text:p text:style-name="P948">Scanné avec CamScanner</text:p>
      <text:p text:style-name="P949">Nouveau</text:p>
      <text:p text:style-name="P950">s</text:p>
      <text:p text:style-name="P951">Creuser</text:p>
      <text:p text:style-name="P952">g</text:p>
      <text:p text:style-name="P953">http: //flutracker.rhizalabxcom</text:p>
      <text:p text:style-name="P954">Phot</text:p>
      <text:p text:style-name="P955">os</text:p>
      <text:p text:style-name="P956">Flic</text:p>
      <text:p text:style-name="P957">kr</text:p>
      <text:p text:style-name="P958">http://www.earthalbum.com</text:p>
      <text:p text:style-name="P959">Saisir</text:p>
      <text:p text:style-name="P960">ch</text:p>
      <text:p text:style-name="P961">Aller</text:p>
      <text:p text:style-name="P962">gle</text:p>
      <text:p text:style-name="P963">http: //www.2realestateauction</text:p>
      <text:p text:style-name="P964">xcom</text:p>
      <text:p text:style-name="P965">Boutique</text:p>
      <text:p text:style-name="P966">ping</text:p>
      <text:p text:style-name="P967">Un m</text:p>
      <text:p text:style-name="P968">azon</text:p>
      <text:p text:style-name="P969">http://www.buyitnearby.com</text:p>
      <text:p text:style-name="P970">Soci</text:p>
      <text:p text:style-name="P971">Al</text:p>
      <text:p text:style-name="P972">Fac</text:p>
      <text:p text:style-name="P973">ebook</text:p>
      <text:p text:style-name="P974">http://apps.facebook.com/ma</text:p>
      <text:p text:style-name="P975">pmate</text:p>
      <text:p text:style-name="P976">Trav</text:p>
      <text:p text:style-name="P977">el</text:p>
      <text:p text:style-name="P978">Fre</text:p>
      <text:p text:style-name="P979">ebase</text:p>
      <text:soft-page-break/>
      <text:p text:style-name="P980">http: // ville-</text:p>
      <text:p text:style-name="P981">guidefreehostia.com</text:p>
      <text:p text:style-name="P982">Voir</text:p>
      <text:p text:style-name="P983">o</text:p>
      <text:p text:style-name="P984">Toi</text:p>
      <text:p text:style-name="P985">tube</text:p>
      <text:p text:style-name="P986">http: //www.virtualvideomap.</text:p>
      <text:p text:style-name="P987">com</text:p>
      <text:p text:style-name="P988">Othe</text:p>
      <text:p text:style-name="P989">rs</text:p>
      <text:p text:style-name="P990">Zill</text:p>
      <text:p text:style-name="P991">ow</text:p>
      <text:p text:style-name="P992">http: //wtnv.dFærsesolutionxc</text:p>
      <text:p text:style-name="P993">om] zillow-quartier-demo</text:p>
      <text:p text:style-name="P994">Exemple de Fov, le site SIG l) dans la ville d'Orem, Utah, USA héberge deux sites web</text:p>
      <text:p text:style-name="P995">services et thett • cottxsspondtng WSI) I s (Cit \ of Orem An abstract of the web</text:p>
      <text:p text:style-name="P996">service à addtvsss correspondent à un emplacement est illustré à la figure 7. La formation de l'eon</text:p>
      <text:p text:style-name="P997">la demande doit inclure une rue addtxxss sous forme de texte et une distance de décalage tn pieds (c.-à-d.</text:p>
      <text:p text:style-name="P998">valeur). En retour, le web servtcc ill pet't'ot'til la correspondance d'adresse en utilisant le</text:p>
      <text:p text:style-name="P999">Données SIG et renvoyer un type de données personnalisé eonststed Ots un point exprimé en x- et v-</text:p>
      <text:p text:style-name="P1000">eoordinate défini dans le système cootdtnate correspondant, il est également possible de créer</text:p>
      <text:p text:style-name="P1001">un service Web pour identifier le polygone (par exemple, parcelle, district scolaire) dans lequel une adresse</text:p>
      <text:p text:style-name="P1002">l'emplacement correspondant se trouve dans ou dans d'autres opérations SIG</text:p>
      <text:p text:style-name="P1003">Agrégateurs R 2</text:p>
      <text:p text:style-name="P1004">Avec la large gamme de contenu humide de plus en plus disponible, il devient un</text:p>
      <text:p text:style-name="P1005">tâche extrêmement triviale pour rechercher des mises à jour de divers fournisseurs de contenu, trier les</text:p>
      <text:p text:style-name="P1006">sujets, convertissez-les dans un format de données compatible et centralisez les informations</text:p>
      <text:p text:style-name="P1007">en un seul endroit pour l'affichage. Un agrégateur est un site Web ou un bureau</text:p>
      <text:p text:style-name="P1008">programme qui effectue de telles tâches et collecte du contenu Web syndiqué via</text:p>
      <text:p text:style-name="P1009">souscrit aux flux RSS. Il est souvent utilisé pour syndiquer les titres de l'actualité, les mises à jour de blog.</text:p>
      <text:p text:style-name="P1010">podcasts et distribution multimédia. Certains programmes d'agrégation s'appliquent</text:p>
      <text:p text:style-name="P1011">algorithme (s) informatique (s) sophistiqué (s) pour filtrer et classer le contenu en fonction</text:p>
      <text:p text:style-name="P1012">Personnalisez les comportements des utilisateurs et analysez les tendances d'utilisation, comme Google Reader.</text:p>
      <text:p text:style-name="P1013">Au lieu de rechercher des mises à jour via un abonnement passif aux flux RSS existants,</text:p>
      <text:p text:style-name="P1014">il existe des programmes d'agrégation qui recherchent du contenu Web et extraient activement</text:p>
      <text:soft-page-break/>
      <text:p text:style-name="P1015">informations utiles. Une telle procédure d'exploration de données sur le contenu Web est connue sous le nom de "screen-</text:p>
      <text:p text:style-name="P1016">scraping ". Typicallv, la sortie de ces opérations peut être convertie en un</text:p>
      <text:p text:style-name="P1017">format de données Web (par exemple, données au format XML, JSON, valeurs délimitées par des tabulations, etc.), qui</text:p>
      <text:p text:style-name="P1018">fournit un contenu complet ou partiel</text:p>
      <text:p text:style-name="P1019"><text:span text:style-name="T1020"><draw:custom-shape svg:x="0in" svg:y="0in" svg:width="45.51042in" svg:height="0.00139in" draw:z-index="0" draw:id="id26" draw:style-name="a26" draw:name="Horizontal Line 27" text:anchor-type="as-char"><svg:title/><svg:desc/><draw:enhanced-geometry draw:type="non-primitive" svg:viewBox="0 0 21600 21600" draw:enhanced-path="M 0 0 L 21600 0 21600 21600 0 21600 Z N"/></draw:custom-shape></text:span></text:p>
      <table:table table:style-name="Table1021">
        <table:table-columns>
          <table:table-column table:style-name="TableColumn1022"/>
        </table:table-columns>
        <table:table-row table:style-name="TableRow1023">
          <table:table-cell table:style-name="TableCell1024">
            <text:p text:style-name="P1025"><text:bookmark-start text:name="28"/><text:span text:style-name="T1026">Piste 28</text:span><text:bookmark-end text:name="28"/></text:p>
          </table:table-cell>
        </table:table-row>
      </table:table>
      <text:p text:style-name="P1027">Scanné avec CamScanner</text:p>
      <text:p text:style-name="P1028">• typeš&gt;</text:p>
      <text:p text:style-name="P1029"><text:span text:style-name="T1030">: schéma targetNamespace = </text:span><text:span text:style-name="T1031">n</text:span><text:span text:style-name="T1032"> urn:</text:span></text:p>
      <text:p text:style-name="P1033"><text:span text:style-name="T1034">OremGeocoderIntf </text:span><text:span text:style-name="T1035">H</text:span><text:span text:style-name="T1036"> &gt;</text:span></text:p>
      <text:p text:style-name="P1037">&lt;-xs: complexType</text:p>
      <text:p text:style-name="P1038">: séquence&gt;</text:p>
      <text:p text:style-name="P1039"><text:span text:style-name="T1040">«Xs: nom de l'élément = </text:span><text:span text:style-name="T1041">n</text:span><text:span text:style-name="T1042"> aX </text:span><text:span text:style-name="T1043">Þ</text:span><text:span text:style-name="T1044"> type =" xs:</text:span></text:p>
      <text:p text:style-name="P1045"><text:span text:style-name="T1046">double "/&gt; cxs: nom de l'élément = </text:span><text:span text:style-name="T1047">n</text:span><text:span text:style-name="T1048"> y </text:span><text:span text:style-name="T1049">n</text:span><text:span text:style-name="T1050"> type =</text:span></text:p>
      <text:p text:style-name="P1051"><text:span text:style-name="T1052">h </text:span><text:span text:style-name="T1053">xs: double "/&gt;</text:span></text:p>
      <text:p text:style-name="P1054">/ xs: séquence »</text:p>
      <text:p text:style-name="P1055">/ xs: complexType&gt;</text:p>
      <text:p text:style-name="P1056">K / xs: schémas c / types&gt;</text:p>
      <text:p text:style-name="P1057">"un message</text:p>
      <text:p text:style-name="P1058"><text:span text:style-name="T1059">«Nom de la pièce = • sÄddress • type = </text:span><text:span text:style-name="T1060">n</text:span><text:span text:style-name="T1061"> xs:</text:span></text:p>
      <text:p text:style-name="P1062"><text:span text:style-name="T1063">chaîne </text:span><text:span text:style-name="T1064">n</text:span><text:span text:style-name="T1065"> /&gt;</text:span></text:p>
      <text:p text:style-name="P1066"><text:span text:style-name="T1067">«Nom de la pièce = </text:span><text:span text:style-name="T1068">Ø</text:span><text:span text:style-name="T1069"> FeetOffset •</text:span></text:p>
      <text:p text:style-name="P1070">:</text:p>
      <text:p text:style-name="P1071"><text:span text:style-name="T1072">double </text:span><text:span text:style-name="T1073">w</text:span><text:span text:style-name="T1074"> /&gt;</text:span></text:p>
      <text:p text:style-name="P1075">«Nom du message—- GeocodeOremÄddress 0</text:p>
      <text:p text:style-name="P1076">Réponse&gt;</text:p>
      <text:p text:style-name="P1077"><text:span text:style-name="T1078">&lt;nom de la pièce: • return </text:span><text:span text:style-name="T1079">e</text:span></text:p>
      <text:p text:style-name="P1080"><text:span text:style-name="T1081">: TNÄD27Point </text:span><text:span text:style-name="T1082">n</text:span><text:span text:style-name="T1083"> /&gt;</text:span></text:p>
      <text:p text:style-name="P1084">&lt;nom de type de port = •</text:p>
      <text:p text:style-name="P1085">"opération</text:p>
      <text:p text:style-name="P1086">g</text:p>
      <text:p text:style-name="P1087">&gt;</text:p>
      <text:p text:style-name="P1088">&lt;message d'entrée = n tns</text:p>
      <text:p text:style-name="P1089">: GeocodeOremÄddress0Requestn /&gt;</text:p>
      <text:p text:style-name="P1090">&lt;sortie</text:p>
      <text:p text:style-name="P1091">: GeocodeOremÄddress0Response • /&gt;</text:p>
      <text:p text:style-name="P1092">K / opération&gt;</text:p>
      <text:p text:style-name="P1093">K / portType&gt;</text:p>
      <text:p text:style-name="P1094">Figure 7. Exemple WSDL pour demander un service Web SOAP (avec l'aimable autorisation de City of Orem 2009).</text:p>
      <text:p text:style-name="P1095">27</text:p>
      <text:p text:style-name="P1096">pour de nombreuses API. Dapper (http://www.dapper.net/open) est un outil Web utile</text:p>
      <text:p text:style-name="P1097">application pour rechercher, créer et personnaliser du contenu Web syndiqué. À travers</text:p>
      <text:p text:style-name="P1098">partage en ligne et collaboration massive, un développeur Web peut réutiliser et lier</text:p>
      <text:p text:style-name="P1099">plusieurs services de capture d'écran pour se fondre dans plusieurs sources de données et créer</text:p>
      <text:p text:style-name="P1100">des mash-ups puissants en les mélangeant dans un outil d'intégration de mash-up.</text:p>
      <text:p text:style-name="P1101">2.3.3 Outils d'intégration Mash-up</text:p>
      <text:p text:style-name="P1102">Comme indiqué dans la section précédente, l'API ouvre la passerelle de</text:p>
      <text:p text:style-name="P1103">bibliothèques de programmation et fournit des données et / ou des fonctionnalités précieuses sur le</text:p>
      <text:p text:style-name="P1104">L'Internet. Malgré le fait que le fardeau de programmation le plus lourd a été</text:p>
      <text:p text:style-name="P1105">partagé par les API, le développement de mash-up conventionnel nécessite toujours une bonne</text:p>
      <text:soft-page-break/>
      <text:p text:style-name="P1106">compréhension de la communication serveur-client, des protocoles de communication et</text:p>
      <text:p text:style-name="P1107">quelques compétences en programmation. Les outils d'intégration combinés réduisent encore le fardeau</text:p>
      <text:p text:style-name="P1108">développeurs Web et fournir une interface graphique dans un environnement convivial pour mélanger le contenu Web.</text:p>
      <text:p text:style-name="P1109">De plus, les utilisateurs peuvent développer, tester, déboguer, prévisualiser et déployer des mash-ups sur un</text:p>
      <text:p text:style-name="P1110">plate-forme Web, telle que Yahoo! Pipes et JackBe.</text:p>
      <text:p text:style-name="P1111"><text:span text:style-name="T1112"><draw:custom-shape svg:x="0in" svg:y="0in" svg:width="45.51042in" svg:height="0.00139in" draw:z-index="0" draw:id="id27" draw:style-name="a27" draw:name="Horizontal Line 28" text:anchor-type="as-char"><svg:title/><svg:desc/><draw:enhanced-geometry draw:type="non-primitive" svg:viewBox="0 0 21600 21600" draw:enhanced-path="M 0 0 L 21600 0 21600 21600 0 21600 Z N"/></draw:custom-shape></text:span></text:p>
      <table:table table:style-name="Table1113">
        <table:table-columns>
          <table:table-column table:style-name="TableColumn1114"/>
        </table:table-columns>
        <table:table-row table:style-name="TableRow1115">
          <table:table-cell table:style-name="TableCell1116">
            <text:p text:style-name="P1117"><text:bookmark-start text:name="29"/><text:span text:style-name="T1118">Page 29</text:span><text:bookmark-end text:name="29"/></text:p>
          </table:table-cell>
        </table:table-row>
      </table:table>
      <text:p text:style-name="P1119">Scanné avec CamScanner</text:p>
      <text:p text:style-name="P1120">En général, les outils d'intégration de mash-up contiennent un panneau d'opérations (par ex.</text:p>
      <text:p text:style-name="P1121">dans Yahoo! Pipes) qui peuvent effectuer des tâches simples discrètes, telles que la récupération d'un RSS à partir de</text:p>
      <text:p text:style-name="P1122">une URL donnée, filtrer les résultats par un mot-clé, extraire les données par noms de balises, etc.</text:p>
      <text:p text:style-name="P1123">Ces tâches sont équivalentes à une méthode ou une fonction dans une programmation conventionnelle</text:p>
      <text:p text:style-name="P1124">langue ou API. Les utilisateurs peuvent faire glisser et déposer ces opérations de la liste sur un appartement</text:p>
      <text:p text:style-name="P1125">panneau pour définir le flux de travail (Fig.8). En spécifiant les paramètres d'entrée, en passant</text:p>
      <text:p text:style-name="P1126">les sorties et en les liant aux opérations suivantes, les utilisateurs peuvent construire un</text:p>
      <text:p text:style-name="P1127">diagramme de flux de données similaire à celui utilisé dans un</text:p>
      <text:p text:style-name="P1128">Langage de modélisation unifié (UML). Ainsi, les outils d'intégration mash-up permettent</text:p>
      <text:p text:style-name="P1129">les utilisateurs avec peu ou pas de connaissances en programmation pour créer un mash-up dynamique</text:p>
      <text:p text:style-name="P1130">applications. La section suivante illustre une étude de cas pour créer un mash-up par</text:p>
      <text:p text:style-name="P1131">en utilisant des outils de mash-up.</text:p>
      <text:p text:style-name="P1132">2.4 Étude de cas: carte HI NI grippe</text:p>
      <text:p text:style-name="P1133">Début 2009, une épidémie de grippe A, une nouvelle souche de virus</text:p>
      <text:p text:style-name="P1134">également connu sous le nom de «grippe H INI» ou «grippe porcine». Malgré l'origine inconnue en place et</text:p>
      <text:p text:style-name="P1135">espèces, les premiers cas ont été détectés pour la première fois au Mexique et aux États-Unis. À travers</text:p>
      <text:p text:style-name="P1136">contacts étroits avec infectés</text:p>
      <text:p text:style-name="P1137">personnes telles que la toux, les éternuements et les attouchements, l'épidémie est devenue un</text:p>
      <text:p text:style-name="P1138">épidémie des milliers de cas signalés dans le monde. Un mois après la première confirmation</text:p>
      <text:p text:style-name="P1139">cas, l'Organisation mondiale de la santé (OMS) a annoncé un niveau d'alerte de phase 5,</text:p>
      <text:p text:style-name="P1140">indiquant que la propagation est devenue interhumaine dans plusieurs pays et</text:p>
      <text:soft-page-break/>
      <text:p text:style-name="P1141">la pandémie est imminente. Les représentants du gouvernement, les scientifiques et les médias publics</text:p>
      <text:p text:style-name="P1142">courir contre la montre pour traquer la propagation de ce virus afin de mieux comprendre son</text:p>
      <text:p text:style-name="P1143">épidémiologie pour la planification de l'atténuation. Moyenne d'au moins des centaines de confirmés</text:p>
      <text:p text:style-name="P1144">cas par jour dans le monde entier, il a été difficile de mettre à jour les dernières</text:p>
      <text:p text:style-name="P1145">développement épidémique et communiquer l’information au grand public.</text:p>
      <text:p text:style-name="P1146">Pour illustrer l'efficacité des technologies de mash-up, un mash-up a été</text:p>
      <text:p text:style-name="P1147">créé pour mettre à jour le statut de la grippe HINI aux États-Unis sur une carte. Comme le HINI</text:p>
      <text:p text:style-name="P1148">L'épidémie s'est généralisée aux États-Unis, les Centers for Disease Control et</text:p>
      <text:p text:style-name="P1149">Prévention (CDC) avait cessé de signaler le nombre de cas confirmés de HI NI trouvés</text:p>
      <text:p text:style-name="P1150">dans chaque état. Ainsi, le récapitulatif non officiel des cas signalés par État était</text:p>
      <text:p text:style-name="P1151">(courtoisie</text:p>
      <text:p text:style-name="P1152"><text:span text:style-name="T1153"><draw:custom-shape svg:x="0in" svg:y="0in" svg:width="45.51042in" svg:height="0.00139in" draw:z-index="0" draw:id="id28" draw:style-name="a28" draw:name="Horizontal Line 29" text:anchor-type="as-char"><svg:title/><svg:desc/><draw:enhanced-geometry draw:type="non-primitive" svg:viewBox="0 0 21600 21600" draw:enhanced-path="M 0 0 L 21600 0 21600 21600 0 21600 Z N"/></draw:custom-shape></text:span></text:p>
      <table:table table:style-name="Table1154">
        <table:table-columns>
          <table:table-column table:style-name="TableColumn1155"/>
        </table:table-columns>
        <table:table-row table:style-name="TableRow1156">
          <table:table-cell table:style-name="TableCell1157">
            <text:p text:style-name="P1158"><text:bookmark-start text:name="30"/><text:span text:style-name="T1159">Piste 30</text:span><text:bookmark-end text:name="30"/></text:p>
          </table:table-cell>
        </table:table-row>
      </table:table>
      <text:p text:style-name="P1160">Scanné avec CamScanner</text:p>
      <text:p text:style-name="P1161">utilisé (Wikipedia 2009a). La technique du grattage d'écran a été adoptée pour créer un</text:p>
      <text:p text:style-name="P1162">flux Web personnalisé à l'aide de Dapp Factory. En analysant l'HyperTexte</text:p>
      <text:p text:style-name="P1163">Code HTML (Markup Language) et autre contenu Web sur la page de résumé HI NI,</text:p>
      <text:p text:style-name="P1164">le moteur dapper catégorise les éléments HTML similaires (par exemple, des lignes de cellules de tableau) et</text:p>
      <text:p text:style-name="P1165">permettre à l'utilisateur de définir le contenu à «supprimer». Chaque ensemble de sites Web sélectionnés</text:p>
      <text:p text:style-name="P1166">le contenu serait regroupé dans un élément distinct et peut être transformé en</text:p>
      <text:p text:style-name="P1167">formats de données hétérogènes, tels que XML, RSS, etc. Le flux Web de sortie peut être</text:p>
      <text:p text:style-name="P1168">accessible par un URI et le site Web Yahoo! Des tuyaux ont été utilisés pour lier le flux Web</text:p>
      <text:p text:style-name="P1169">sur une carte Internet. Le flux Web analysé a subi une mise en forme de texte pour extraire</text:p>
      <text:p text:style-name="P1170">les noms des États, les cas confirmés et les décès. Les chaînes de sortie seront ensuite introduites dans</text:p>
      <text:p text:style-name="P1171">le service Web de correspondance d'adresse pour renvoyer la latitude et la longitude de chaque état.</text:p>
      <text:p text:style-name="P1172">En fonction de l'emplacement géoréférencé, des punaises ont été ajoutées sur la carte par</text:p>
      <text:p text:style-name="P1173">combinant les informations de grippe HINI (Fig.9). La figure 10 montre le flux de données</text:p>
      <text:p text:style-name="P1174">diagramme du processus automatisé de création de cette application de mash-up.</text:p>
      <text:p text:style-name="P1175">Sot</text:p>
      <text:p text:style-name="P1176">Figure 9. Le mash-up de la carte de la grippe HINI.</text:p>
      <text:p text:style-name="P1177"><text:span text:style-name="T1178"><draw:custom-shape svg:x="0in" svg:y="0in" svg:width="45.51042in" svg:height="0.00139in" draw:z-index="0" draw:id="id29" draw:style-name="a29" draw:name="Horizontal Line 30" text:anchor-type="as-char"><svg:title/><svg:desc/><draw:enhanced-geometry draw:type="non-primitive" svg:viewBox="0 0 21600 21600" draw:enhanced-path="M 0 0 L 21600 0 21600 21600 0 21600 Z N"/></draw:custom-shape></text:span></text:p>
      <table:table table:style-name="Table1179">
        <table:table-columns>
          <table:table-column table:style-name="TableColumn1180"/>
        </table:table-columns>
        <table:table-row table:style-name="TableRow1181">
          <table:table-cell table:style-name="TableCell1182">
            <text:p text:style-name="P1183"><text:bookmark-start text:name="31"/><text:span text:style-name="T1184">Piste 31</text:span><text:bookmark-end text:name="31"/></text:p>
          </table:table-cell>
        </table:table-row>
      </table:table>
      <text:p text:style-name="P1185">Scanné avec CamScanner</text:p>
      <text:p text:style-name="P1186">Figure 10. Le diagramme de flux de données du mash-up de carte HI NI grippe.</text:p>
      <text:soft-page-break/>
      <text:p text:style-name="P1187"><text:span text:style-name="T1188">3 </text:span><text:span text:style-name="T1189">FRONTIÈRES EN GÉOGRAPHIE</text:span></text:p>
      <text:p text:style-name="P1190">3.1 PPGIS, néogéographie et GIScience</text:p>
      <text:p text:style-name="P1191">L'extravagance de la géographie 2.0 et la promotion des technologies géospatiales</text:p>
      <text:p text:style-name="P1192">(par exemple, Google Earth, Maps API) prolifèrent les principes du SIG de participation publique</text:p>
      <text:p text:style-name="P1193">(PPGIS) - un terme formel inventé lors d'une réunion spéciale sur l'autonomisation,</text:p>
      <text:p text:style-name="P1194">Marginalisation et PPGIS hébergés par le National Center for Geographic Information</text:p>
      <text:p text:style-name="P1195">et analyse (NCGIA) en 1998. Provenant de l’initiative de recherche pour «SIG et</text:p>
      <text:p text:style-name="P1196">Société "par le Consortium universitaire pour les sciences de l'information géographique</text:p>
      <text:p text:style-name="P1197">(UCGIS), PPGIS était préoccupé par les impacts sociétaux du SIG sur le</text:p>
      <text:p text:style-name="P1198">Publique. PPGIS couvre un large éventail de sujets pour étudier comment les technologies SIG</text:p>
      <text:p text:style-name="P1199">autonomiser et / ou marginaliser les individus et les communautés en termes de</text:p>
      <text:p text:style-name="P1200">conditions politiques, économiques et techniques (Sieber 2006).</text:p>
      <text:p text:style-name="P1201"><text:span text:style-name="T1202"><draw:custom-shape svg:x="0in" svg:y="0in" svg:width="45.51042in" svg:height="0.00139in" draw:z-index="0" draw:id="id30" draw:style-name="a30" draw:name="Horizontal Line 31" text:anchor-type="as-char"><svg:title/><svg:desc/><draw:enhanced-geometry draw:type="non-primitive" svg:viewBox="0 0 21600 21600" draw:enhanced-path="M 0 0 L 21600 0 21600 21600 0 21600 Z N"/></draw:custom-shape></text:span></text:p>
      <table:table table:style-name="Table1203">
        <table:table-columns>
          <table:table-column table:style-name="TableColumn1204"/>
        </table:table-columns>
        <table:table-row table:style-name="TableRow1205">
          <table:table-cell table:style-name="TableCell1206">
            <text:p text:style-name="P1207"><text:bookmark-start text:name="32"/><text:span text:style-name="T1208">Piste 32</text:span><text:bookmark-end text:name="32"/></text:p>
          </table:table-cell>
        </table:table-row>
      </table:table>
      <text:p text:style-name="P1209">Scanné avec CamScanner</text:p>
      <text:p text:style-name="P1210">Dans le rapport soumis à la réunion du NCGIA, Kingston (1998) a fait valoir que le web-</text:p>
      <text:p text:style-name="P1211">les applications SIG basées sur le SIG peuvent engager la participation du public dans la décision environnementale</text:p>
      <text:p text:style-name="P1212">faire par une échelle de participation publique progressive à travers leurs droits à l) savoir,</text:p>
      <text:p text:style-name="P1213">2) être informé, 3) objecter, 4) définir les intérêts, les acteurs et déterminer l'ordre du jour, 5) évaluer</text:p>
      <text:p text:style-name="P1214">prendre des risques et recommander des solutions, et 6) prendre la décision finale. En fait, de nombreux</text:p>
      <text:p text:style-name="P1215">projets, comme le mash-up de collaboration de plan directeur (Rinner et al. 2008) - qui</text:p>
      <text:p text:style-name="P1216">impliquait toutes les tâches de l'échelle de participation du public, mais la décision finale -</text:p>
      <text:p text:style-name="P1217">réalisation de l'approche ascendante de PPGIS. Facilitée par le Web amélioré</text:p>
      <text:p text:style-name="P1218">infrastructure, le grand public était plus conscient, attentif, compétent et assidu</text:p>
      <text:p text:style-name="P1219">utiliser des mash-ups innovants pour interagir avec le web social et l'environnement physique</text:p>
      <text:p text:style-name="P1220">plus que jamais. L'interconnectivité et l'interactivité améliorées étendent la</text:p>
      <text:p text:style-name="P1221">programme de recherche enrôlé par PPGIS et ouvre de nouvelles frontières en néogéographie et</text:p>
      <text:p text:style-name="P1222">GIScience comme discuté ci-dessous.</text:p>
      <text:p text:style-name="P1223">La néogéographie, ou nouvelle géographie, est une expression vaguement définie qui représente</text:p>
      <text:p text:style-name="P1224">la redécouverte des outils géospatiaux pour aider à «transmettre la compréhension à travers</text:p>
      <text:p text:style-name="P1225">connaissance du lieu "(Turner 2006). ou non, la vraie signification d'une telle pratique diffère</text:p>
      <text:p text:style-name="P1226">des objectifs de la géographie conventionnelle est toujours ouverte au débat;</text:p>
      <text:soft-page-break/>
      <text:p text:style-name="P1227">la néogéographie implique d'étendre la puissance de la cartographie et de l'exploration spatiale à</text:p>
      <text:p text:style-name="P1228">non-géographes. En géographie politique, Shin (2009) a appelé à repenser le concept</text:p>
      <text:p text:style-name="P1229">de la démocratie à la suite de la néogéographie électorale. En 2008, la proposition 8 en</text:p>
      <text:p text:style-name="P1230">La Californie, un scrutin d'État qui interdit le mariage homosexuel, a engendré la création,</text:p>
      <text:p text:style-name="P1231">cartographie des mash-ups qui révèlent des informations sur les donateurs (par exemple, nom, adresse, profession,</text:p>
      <text:p text:style-name="P1232">employeur). Shin (2009) a fait valoir que la distribution et l'abus d'informations</text:p>
      <text:p text:style-name="P1233">"facilité le vandalisme et le harcèlement sous forme de menaces de mort et de courrier haineux, et</text:p>
      <text:p text:style-name="P1234">susciter le boycott des entreprises locales ». Spiro (2009) a sollicité l’espace</text:p>
      <text:p text:style-name="P1235">distribution de la FAQ</text:p>
      <text:p text:style-name="P1236">Il; tvc witli obésité ct al. (2008) ère tcchnologies ncogcog2.0, wcll comme</text:p>
      <text:p text:style-name="P1237">de ncogcographic</text:p>
      <text:p text:style-name="P1238">le VGI du gaz pour examiner les hST0thests du prix du gaz (Itspartty (eg dccrcastng gas</text:p>
      <text:p text:style-name="P1239">pr1CC avec distanee croissante de</text:p>
      <text:p text:style-name="P1240">hile otte peut partager la vicw sceptique de</text:p>
      <text:p text:style-name="P1241">Jack Dangcrmond concernant la précision et la • responsabilité de VGI (l tall, 2007),</text:p>
      <text:p text:style-name="P1242">projets collaboratifs comme OpenStrectMap (OSM), qui ont l'intention de fournir des</text:p>
      <text:p text:style-name="P1243">santé</text:p>
      <text:p text:style-name="P1244">La géographie</text:p>
      <text:p text:style-name="P1245">consommation. comme</text:p>
      <text:p text:style-name="P1246">Goodchild 2007a).</text:p>
      <text:p text:style-name="P1247"><text:span text:style-name="T1248">les mash-ups </text:span><text:span text:style-name="T1249">étaient</text:span></text:p>
      <text:p text:style-name="P1250">bases de données cartographiques</text:p>
      <text:p text:style-name="P1251"><text:span text:style-name="T1252">websitcs </text:span><text:span text:style-name="T1253">présents</text:span></text:p>
      <text:p text:style-name="P1254">phcnorncnon. De même,</text:p>
      <text:p text:style-name="P1255"><text:span text:style-name="T1256">prtee </text:span><text:span text:style-name="T1257">(http</text:span></text:p>
      <text:p text:style-name="P1258"><text:span text:style-name="T1259">www, gaetstiddy.cottt) </text:span><text:span text:style-name="T1260">contient un</text:span></text:p>
      <text:p text:style-name="P1261"><text:span text:style-name="T1262">richesse </text:span><text:span text:style-name="T1263">de </text:span><text:span text:style-name="T1264">données </text:span><text:span text:style-name="T1265">spatio-temporelles</text:span></text:p>
      <text:p text:style-name="P1266"><text:span text:style-name="T1267"><draw:custom-shape svg:x="0in" svg:y="0in" svg:width="45.51042in" svg:height="0.00139in" draw:z-index="0" draw:id="id31" draw:style-name="a31" draw:name="Horizontal Line 32" text:anchor-type="as-char"><svg:title/><svg:desc/><draw:enhanced-geometry draw:type="non-primitive" svg:viewBox="0 0 21600 21600" draw:enhanced-path="M 0 0 L 21600 0 21600 21600 0 21600 Z N"/></draw:custom-shape></text:span></text:p>
      <table:table table:style-name="Table1268">
        <table:table-columns>
          <table:table-column table:style-name="TableColumn1269"/>
        </table:table-columns>
        <table:table-row table:style-name="TableRow1270">
          <table:table-cell table:style-name="TableCell1271">
            <text:p text:style-name="P1272"><text:bookmark-start text:name="33"/><text:span text:style-name="T1273">Piste 33</text:span><text:bookmark-end text:name="33"/></text:p>
          </table:table-cell>
        </table:table-row>
      </table:table>
      <text:p text:style-name="P1274">Scanné avec CamScanner</text:p>
      <text:p text:style-name="P1275">carte du monde, cmbracc des données frec et des informations précieuses en tx • fcrting à cette vague de</text:p>
      <text:p text:style-name="P1276">"Ntaps 2.0", Crampton (2009) a discuté d'autres dimensions de la néogéographie dans</text:p>
      <text:p text:style-name="P1277">crowdsourcing, neutralité du net, fracture numérique et leurs implications sur la cartographie en tant que</text:p>
      <text:p text:style-name="P1278">profession.</text:p>
      <text:p text:style-name="P1279">Faisant écho au slogan de l'OSM de maintenir la «carte du monde-wiki libre», Sui (2008) décrit</text:p>
      <text:p text:style-name="P1280">l'approche ascendante de VGI en tant que «wikification de GIScicnce». Alors que l'analogie</text:p>
      <text:p text:style-name="P1281"><text:span text:style-name="T1282">décrit suffisamment le massi </text:span><text:span text:style-name="T1283">q</text:span><text:span text:style-name="T1284"> •• contribution de contenu Web contrôlé amateur par</text:span></text:p>
      <text:p text:style-name="P1285">Inter</text:p>
      <text:p text:style-name="P1286">plates-formes, les forces et les faiblesses des projets wiki ne sont pas directement parallèles</text:p>
      <text:p text:style-name="P1287">au phénomène Geography 2.0. En fait, il est intéressant de réfléchir aux écueils potentiels</text:p>
      <text:p text:style-name="P1288">et les remèdes recommandés pour Geography 2.0 à partir de projets wiki. Un important</text:p>
      <text:soft-page-break/>
      <text:p text:style-name="P1289">La composante qui fait défaut dans Geography 2.0 est l'application du contrôle de la qualité et de la qualité</text:p>
      <text:p text:style-name="P1290">assurance (QC / QA). Dans la plupart des projets wiki, en plus des contributeurs, il y a aussi un "pair</text:p>
      <text:p text:style-name="P1291">examen "qui garantit que le contenu Web est bien rédigé, complet et bien documenté,</text:p>
      <text:p text:style-name="P1292">neutre et stable sur le sujet (Wikipedia 2009b). Malgré l'imperfection de</text:p>
      <text:p text:style-name="P1293">Processus de révision de Wikipédia, de telles normes QC / QA peuvent être appliquées au mash-up</text:p>
      <text:p text:style-name="P1294">applications en termes de profondeur, de portée, de précision, d'exactitude, de neutralité, de stabilité et de sécurité,</text:p>
      <text:p text:style-name="P1295">etc.</text:p>
      <text:p text:style-name="P1296">Cependant, en utilisant la bibliothèque de programmation d'un service Web / API tiers,</text:p>
      <text:p text:style-name="P1297">le serveur Web d'hébergement a par essence moins de souveraineté sur son contenu publié ou</text:p>
      <text:p text:style-name="P1298">fonctionnalités en «externalisant» les tâches. Ainsi, la qualité des informations dérivées</text:p>
      <text:p text:style-name="P1299">peut être compromis par la propagation des erreurs après une série de sérialisation des données,</text:p>
      <text:p text:style-name="P1300">transformation, traitement et mélange dans la procédure de brassage de plusieurs</text:p>
      <text:p text:style-name="P1301">services Web / API de plusieurs sources. Par exemple, le tristement célèbre "GoogleBot"</text:p>
      <text:p text:style-name="P1302">l'algorithme, la recherche d'actualités et l'automatisation du classement, ont affiché par erreur le</text:p>
      <text:p text:style-name="P1303">faillite d'United Airline il y a 6 ans comme le titre en septembre 2008.</text:p>
      <text:p text:style-name="P1304">La rumeur a provoqué une réaction de panique parmi les actionnaires et le stock de</text:p>
      <text:p text:style-name="P1305">la compagnie aérienne a chuté de 75% et ne s'est pas complètement rétablie (McCarthy 2008). De même, une sécurité</text:p>
      <text:p text:style-name="P1306">une faille sur le serveur Web d'hébergement peut exister, surtout si le mash-up nécessite</text:p>
      <text:p text:style-name="P1307">interchanger ou analyser des données au format JSON à partir d'une source non approuvée. En outre,</text:p>
      <text:p text:style-name="P1308">Les API n'ont pas de structure de métadonnées explicite comme WSDL pour SOAP</text:p>
      <text:p text:style-name="P1309">services Web. Peu de fournisseurs d'API fournissent une documentation détaillée, des exemples de code et</text:p>
      <text:p text:style-name="P1310">autres ressources techniques nécessaires pour une expérience diversifiée de développeurs de mash-up.</text:p>
      <text:p text:style-name="P1311">Il n'y a ni norme officielle du W3C pour la spécification de mash-up ni centrale</text:p>
      <text:p text:style-name="P1312">dépositaire pour garder une trace de tous les services Web / API disponibles pour le développement de mash-up.</text:p>
      <text:p text:style-name="P1313">Néanmoins, l'émergence du mash-up</text:p>
      <text:p text:style-name="P1314">les outils d'intégration sont un bon début pour compiler, rechercher, évaluer et examiner les</text:p>
      <text:p text:style-name="P1315">performance des services Web / API dans un développement intégré structuré</text:p>
      <text:p text:style-name="P1316">Environnement (IDE).</text:p>
      <text:p text:style-name="P1317">D'autre part, les données Web peuvent bénéficier d'améliorations sémantiques. En général,</text:p>
      <text:p text:style-name="P1318">les données au format XML utilisent le schéma d'application XML pour valider le</text:p>
      <text:soft-page-break/>
      <text:p text:style-name="P1319">structure en plus de la vérification dans une syntaxe XML bien formée. Cependant, ces</text:p>
      <text:p text:style-name="P1320">les mesures ne permettent pas de saisir toute la connotation du contenu Web et de ses</text:p>
      <text:p text:style-name="P1321">rclcvancc à une application spécifique dans un contexte donné. En raison de sa simplicité, JSON-</text:p>
      <text:p text:style-name="P1322">les données formatcd font l’objet du même examen et n’ont pas de "schéma d’application" pour</text:p>
      <text:p text:style-name="P1323">vérifier la structure de données non valide. En raison de cette inefficacité, le mash-up ne peut pas</text:p>
      <text:p text:style-name="P1324">comprendre la signification du contenu wcb et donc les demandes des utilisateurs. Web sémantique</text:p>
      <text:p text:style-name="P1325">est la vision de créer des données compréhensibles par la machine (au lieu de simplement interpréter</text:p>
      <text:p text:style-name="P1326">HTML codc) afin que les ordinateurs puissent comprendre la sémantique des données Web et leur</text:p>
      <text:p text:style-name="P1327"><text:span text:style-name="T1328"><draw:custom-shape svg:x="0in" svg:y="0in" svg:width="45.51042in" svg:height="0.00139in" draw:z-index="0" draw:id="id32" draw:style-name="a32" draw:name="Horizontal Line 33" text:anchor-type="as-char"><svg:title/><svg:desc/><draw:enhanced-geometry draw:type="non-primitive" svg:viewBox="0 0 21600 21600" draw:enhanced-path="M 0 0 L 21600 0 21600 21600 0 21600 Z N"/></draw:custom-shape></text:span></text:p>
      <table:table table:style-name="Table1329">
        <table:table-columns>
          <table:table-column table:style-name="TableColumn1330"/>
        </table:table-columns>
        <table:table-row table:style-name="TableRow1331">
          <table:table-cell table:style-name="TableCell1332">
            <text:p text:style-name="P1333"><text:bookmark-start text:name="34"/><text:span text:style-name="T1334">Piste 34</text:span><text:bookmark-end text:name="34"/></text:p>
          </table:table-cell>
        </table:table-row>
      </table:table>
      <text:p text:style-name="P1335">Scanné avec CamScanner</text:p>
      <text:p text:style-name="P1336">interrelation dans un contexte humain. Beaucoup considèrent le web sémantique comme le futur</text:p>
      <text:p text:style-name="P1337">version du Web 3.0 - un sujet à aborder dans la section suivante.</text:p>
      <text:p text:style-name="P1338">3.2 Web sémantique et développement futur du Web</text:p>
      <text:p text:style-name="P1339">La première génération de World Wide Web (WWW), ainsi que l'improvisé</text:p>
      <text:p text:style-name="P1340">version de ce que beaucoup considèrent comme le Web 2.0 de nos jours, est un réseau de documents renvoyant vers</text:p>
      <text:p text:style-name="P1341">les uns avec les autres avec des références séparées de données (par exemple, image, GML, etc.) résidant dans chaque</text:p>
      <text:p text:style-name="P1342">document. Pour le navigateur Web, un lien hypertexte vers un curriculum vitae n'est pas différent de</text:p>
      <text:p text:style-name="P1343">un lien hypertexte vers une recette. L'infrastructure Web actuelle ne permet pas le</text:p>
      <text:p text:style-name="P1344">comprendre que le curriculum vitae doit être associé de manière unique à un</text:p>
      <text:p text:style-name="P1345">personne, ni le lien entre une recette et un plat. Le web sémantique, une vision</text:p>
      <text:p text:style-name="P1346">partagé par Tim Berners-Lee et d'autres comme une composante majeure du futur WWW, est</text:p>
      <text:p text:style-name="P1347">destiné à être un réseau de données "dans lequel l'information reçoit une signification bien définie,</text:p>
      <text:p text:style-name="P1348">mieux permettre aux ordinateurs et aux personnes de travailler en coopération »(Berners-Lee et al.</text:p>
      <text:p text:style-name="P1349">2001). Citant un exemple populaire qui illustre la limitation du Web existant</text:p>
      <text:p text:style-name="P1350">documents, les recherches par mot-clé pour "Paris Hilton" renverraient tous les documents Web</text:p>
      <text:p text:style-name="P1351">contenant des informations relatives à une célébrité identiques à celles faisant référence à un hôtel</text:p>
      <text:p text:style-name="P1352">marque à un endroit. En définissant précisément le vocabulaire, les règles de syntaxe dans le</text:p>
      <text:p text:style-name="P1353">contexte approprié, le web sémantique consiste à ajouter du sens (c'est-à-dire de la sémantique) à la</text:p>
      <text:soft-page-break/>
      <text:p text:style-name="P1354">contenu Web et les relier entre eux. En substance, le web sémantique a un noble objectif:</text:p>
      <text:p text:style-name="P1355">transformer tous les contenus web, visibles ou invisibles pour l'homme lors de la navigation sur un site web,</text:p>
      <text:p text:style-name="P1356">dans une base de données lisible par machine. Il est important de mettre en place un mécanisme pour définir</text:p>
      <text:p text:style-name="P1357">la relation sur les données et l'ensemble des règles d'inférence pour automatiser</text:p>
      <text:p text:style-name="P1358">requête (du point de vue humain).</text:p>
      <text:p text:style-name="P1359">Le W3C, qui partage le point de vue de Berners-Lee, perçoit le web sémantique comme un</text:p>
      <text:p text:style-name="P1360">cadre interopérable pour partager et réutiliser les données Web entre les applications. Dans le cadre de</text:p>
      <text:p text:style-name="P1361">l'activité web sémantique du W3C, Resource Description Framework (RDF) est un modèle</text:p>
      <text:p text:style-name="P1362">conçu pour être utilisé par des ordinateurs pour décrire comment les informations sur Internet sont liées.</text:p>
      <text:p text:style-name="P1363">Une entité dans une relation (par exemple une personne) est considérée comme une ressource et est uniquement</text:p>
      <text:p text:style-name="P1364">identifié à l'aide d'un URI. Une instruction RDF adopte le codage d'un triple ensemble à lier</text:p>
      <text:p text:style-name="P1365">sémantique en utilisant une ressource, sa propriété et la valeur de propriété correspondante à</text:p>
      <text:p text:style-name="P1366">représentent le sujet, le prédicat et l'objet dans une déclaration. Une simple déclaration peut</text:p>
      <text:p text:style-name="P1367">être "la capitale des États-Unis est Washington DC", dans laquelle "États-Unis" est le</text:p>
      <text:p text:style-name="P1368">matière; "capital" est le prédicat et "Washington DC" est l'objet. RDF / XML</text:p>
      <text:p text:style-name="P1369">est une spécification basée sur XML, parmi d'autres formats de RDF, qui implémente le</text:p>
      <text:p text:style-name="P1370">sémantique des données Web. Le langage d'ontologie Web (OWL) est un autre élément constitutif de</text:p>
      <text:p text:style-name="P1371">web sémantique qui enrichit le «vocabulaire» en décrivant la relation de</text:p>
      <text:p text:style-name="P1372">ressources et leurs propriétés. Pour améliorer l'interprétabilité machine du Web</text:p>
      <text:p text:style-name="P1373">contenu, OWL peut être utilisé pour construire une taxonomie, y compris des classes d'objets, leur</text:p>
      <text:p text:style-name="P1374">properties, ainsi que des sous-classes. La relation taxonomique définie fournit le</text:p>
      <text:p text:style-name="P1375">inferençe les règles nécessaires au traitement du contenu Web. Similaire au développement d'un</text:p>
      <text:p text:style-name="P1376">schéma XML spécifique pour les entités géographiques (c'est-à-dire GML), il est nécessaire de construire</text:p>
      <text:p text:style-name="P1377">une structure ontologique (c'est-à-dire un schéma) pour l'information géographique, telle que</text:p>
      <text:p text:style-name="P1378">Ontologie GeoNames (GeoNames 2009). L'ontologie GeoNames est toujours dans sa</text:p>
      <text:p text:style-name="P1379">la petite enfance et donc il est très léger dans le contexte du développement web sémantique.</text:p>
      <text:p text:style-name="P1380">Il est également possible d'utiliser OWL pour représenter une ontologie plus sophistiquée</text:p>
      <text:soft-page-break/>
      <text:p text:style-name="P1381">pour la modélisation environnementale basée sur le SIG (Fallahi et al. 2008). Compte tenu de l'explicite</text:p>
      <text:p text:style-name="P1382">signification et relation du contenu Web, il est possible de construire des requêtes efficaces</text:p>
      <text:p text:style-name="P1383">dans le web sémantique en utilisant SPARQL, un acronyme récursif pour SPARQL Protocol</text:p>
      <text:p text:style-name="P1384">et RDF Query Language.</text:p>
      <text:p text:style-name="P1385"><text:span text:style-name="T1386"><draw:custom-shape svg:x="0in" svg:y="0in" svg:width="45.51042in" svg:height="0.00139in" draw:z-index="0" draw:id="id33" draw:style-name="a33" draw:name="Horizontal Line 34" text:anchor-type="as-char"><svg:title/><svg:desc/><draw:enhanced-geometry draw:type="non-primitive" svg:viewBox="0 0 21600 21600" draw:enhanced-path="M 0 0 L 21600 0 21600 21600 0 21600 Z N"/></draw:custom-shape></text:span></text:p>
      <table:table table:style-name="Table1387">
        <table:table-columns>
          <table:table-column table:style-name="TableColumn1388"/>
        </table:table-columns>
        <table:table-row table:style-name="TableRow1389">
          <table:table-cell table:style-name="TableCell1390">
            <text:p text:style-name="P1391"><text:bookmark-start text:name="35"/><text:span text:style-name="T1392">Piste 35</text:span><text:bookmark-end text:name="35"/></text:p>
          </table:table-cell>
        </table:table-row>
      </table:table>
      <text:p text:style-name="P1393">Scanné avec CamScanner</text:p>
      <text:p text:style-name="P1394"><text:span text:style-name="T1395">peut </text:span><text:span text:style-name="T1396">fournir:</text:span></text:p>
      <text:p text:style-name="P1397">Depuis la naissance de WWW, la communauté web tarde à adopter la sémantique</text:p>
      <text:p text:style-name="P1398">initiatives web malgré l'introduction précoce du concept de web sémantique dans le</text:p>
      <text:p text:style-name="P1399">90's.</text:p>
      <text:p text:style-name="P1400">efficace d; virvion</text:p>
      <text:p text:style-name="P1401"><text:span text:style-name="T1402">Le web sémantique peut être utile dans (Jcvcloping "; rnartcr" ma; h-up ;. D'S.pif £ th </text:span><text:span text:style-name="T1403">e</text:span><text:span text:style-name="T1404"> ; </text:span><text:span text:style-name="T1405">f</text:span><text:span text:style-name="T1406"> -½zt</text:span></text:p>
      <text:p text:style-name="P1407">l'application de mash-up a déjà été réalisée à l'aide de la plate-forme exie, tinz, tY £ de</text:p>
      <text:p text:style-name="P1408"><text:span text:style-name="T1409">identifier le contenu approprié et sa mise à jour en grande partie faJ1 </text:span><text:span text:style-name="T1410">c</text:span><text:span text:style-name="T1411"> v sur les ers. Sémantique</text:span></text:p>
      <text:p text:style-name="P1412">les technologies ont établi l'infrastructure nécessaire pour automatiser les données associées</text:p>
      <text:p text:style-name="P1413">limites d'application. Jn résolution environnementale "De quoi (et où) sont les sources de</text:p>
      <text:p text:style-name="P1414">contamination trouvée dans une rivière? ", il i; comprendre le contexte des problèmes et l'accès</text:p>
      <text:p text:style-name="P1415">les données pertinentes et les ressources appropriées nécessaires à la tâche. La technologie sémantique tient la promesse de</text:p>
      <text:p text:style-name="P1416">permettant le jeu sémantique - un cadre intégré dans lequel les données sont traitées dans un</text:p>
      <text:p text:style-name="P1417">interopérable sur la base d'un modèle conceptuel défini. Exemples de mise en œuvre possible</text:p>
      <text:p text:style-name="P1418">des technologies incluent le développement de données basées sur le modèle de données sémantique (Mennis 2903)</text:p>
      <text:p text:style-name="P1419">intégration (Buccclla ct al, 2009). A ce titre, les technologies sémantiques zz pour le développement de</text:p>
      <text:p text:style-name="P1420">un système d'aide à la décision spatiale (SDSS) contenant des informations pour la prise de décision.</text:p>
      <text:p text:style-name="P1421">S'il ne fait aucun doute que le web sémantique est important pour façonner le</text:p>
      <text:p text:style-name="P1422">technologie, le futur web n'est pas forcément synonyme de web sémantique. Le pour</text:p>
      <text:p text:style-name="P1423">le développement futur du Web est naissant et reste diversifié. La liste ci-dessous alternative</text:p>
      <text:p text:style-name="P1424">visions (Metz 2007):</text:p>
      <text:p text:style-name="P1425"><text:span text:style-name="T1426">• </text:span><text:span text:style-name="T1427">Web 3D: visualisation 3D du contenu Web dans les applications distribuées</text:span></text:p>
      <text:p text:style-name="P1428">Terre ou vent mondial de la NASA. Combiner la réalité virtuelle et le collaboratif</text:p>
      <text:p text:style-name="P1429">clément dans le jeu, on peut explorer le paysage numérique 3D avec la première personne ou un</text:p>
      <text:p text:style-name="P1430">représentation numérique de soi-même comme «avatar» (Buolos et al. 2008).</text:p>
      <text:p text:style-name="P1431"><text:span text:style-name="T1432">• </text:span><text:span text:style-name="T1433">Web centré sur les médias: protocole Web riche en données qui inclut des données non textuelles z; comprenant</text:span></text:p>
      <text:p text:style-name="P1434">images, vidéo, audio, etc. La requête conventionnelle sera complétée par la reconnaissance</text:p>
      <text:p text:style-name="P1435">algorithmes (par exemple, classification d'image, segmentation de la voix) pour rechercher à l'aide de données multimédias.</text:p>
      <text:p text:style-name="P1436"><text:span text:style-name="T1437">• </text:span><text:span text:style-name="T1438">Web omniprésent (ou Web augmenté): une infrastructure Web accessible par tous</text:span></text:p>
      <text:soft-page-break/>
      <text:p text:style-name="P1439">appareils informatiques afin que les utilisateurs puissent toujours rester connectés. En plus des appareils ordinaires comme</text:p>
      <text:p text:style-name="P1440">ordinateurs, téléphone portable et assistant numérique personnel (PDA), l'omniprésence</text:p>
      <text:p text:style-name="P1441">agent logiciel via de nombreux dispositifs non conventionnels tels que miroir, notes autocollantes, etc. (Mistry</text:p>
      <text:p text:style-name="P1442">Et Maes 2008).</text:p>
      <text:p text:style-name="P1443">Compte tenu de la longue tradition de la communauté GIScience dans l'exploration géographique,</text:p>
      <text:p text:style-name="P1444">Visualisation scientif1C, analyse spatiale et cartographie numérique, le Web 3D semble être 2</text:p>
      <text:p text:style-name="P1445">arène pour le développement futur de la géographie 2.0. De nombreux chercheurs adoptent le</text:p>
      <text:p text:style-name="P1446">Informations</text:p>
      <text:p text:style-name="P1447">Suite,</text:p>
      <text:p text:style-name="P1448"><text:span text:style-name="T1449">organiser </text:span><text:span text:style-name="T1450">les données structurées en</text:span><text:span text:style-name="T1451"> utiles</text:span></text:p>
      <text:p text:style-name="P1452">est</text:p>
      <text:p text:style-name="P1453"><text:span text:style-name="T1454"><draw:custom-shape svg:x="0in" svg:y="0in" svg:width="45.51042in" svg:height="0.00139in" draw:z-index="0" draw:id="id34" draw:style-name="a34" draw:name="Horizontal Line 35" text:anchor-type="as-char"><svg:title/><svg:desc/><draw:enhanced-geometry draw:type="non-primitive" svg:viewBox="0 0 21600 21600" draw:enhanced-path="M 0 0 L 21600 0 21600 21600 0 21600 Z N"/></draw:custom-shape></text:span></text:p>
      <table:table table:style-name="Table1455">
        <table:table-columns>
          <table:table-column table:style-name="TableColumn1456"/>
        </table:table-columns>
        <table:table-row table:style-name="TableRow1457">
          <table:table-cell table:style-name="TableCell1458">
            <text:p text:style-name="P1459"><text:bookmark-start text:name="36"/><text:span text:style-name="T1460">Piste 36</text:span><text:bookmark-end text:name="36"/></text:p>
          </table:table-cell>
        </table:table-row>
      </table:table>
      <text:p text:style-name="P1461">Scanné avec CamScanner</text:p>
      <text:p text:style-name="P1462">valz ± ñe ​​des outils de visualisation pour modéliser le phénomène géographique dans l'espace 3D et deitlop up-</text:p>
      <text:p text:style-name="P1463">à jour des applications SIG Internet (Nourbakhsh et al. 2006, Pearce et al. 2006). Buolos et coll.</text:p>
      <text:p text:style-name="P1464">(200S) a présenté un prototype de mash-up dans Second Life pour illustrer une intégration transparente</text:p>
      <text:p text:style-name="P1465">Réalité virtuelle 3D connue sous le nom de "métaverse". Cependant, il est également possible que l'avenir se développe</text:p>
      <text:p text:style-name="P1466">ment de Geography 2.0 ne se limite pas à une version particulière, mais à un hybride. Pour</text:p>
      <text:p text:style-name="P1467">33</text:p>
      <text:p text:style-name="P1468">Cheung et al, (2008) ont proposé l'extension des technologies Web 2.0, notamment</text:p>
      <text:p text:style-name="P1469">outils de mash-up et de visualisation 3D, avec le web sémantique dans le développement du futur</text:p>
      <text:p text:style-name="P1470">version dans le domaine Health Care and Life Science (HCLS). Lee et coll. (2009)</text:p>
      <text:p text:style-name="P1471">envisagé un système de réalité augmentée interopérable avec une variété de données multimédias pour</text:p>
      <text:p text:style-name="P1472">Soutenir la prise de décision basée sur l'emplacement.</text:p>
      <text:p text:style-name="P1473">Schmidt (2007) a suggéré que la future génération d'applications Web sera</text:p>
      <text:p text:style-name="P1474">fonctionnant non seulement sur une plate-forme interopérable et avoir accès à un cloud de données distant,</text:p>
      <text:p text:style-name="P1475">mais sera également petit, rapide et hautement personnalisable pour être distribué de manière virale via</text:p>
      <text:p text:style-name="P1476">réseaux sociaux ou e-mails. Bien qu'il puisse y avoir des possibilités infinies de perspective de</text:p>
      <text:p text:style-name="P1477">développement web futur, les technologies de mash-up semblent être une approche viable pour</text:p>
      <text:p text:style-name="P1478">mélanger les technologies Web susmentionnées et rester flexible et évolutif. Dans le</text:p>
      <text:p text:style-name="P1479">contexte de Géographie 2.0, l'approche mash-up sera le bâtiment fondamental</text:p>
      <text:p text:style-name="P1480">bloc pour construire un véritable système d'aide à la décision spatiale (SDSS) basé sur VGI</text:p>
      <text:p text:style-name="P1481">distribué sur le Web. Peu importe comment le futur développement de Geography 2.0</text:p>
      <text:soft-page-break/>
      <text:p text:style-name="P1482">se déroule, les SIG Internet se dirigent vers la direction dans laquelle les modèles spatiaux</text:p>
      <text:p text:style-name="P1483">utiliser VGI dans un cadre open-source et open-standard et communiquera le</text:p>
      <text:p text:style-name="P1484">résulter en temps réel avec le public grâce à des services SIG distribués dans un</text:p>
      <text:p text:style-name="P1485">environnement interopérable.</text:p>
      <text:p text:style-name="P1486">RECONNAISSANCE</text:p>
      <text:p text:style-name="P1487">L'auteur tient à remercier Dhruba J. Baishya pour son travail inspirant sur un</text:p>
      <text:p text:style-name="P1488">projet collaboratif de mash-up. L'auteur est redevable à Richard Sadler et au Dr Niem Huynh</text:p>
      <text:p text:style-name="P1489">pour preuve</text:p>
      <text:p text:style-name="P1490">lire cet article. Les commentaires constructifs de Derek Chan et des deux anonymes</text:p>
      <text:p text:style-name="P1491">les réviseurs ont amélioré la version provisoire du manuscrit.</text:p>
      <text:p text:style-name="P1492">LES RÉFÉRENCES</text:p>
      <text:p text:style-name="P1493">Berners-Lee, T. (2006) IntervieVb-eveloper Works Entrevues: Tim Berners-Lee. Par Scott</text:p>
      <text:p text:style-name="P1494">Lanningham, développeur IBM Works. [En ligne) 22 août 2006. Disponible sur:</text:p>
      <text:p text:style-name="P1495">&lt;http://www.ibm.com/ developerworks / podcast / dwi / cm-int082206txt.html&gt; [Consulté le 30</text:p>
      <text:p text:style-name="P1496">Janvier 2009 1.</text:p>
      <text:p text:style-name="P1497">Berners-Lee, T., Hendler, J. &amp; Lassila, O. (2001) Le Web sémantique. Américain scientifique</text:p>
      <text:p text:style-name="P1498">Magazine [en ligne] Disponible sur: &lt;http://www.scientificamerican.com/article.cfm?id=the-</text:p>
      <text:p text:style-name="P1499">semantic-web&gt; [Consulté le 26 mai 2009].</text:p>
      <text:p text:style-name="P1500">Buccella, A., Cechich, A. et Fillottrani, P. (2009) Information géographique axée sur l'ontologie</text:p>
      <text:p text:style-name="P1501">intégration: Une enquête sur les approches actuelles, Computers &amp; Geosciences, 35 (4), 710-723.</text:p>
      <text:p text:style-name="P1502">Buolos, MNK, Scotch, Cheung, K.-H. &amp; Burden, D. (2008) Web SIG en pratique VI: une démo</text:p>
      <text:p text:style-name="P1503">playlist de géo-mash-ups pour les néogéographes de la santé publique. Journal international de la santé</text:p>
      <text:p text:style-name="P1504">Géographie, [En ligne) 7 (38) Disponible sur: doi: 10.1186 / 1476-072X-7-38.</text:p>
      <text:p text:style-name="P1505">Cheung, K.-H., Yip, Kay, Townsend, JP &amp; Scotch, M. (2008) HCLS 2.0 / 3.0: Soins de santé et</text:p>
      <text:p text:style-name="P1506">mash-up de données de sciences de la vie utilisant le Web 2.0 / 3.0. Journal of Biomedical Informatics, 41, 694-705.</text:p>
      <text:p text:style-name="P1507"><text:span text:style-name="T1508"><draw:custom-shape svg:x="0in" svg:y="0in" svg:width="45.51042in" svg:height="0.00139in" draw:z-index="0" draw:id="id35" draw:style-name="a35" draw:name="Horizontal Line 36" text:anchor-type="as-char"><svg:title/><svg:desc/><draw:enhanced-geometry draw:type="non-primitive" svg:viewBox="0 0 21600 21600" draw:enhanced-path="M 0 0 L 21600 0 21600 21600 0 21600 Z N"/></draw:custom-shape></text:span></text:p>
      <table:table table:style-name="Table1509">
        <table:table-columns>
          <table:table-column table:style-name="TableColumn1510"/>
        </table:table-columns>
        <table:table-row table:style-name="TableRow1511">
          <table:table-cell table:style-name="TableCell1512">
            <text:p text:style-name="P1513"><text:bookmark-start text:name="37"/><text:span text:style-name="T1514">Piste 37</text:span><text:bookmark-end text:name="37"/></text:p>
          </table:table-cell>
        </table:table-row>
      </table:table>
      <text:p text:style-name="P1515">Scanné avec CamScanner</text:p>
      <text:p text:style-name="P1516">Chow, TE, (2008) Le potentiel des API Maps pour les SIG Internet. Transactions dans le SIG, 12 (2), 179-</text:p>
      <text:p text:style-name="P1517">191.</text:p>
      <text:p text:style-name="P1518">Christensen, E., Curbera, F., Meredith, G. &amp; Weerawarana, S. (2001) W3C: Services Web</text:p>
      <text:p text:style-name="P1519">Description Language (WSDL) 1.1 [En ligne) Disponible sur: &lt;http: //www.w3.orgfTR/wsdl&gt;</text:p>
      <text:p text:style-name="P1520">[Consulté le I I mai 20091.</text:p>
      <text:p text:style-name="P1521">Ville d'Orem, Utah, (2009) SIG Web Services [en ligne) Disponible sur: &lt;</text:p>
      <text:p text:style-name="P1522">http://gis.orem.org/webservices. html&gt; [Consulté le 6 mai 2009].</text:p>
      <text:p text:style-name="P1523">Clarke, KC (2003) L'avenir de la géocomputation aux extrêmes: calcul haute performance et</text:p>
      <text:p text:style-name="P1524">clients na. Calcul parallèle, 29 (10), 1281-1295.</text:p>
      <text:p text:style-name="P1525">Crampton, J, (2009) Cartographie: cartes 2.0. Progress in Iluntan Geography, 33 (l), 91-100.</text:p>
      <text:p text:style-name="P1526">Crockford, D. (2006) JSON: l'alternative sans gras à XML. [En ligne) Disponible sur: &lt;</text:p>
      <text:p text:style-name="P1527">http: // www. json.org/fatfree.html&gt; [Consulté le 14 mai 20091.</text:p>
      <text:p text:style-name="P1528">ESRI, (1998) ESRI Shapefile Technical Description: An ESRI White Paper July 1998. [En ligne</text:p>
      <text:p text:style-name="P1529">Disponible sur: &lt;http://www.esri.com/library/whitepapers/pdfs/shapefile.pdf&gt; (consulté le 14</text:p>
      <text:p text:style-name="P1530">Mai 2009).</text:p>
      <text:p text:style-name="P1531">Un sctnantlc</text:p>
      <text:p text:style-name="P1532">jntctopcrabllity</text:p>
      <text:p text:style-name="P1533">de (</text:p>
      <text:p text:style-name="P1534">Fcnscl, J). &amp;</text:p>
      <text:p text:style-name="P1535">((2002) et</text:p>
      <text:p text:style-name="P1536">Applications, J,</text:p>
      <text:p text:style-name="P1537">Fielding,</text:p>
      <text:p text:style-name="P1538">Atcllltcctur; tl</text:p>
      <text:p text:style-name="P1539">(lisscrtatlon,</text:p>
      <text:p text:style-name="P1540">(Jmvcr "lty de (</text:p>
      <text:soft-page-break/>
      <text:p text:style-name="P1541">Fi</text:p>
      <text:p text:style-name="P1542"><text:span text:style-name="T1543">q </text:span><text:span text:style-name="T1544">hcrs</text:span></text:p>
      <text:p text:style-name="P1545">(1966) SYM</text:p>
      <text:p text:style-name="P1546">AP In: and Spatial Analysi ", (M, S et Paysbjfard,</text:p>
      <text:p text:style-name="P1547">A, Une structure ontologique pour et</text:p>
      <text:p text:style-name="P1548">cnvjrotjrncntaj modcljrjf '. Journal international</text:p>
      <text:p text:style-name="P1549">de Terre appliquée</text:p>
      <text:p text:style-name="P1550">toilettes})</text:p>
      <text:p text:style-name="P1551">tnodcling framework WSME Electronic Commerce</text:p>
      <text:p text:style-name="P1552">et tl) C du logiciel nctwork-bascd</text:p>
      <text:p text:style-name="P1553">architectures, Ph.D Irvine.</text:p>
      <text:p text:style-name="P1554">Projets,'</text:p>
      <text:p text:style-name="P1555">Laboratoire pour</text:p>
      <text:p text:style-name="P1556">Infographie</text:p>
      <text:p text:style-name="P1557">École de 'l) csígn, Cambridge, MA,</text:p>
      <text:p text:style-name="P1558">GcoNamcs, (2009) (GcoN; tmct4 Ontology (() nIincJ Disponible sur: &lt;http; // www.gconarnes.org/</text:p>
      <text:p text:style-name="P1559">ontologie&gt; (Acccsscd 28 mai</text:p>
      <text:p text:style-name="P1560">Goodchild, MF</text:p>
      <text:p text:style-name="P1561">as volontaire scn.t; org: infrastructure de données spatiales dans le monde de</text:p>
      <text:p text:style-name="P1562">Wcb 2.0. International Journal of Spatial Data Infrastructure - $ Research, 2, 24—32.</text:p>
      <text:p text:style-name="P1563">Goodchild, MF (2007b) à ', t', cngors: Le monde de la géographie voluntccrcd. Géo. Journal, 69 (4),</text:p>
      <text:p text:style-name="P1564">211-221.</text:p>
      <text:p text:style-name="P1565">Grubcr, T, (2007) Collcctivc knowlcdgc systcrn: whcrc thc Social Wcb meets the Semantic Web</text:p>
      <text:p text:style-name="P1566">Journal of Web Semantics, 6, 'VI 3,</text:p>
      <text:p text:style-name="P1567">Hall, M. (2007) À propos: la dctnocratie votera-t-elle les experts hors de l'île du SIG? Monde de l'ordinateur</text:p>
      <text:p text:style-name="P1568">(Disponible en ligne sur: &lt;http: //www.computcrworld.corn/action/article.do? Command = viewArticle</text:p>
      <text:p text:style-name="P1569">&gt; (Consulté le 25 mai 20091,</text:p>
      <text:p text:style-name="P1570">Ilcndlcr, J. &amp; Golbcck, (2008) Mctcalfc'5 Law, Wcb 2.0, and the Semantic Web, Web Semantics:</text:p>
      <text:p text:style-name="P1571">Science, services et agents sur le World Wide Web, 6 (l),</text:p>
      <text:p text:style-name="P1572">Kingston, R. (1998) SIG basé sur le Web pour la prise de décision en matière de participation du public au Royaume-Uni. Papiers</text:p>
      <text:p text:style-name="P1573">soumis pour le Spécialiste NCGIA Mccting sur l'autonomisation, la marginalisation et le public</text:p>
      <text:p text:style-name="P1574">Participation GIS, (OnlincJ Santa Barbara, Californie, 14-17 octobre 1998, &lt;Disponible sur:</text:p>
      <text:p text:style-name="P1575">http: //www.ncgia. ucsb, cdu / varcnitts / ppgis / papcrs / kingston / kingston.htrnl&gt; [Consulté le 23 mai</text:p>
      <text:p text:style-name="P1576">20091.</text:p>
      <text:p text:style-name="P1577">Kitchin, R. &amp; Dodge, M. (2007) Rcthinking maps. Progress in Iluman Geography, 31 (3), 331-344.</text:p>
      <text:p text:style-name="P1578">Lee, R., Kitayarna, D, Kwon, Y.-J, &amp; Surniya, K, (2009) Navigation Web augmentée interopérable pour</text:p>
      <text:p text:style-name="P1579">explorer la rncdia virtuelle dans l'espace réel, In: Wilde, ll., Boll, S, Cheverst, K., Fröhlich, P., Purvcs, R. &amp;</text:p>
      <text:p text:style-name="P1580">Schi3ning J. (Ed.), Actes du deuxième atelier international sur la localisation et le web pp. 20-</text:p>
      <text:p text:style-name="P1581">23.</text:p>
      <text:p text:style-name="P1582">Lombardi, C. (2006) Googlc cxcc challcngcg Berners-l „cc, CNET 'News Digital // tedia (En ligne)</text:p>
      <text:p text:style-name="P1583">Disponible sur: &lt;http: //ncws.cnct.corn/Googlc-cxcc-challencg-Berncrs-Lee/21 () () A () 25 3-</text:p>
      <text:p text:style-name="P1584">6095705.html&gt; (Consulté le 28 mai</text:p>
      <text:p text:style-name="P1585">Los Angclcs Times, (2009) Southcrn California Wildfires (En ligne Disponible sur:</text:p>
      <text:p text:style-name="P1586">http: //www.latimes.</text:p>
      <text:p text:style-name="P1587">&gt; (Consulté le 13 mai</text:p>
      <text:p text:style-name="P1588">20091.</text:p>
      <text:p text:style-name="P1589"><text:span text:style-name="T1590"><draw:custom-shape svg:x="0in" svg:y="0in" svg:width="45.51042in" svg:height="0.00139in" draw:z-index="0" draw:id="id36" draw:style-name="a36" draw:name="Horizontal Line 37" text:anchor-type="as-char"><svg:title/><svg:desc/><draw:enhanced-geometry draw:type="non-primitive" svg:viewBox="0 0 21600 21600" draw:enhanced-path="M 0 0 L 21600 0 21600 21600 0 21600 Z N"/></draw:custom-shape></text:span></text:p>
      <table:table table:style-name="Table1591">
        <table:table-columns>
          <table:table-column table:style-name="TableColumn1592"/>
        </table:table-columns>
        <table:table-row table:style-name="TableRow1593">
          <table:table-cell table:style-name="TableCell1594">
            <text:p text:style-name="P1595"><text:bookmark-start text:name="38"/><text:span text:style-name="T1596">Piste 38</text:span><text:bookmark-end text:name="38"/></text:p>
          </table:table-cell>
        </table:table-row>
      </table:table>
      <text:p text:style-name="P1597">Scanné avec CamScanner</text:p>
      <text:p text:style-name="P1598">Luo, W, (2009) Imagery of Sichuan, China earthquake (Onlincl Disponible sur: &lt;http: // google-</text:p>
      <text:p text:style-name="P1599">latlong.</text:p>
      <text:p text:style-name="P1600">&gt; (Consulté le 13 mai</text:p>
      <text:p text:style-name="P1601">20091.</text:p>
      <text:p text:style-name="P1602">Mapstraction, (2009) Mapstraction Providcr Fcaturc Matrix: bibliothèque d'abstraction de cartographie JavaScript.</text:p>
      <text:soft-page-break/>
      <text:p text:style-name="P1603">[OnlincJ Disponible sur: littp: //www.tnal) $ traction.com / features.php (Consulté le 25 mai 20091,</text:p>
      <text:p text:style-name="P1604">McCarthy, C, (2008) Scptcmbcr 8, Googlc News snafu mène à la chute des actions des compagnies aériennes, CNET News</text:p>
      <text:p text:style-name="P1605">Numérique</text:p>
      <text:p text:style-name="P1606">Médias. (OnlincJ Disponible sur:</text:p>
      <text:p text:style-name="P1607">II 10036131-93 slitml&gt; [Consulté le 25</text:p>
      <text:p text:style-name="P1608">Mai 20091</text:p>
      <text:p text:style-name="P1609">Metz, C. (2007) wcb 3.0, pc Magazine tonlincl Disponible sur: http://www.pemag.com/</text:p>
      <text:p text:style-name="P1610">articlc2 / O, 28</text:p>
      <text:p text:style-name="P1611">&gt; 23 mai 20091</text:p>
      <text:p text:style-name="P1612">Mennis, J, (2003) Dcrivation et implcmcntatlon d'un modèle de données SIG sémantique éclairé par des principes</text:p>
      <text:p text:style-name="P1613">de la cognition, des ordinateurs, de l'environnement (titil Urban Systems, 2.7 (5), '155</text:p>
      <text:p text:style-name="P1614">Miclkc, L. &amp; Burger IL (2 () () 7) Thématique</text:p>
      <text:p text:style-name="P1615">potentiel et limites de l'API Google</text:p>
      <text:p text:style-name="P1616">Actes de la Conférence 121/1 de l'Association internationale de géologie mathématique, Beijing, Chine.</text:p>
      <text:p text:style-name="P1617">pp.</text:p>
      <text:p text:style-name="P1618">Mistry, P. &amp; Macs, (2008) Intclli [tcnt Sticky Notcs qui peuvent bc Se; itehed, I oented et catl Send</text:p>
      <text:p text:style-name="P1619">Rappels et messages, dans les lirocccdiltgs du // CM In tentati0thll Ott Intelligent User</text:p>
      <text:p text:style-name="P1620">Interfaces Iles Canaries, Espagne</text:p>
      <text:p text:style-name="P1621">Nirncn, (2009) FluTracker: Suivi</text:p>
      <text:p text:style-name="P1622"><text:span text:style-name="T1623">&gt; IAcccn </text:span><text:span text:style-name="T1624">q</text:span><text:span text:style-name="T1625"> ccl 13 mai</text:span></text:p>
      <text:p text:style-name="P1626">Nong, Y, Wang, K, Mtao, Cltcti (2007)</text:p>
      <text:p text:style-name="P1627">vente d'informations bascd Ott Google map.</text:p>
      <text:p text:style-name="P1628">(icoinfot et demandes. Actes de</text:p>
      <text:p text:style-name="P1629"><text:span text:style-name="T1630">S / '/ l </text:span><text:span text:style-name="T1631">t</text:span><text:span text:style-name="T1632"> :,</text:span></text:p>
      <text:p text:style-name="P1633">Nourbakhsh, I .. Sargent, R., Wright, A., Cramer, K., McClendon, B. et Jones M.</text:p>
      <text:p text:style-name="P1634">(2006) Cartographie des zones sinistrées, Nature, 439, 787—788.</text:p>
      <text:p text:style-name="P1635">OpenLayers, (2009). OpenLayers: Cartes gratuites pour le Web [en ligne] Disponible sur:</text:p>
      <text:p text:style-name="P1636">&lt;http://openlayers.org&gt; [Consulté le 21 mai 20091.</text:p>
      <text:p text:style-name="P1637">Open Geospatial Consortium, (2009) KML [en ligne] Disponible sur: &lt;</text:p>
      <text:p text:style-name="P1638">http://www.opengeospatial.org/ standards / kml&gt; [Consulté le 12 mai 2009].</text:p>
      <text:p text:style-name="P1639">OpenStreetMap, (2009). La carte du monde wiki gratuite. [En ligne] Disponible sur:</text:p>
      <text:p text:style-name="P1640">http: //wArw.openstreetmap. org&gt; [Consulté le 9 novembre 20091.</text:p>
      <text:p text:style-name="P1641">O'Reilly, T. (2007) Qu'est-ce que le Web 2.0: modèles de conception et modèles</text:p>
      <text:p text:style-name="P1642">Prochaine génération de logiciels. Communications et stratégies 650e Q), pp. 17—37.</text:p>
      <text:p text:style-name="P1643">Pearce, JM, Johnson, SJ &amp; Grant GB (2007) Optimisation de la cartographie 3D des</text:p>
      <text:p text:style-name="P1644">l'énergie des transports. Ressources. Conservation and Recvcling, 51 (2), pp. 435-453.</text:p>
      <text:p text:style-name="P1645">ProgrammableWeb, (2009) ProgrammableWeb: Chronologie du mash-up [en ligne]</text:p>
      <text:p text:style-name="P1646">Disponible sur: &lt;http: // www.programmableweb.com&gt; [Consulté le 1er juin 2009].</text:p>
      <text:p text:style-name="P1647">Rinner, C., Keßler, C. &amp; Andrulis, S. (2008) L'utilisation des concepts Web 2.0 pour prendre en charge</text:p>
      <text:p text:style-name="P1648">Délibération dans la prise de décision spatiale. Informatique, environnement et système urbain,</text:p>
      <text:p text:style-name="P1649">32 (5), 386-395.</text:p>
      <text:p text:style-name="P1650">Schmidt, E. (2007) Discours au Seoul Digital Forum, Séoul, Corée du Sud, 31 mai</text:p>
      <text:p text:style-name="P1651">2007. [En ligne] Disponible sur: &lt;http://www.youtube.com/watch?v=TOQJmmdw3b0</text:p>
      <text:p text:style-name="P1652">&gt; [Consulté le 28 mai 20091.</text:p>
      <text:p text:style-name="P1653">Sieber, R. 2006. Participation du public et systèmes d'information géographique: a</text:p>
      <text:p text:style-name="P1654">revue de la littérature et cadre. Annales de l'Association américaine des géographes,</text:p>
      <text:soft-page-break/>
      <text:p text:style-name="P1655">96 (3), pages 491 à 507.</text:p>
      <text:p text:style-name="P1656">Shin, ME (2009) Démocratiser la géographie électorale: visualiser les votes et</text:p>
      <text:p text:style-name="P1657">néogéographie.</text:p>
      <text:p text:style-name="P1658">Politique</text:p>
      <text:p text:style-name="P1659">La géographie,</text:p>
      <text:p text:style-name="P1660">Disponible</text:p>
      <text:p text:style-name="P1661">de:</text:p>
      <text:p text:style-name="P1662">est ce que je:</text:p>
      <text:p text:style-name="P1663">10.1016 / j.polgeo.2009.03.001.</text:p>
      <text:p text:style-name="P1664"><text:span text:style-name="T1665">1/1 / ' </text:span><text:span text:style-name="T1666">progrès</text:span></text:p>
      <text:p text:style-name="P1667"><text:span text:style-name="T1668"><draw:custom-shape svg:x="0in" svg:y="0in" svg:width="45.51042in" svg:height="0.00139in" draw:z-index="0" draw:id="id37" draw:style-name="a37" draw:name="Horizontal Line 38" text:anchor-type="as-char"><svg:title/><svg:desc/><draw:enhanced-geometry draw:type="non-primitive" svg:viewBox="0 0 21600 21600" draw:enhanced-path="M 0 0 L 21600 0 21600 21600 0 21600 Z N"/></draw:custom-shape></text:span></text:p>
      <table:table table:style-name="Table1669">
        <table:table-columns>
          <table:table-column table:style-name="TableColumn1670"/>
        </table:table-columns>
        <table:table-row table:style-name="TableRow1671">
          <table:table-cell table:style-name="TableCell1672">
            <text:p text:style-name="P1673"><text:bookmark-start text:name="39"/><text:span text:style-name="T1674">Piste 39</text:span><text:bookmark-end text:name="39"/></text:p>
          </table:table-cell>
        </table:table-row>
      </table:table>
      <text:p text:style-name="P1675">Scanné avec CamScanner</text:p>
      <text:p text:style-name="P1676">Spiro, I. (2009) Communication personnelle. 13 novembre 2009.</text:p>
      <text:p text:style-name="P1677">Sui, DZ. (2008) La wikification du SIG et ses conséquences: ou celle d'Angelina Jolie</text:p>
      <text:p text:style-name="P1678">nouveau tatouage et l'avenir du SIG. Informatique, environnement et système urbain, 32, pp.</text:p>
      <text:p text:style-name="P1679">1—5.</text:p>
      <text:p text:style-name="P1680">Troy, D. (2009a) Twitter-vision. [En ligne] Disponible sur: &lt;http://twittervision.com</text:p>
      <text:p text:style-name="P1681">&gt;, [Consulté le 5 mai 2009].</text:p>
      <text:p text:style-name="P1682">Troy, D. (2009b) Flickrvision. [En ligne) Disponible sur: &lt;http://flickrvision.com&gt;,</text:p>
      <text:p text:style-name="P1683">[Consulté le 5 mai 2009].</text:p>
      <text:p text:style-name="P1684">Turner, A. (2006). Introduction à la néogéographie. O'Reilly Media, Inc., p. 54.</text:p>
      <text:p text:style-name="P1685">Twitter, (2009) Documentation de l'API Twitter (en ligne) Disponible sur: &lt;</text:p>
      <text:p text:style-name="P1686">http://apiwiki.twitter.com/ Twitter-API-Documentation&gt; [Consulté le 5 mai 20091.</text:p>
      <text:p text:style-name="P1687">USGS, (2009). Derniers tremblements de terre: flux et données [en ligne] Disponible sur: &lt;</text:p>
      <text:p text:style-name="P1688">http://earthquake.usgs.gov/ eqcenter / catalogs&gt; [Consulté le 14 mai 2009].</text:p>
      <text:p text:style-name="P1689">Wikipédia, (2009a) Wikipédia: pandémie de grippe de 2009 aux États-Unis [En ligne]</text:p>
      <text:p text:style-name="P1690">Disponible</text:p>
      <text:p text:style-name="P1691">de:</text:p>
      <text:p text:style-name="P1692">&lt;</text:p>
      <text:p text:style-name="P1693">http: //</text:p>
      <text:p text:style-name="P1694">en.wikipedia.org/wiki/2009_flu_pandemic_in_the_United_States&gt; [Consulté le 10</text:p>
      <text:p text:style-name="P1695">novembre</text:p>
      <text:p text:style-name="P1696">2009).</text:p>
      <text:p text:style-name="P1697"><text:span text:style-name="T1698">Wikipedia, (2009b) </text:span><text:span text:style-name="T1699">1</text:span><text:span text:style-name="T1700"> , Vikipedia: Critères de l'article en vedette [En ligne] Disponible sur: &lt;</text:span></text:p>
      <text:p text:style-name="P1701">http: // e wikipedia. org / wikifWikipedia: What is_a_featured article% 3F&gt; [Consulté</text:p>
      <text:p text:style-name="P1702">18 avril 20091,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" svg:font-family="Times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fo:margin-bottom="0.0034in" fo:line-height="150%" fo:margin-left="0.484in" fo:margin-right="0.4291in" fo:text-indent="-0.0076in" fo:background-color="transparent" style:tab-stop-distance="0.4916in">
        <style:tab-stops/>
      </style:paragraph-properties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msonormal0" style:display-name="msonormal" style:family="paragraph" style:parent-style-name="Normal">
      <style:paragraph-properties fo:text-align="start" fo:margin-top="0.0694in" fo:margin-bottom="0.0694in" fo:line-height="100%" fo:margin-left="0in" fo:margin-right="0in" fo:text-indent="0in">
        <style:tab-stops/>
      </style:paragraph-properties>
      <style:text-properties style:font-name-asian="Times New Roman" style:use-window-font-color="true" style:font-size-complex="12pt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anelle KOUGANG</meta:initial-creator>
    <dc:creator>Vanelle KOUGANG</dc:creator>
    <meta:creation-date>2021-05-19T11:39:00Z</meta:creation-date>
    <dc:date>2021-05-19T11:40:00Z</dc:date>
    <meta:template xlink:href="Normal.dotm" xlink:type="simple"/>
    <meta:editing-cycles>1</meta:editing-cycles>
    <meta:editing-duration>PT60S</meta:editing-duration>
    <meta:document-statistic meta:page-count="36" meta:paragraph-count="158" meta:word-count="12201" meta:character-count="79153" meta:row-count="559" meta:non-whitespace-character-count="67110"/>
  </office:meta>
</office:document-meta>
</file>